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04mm"/>
    </style:style>
    <style:style style:name="co2" style:family="table-column">
      <style:table-column-properties fo:break-before="auto" style:column-width="14.83mm"/>
    </style:style>
    <style:style style:name="co3" style:family="table-column">
      <style:table-column-properties fo:break-before="auto" style:column-width="11.89mm"/>
    </style:style>
    <style:style style:name="co4" style:family="table-column">
      <style:table-column-properties fo:break-before="auto" style:column-width="13.07mm"/>
    </style:style>
    <style:style style:name="co5" style:family="table-column">
      <style:table-column-properties fo:break-before="auto" style:column-width="4.94mm"/>
    </style:style>
    <style:style style:name="co6" style:family="table-column">
      <style:table-column-properties fo:break-before="auto" style:column-width="1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Calibri"/>
    </style:style>
    <style:style style:name="ce3" style:family="table-cell" style:parent-style-name="Default">
      <style:text-properties style:font-name="Calibri" fo:font-weight="bold" style:font-weight-asian="bold" style:font-weight-complex="bold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row table:style-name="ro1">
          <table:table-cell table:style-name="ce1"/>
          <table:table-cell table:style-name="ce3" table:number-columns-repeated="3"/>
          <table:table-cell table:style-name="ce2"/>
          <table:table-cell table:style-name="ce3" office:value-type="string" calcext:value-type="string">
            <text:p>Scale: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table:style-name="ce1"/>
          <table:table-cell table:style-name="ce3" table:number-columns-repeated="3"/>
          <table:table-cell table:style-name="ce2"/>
          <table:table-cell table:style-name="ce3" office:value-type="string" calcext:value-type="string">
            <text:p>Root:</text:p>
          </table:table-cell>
          <table:table-cell table:style-name="ce9" office:value-type="string" calcext:value-type="string">
            <text:p>C:\Users\henkj\IOT\DesigningHousingsInFreeCAD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Path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Height</text:p>
          </table:table-cell>
          <table:table-cell table:style-name="ce2"/>
          <table:table-cell table:number-columns-repeated="4"/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concept.png</text:p>
          </table:table-cell>
          <table:table-cell table:style-name="ce2" office:value-type="string" calcext:value-type="string">
            <text:p>C:\Users\henkj\IOT\DesigningHousingsInFreeCAD\01-concept\images\concept.png</text:p>
          </table:table-cell>
          <table:table-cell table:style-name="ce2" office:value-type="float" office:value="1488" calcext:value-type="float">
            <text:p>1488</text:p>
          </table:table-cell>
          <table:table-cell table:style-name="ce2" office:value-type="float" office:value="617" calcext:value-type="float">
            <text:p>617</text:p>
          </table:table-cell>
          <table:table-cell table:style-name="ce2"/>
          <table:table-cell table:style-name="ce4" table:formula="of:=&quot;  &lt;img src=&quot;&amp;CHAR(34)&amp;SUBSTITUTE(SUBSTITUTE([.B4];[.$G$2];&quot;.&quot;);&quot;\&quot;;&quot;/&quot;)&amp; CHAR(34) &amp; &quot; alt=&quot;&amp;CHAR(34)&amp;UPPER(LEFT(SUBSTITUTE([.A4];&quot;.png&quot;;&quot;&quot;);1))&amp;LOWER(MID(SUBSTITUTE(SUBSTITUTE([.A4];&quot;.png&quot;;&quot;&quot;);&quot;-&quot;;&quot; &quot;);2;255))&amp;CHAR(34)&amp;&quot; width=&quot;&amp;CHAR(34)&amp;ROUND([.C4]*[.$G$1])&amp;CHAR(34)&amp;&quot;&gt;&quot;" office:value-type="string" office:string-value="  &lt;img src=&quot;./01-concept/images/concept.png&quot; alt=&quot;Concept&quot; width=&quot;1116&quot;&gt;" calcext:value-type="string">
            <text:p>  &lt;img src="./01-concept/images/concept.png" alt="Concept" width="1116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bottom.png</text:p>
          </table:table-cell>
          <table:table-cell table:style-name="ce2" office:value-type="string" calcext:value-type="string">
            <text:p>C:\Users\henkj\IOT\DesigningHousingsInFreeCAD\01-concept\images\housing-bottom.png</text:p>
          </table:table-cell>
          <table:table-cell table:style-name="ce2" office:value-type="float" office:value="1047" calcext:value-type="float">
            <text:p>1047</text:p>
          </table:table-cell>
          <table:table-cell table:style-name="ce2" office:value-type="float" office:value="625" calcext:value-type="float">
            <text:p>625</text:p>
          </table:table-cell>
          <table:table-cell table:style-name="ce2"/>
          <table:table-cell table:style-name="ce4" table:formula="of:=&quot;  &lt;img src=&quot;&amp;CHAR(34)&amp;SUBSTITUTE(SUBSTITUTE([.B5];[.$G$2];&quot;.&quot;);&quot;\&quot;;&quot;/&quot;)&amp; CHAR(34) &amp; &quot; alt=&quot;&amp;CHAR(34)&amp;UPPER(LEFT(SUBSTITUTE([.A5];&quot;.png&quot;;&quot;&quot;);1))&amp;LOWER(MID(SUBSTITUTE(SUBSTITUTE([.A5];&quot;.png&quot;;&quot;&quot;);&quot;-&quot;;&quot; &quot;);2;255))&amp;CHAR(34)&amp;&quot; width=&quot;&amp;CHAR(34)&amp;ROUND([.C5]*[.$G$1])&amp;CHAR(34)&amp;&quot;&gt;&quot;" office:value-type="string" office:string-value="  &lt;img src=&quot;./01-concept/images/housing-bottom.png&quot; alt=&quot;Housing bottom&quot; width=&quot;785&quot;&gt;" calcext:value-type="string">
            <text:p>  &lt;img src="./01-concept/images/housing-bottom.png" alt="Housing bottom" width="785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top.png</text:p>
          </table:table-cell>
          <table:table-cell table:style-name="ce2" office:value-type="string" calcext:value-type="string">
            <text:p>C:\Users\henkj\IOT\DesigningHousingsInFreeCAD\01-concept\images\housing-top.png</text:p>
          </table:table-cell>
          <table:table-cell table:style-name="ce2" office:value-type="float" office:value="1057" calcext:value-type="float">
            <text:p>1057</text:p>
          </table:table-cell>
          <table:table-cell table:style-name="ce2" office:value-type="float" office:value="698" calcext:value-type="float">
            <text:p>698</text:p>
          </table:table-cell>
          <table:table-cell table:style-name="ce2"/>
          <table:table-cell table:style-name="ce4" table:formula="of:=&quot;  &lt;img src=&quot;&amp;CHAR(34)&amp;SUBSTITUTE(SUBSTITUTE([.B6];[.$G$2];&quot;.&quot;);&quot;\&quot;;&quot;/&quot;)&amp; CHAR(34) &amp; &quot; alt=&quot;&amp;CHAR(34)&amp;UPPER(LEFT(SUBSTITUTE([.A6];&quot;.png&quot;;&quot;&quot;);1))&amp;LOWER(MID(SUBSTITUTE(SUBSTITUTE([.A6];&quot;.png&quot;;&quot;&quot;);&quot;-&quot;;&quot; &quot;);2;255))&amp;CHAR(34)&amp;&quot; width=&quot;&amp;CHAR(34)&amp;ROUND([.C6]*[.$G$1])&amp;CHAR(34)&amp;&quot;&gt;&quot;" office:value-type="string" office:string-value="  &lt;img src=&quot;./01-concept/images/housing-top.png&quot; alt=&quot;Housing top&quot; width=&quot;793&quot;&gt;" calcext:value-type="string">
            <text:p>  &lt;img src="./01-concept/images/housing-top.png" alt="Housing top" width="793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.png</text:p>
          </table:table-cell>
          <table:table-cell table:style-name="ce2" office:value-type="string" calcext:value-type="string">
            <text:p>C:\Users\henkj\IOT\DesigningHousingsInFreeCAD\01-concept\images\housing.png</text:p>
          </table:table-cell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435" calcext:value-type="float">
            <text:p>435</text:p>
          </table:table-cell>
          <table:table-cell table:style-name="ce2"/>
          <table:table-cell table:style-name="ce4" table:formula="of:=&quot;  &lt;img src=&quot;&amp;CHAR(34)&amp;SUBSTITUTE(SUBSTITUTE([.B7];[.$G$2];&quot;.&quot;);&quot;\&quot;;&quot;/&quot;)&amp; CHAR(34) &amp; &quot; alt=&quot;&amp;CHAR(34)&amp;UPPER(LEFT(SUBSTITUTE([.A7];&quot;.png&quot;;&quot;&quot;);1))&amp;LOWER(MID(SUBSTITUTE(SUBSTITUTE([.A7];&quot;.png&quot;;&quot;&quot;);&quot;-&quot;;&quot; &quot;);2;255))&amp;CHAR(34)&amp;&quot; width=&quot;&amp;CHAR(34)&amp;ROUND([.C7]*[.$G$1])&amp;CHAR(34)&amp;&quot;&gt;&quot;" office:value-type="string" office:string-value="  &lt;img src=&quot;./01-concept/images/housing.png&quot; alt=&quot;Housing&quot; width=&quot;639&quot;&gt;" calcext:value-type="string">
            <text:p>  &lt;img src="./01-concept/images/housing.png" alt="Housing" width="63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overview.png</text:p>
          </table:table-cell>
          <table:table-cell table:style-name="ce2" office:value-type="string" calcext:value-type="string">
            <text:p>C:\Users\henkj\IOT\DesigningHousingsInFreeCAD\01-concept\images\overview.png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80" calcext:value-type="float">
            <text:p>280</text:p>
          </table:table-cell>
          <table:table-cell table:style-name="ce2"/>
          <table:table-cell table:style-name="ce4" table:formula="of:=&quot;  &lt;img src=&quot;&amp;CHAR(34)&amp;SUBSTITUTE(SUBSTITUTE([.B8];[.$G$2];&quot;.&quot;);&quot;\&quot;;&quot;/&quot;)&amp; CHAR(34) &amp; &quot; alt=&quot;&amp;CHAR(34)&amp;UPPER(LEFT(SUBSTITUTE([.A8];&quot;.png&quot;;&quot;&quot;);1))&amp;LOWER(MID(SUBSTITUTE(SUBSTITUTE([.A8];&quot;.png&quot;;&quot;&quot;);&quot;-&quot;;&quot; &quot;);2;255))&amp;CHAR(34)&amp;&quot; width=&quot;&amp;CHAR(34)&amp;ROUND([.C8]*[.$G$1])&amp;CHAR(34)&amp;&quot;&gt;&quot;" office:value-type="string" office:string-value="  &lt;img src=&quot;./01-concept/images/overview.png&quot; alt=&quot;Overview&quot; width=&quot;1080&quot;&gt;" calcext:value-type="string">
            <text:p>  &lt;img src="./01-concept/images/overview.png" alt="Overview" width="1080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result.png</text:p>
          </table:table-cell>
          <table:table-cell table:style-name="ce2" office:value-type="string" calcext:value-type="string">
            <text:p>C:\Users\henkj\IOT\DesigningHousingsInFreeCAD\01-concept\images\result.png</text:p>
          </table:table-cell>
          <table:table-cell table:style-name="ce2" office:value-type="float" office:value="894" calcext:value-type="float">
            <text:p>894</text:p>
          </table:table-cell>
          <table:table-cell table:style-name="ce2" office:value-type="float" office:value="320" calcext:value-type="float">
            <text:p>320</text:p>
          </table:table-cell>
          <table:table-cell table:style-name="ce2"/>
          <table:table-cell table:style-name="ce4" table:formula="of:=&quot;  &lt;img src=&quot;&amp;CHAR(34)&amp;SUBSTITUTE(SUBSTITUTE([.B9];[.$G$2];&quot;.&quot;);&quot;\&quot;;&quot;/&quot;)&amp; CHAR(34) &amp; &quot; alt=&quot;&amp;CHAR(34)&amp;UPPER(LEFT(SUBSTITUTE([.A9];&quot;.png&quot;;&quot;&quot;);1))&amp;LOWER(MID(SUBSTITUTE(SUBSTITUTE([.A9];&quot;.png&quot;;&quot;&quot;);&quot;-&quot;;&quot; &quot;);2;255))&amp;CHAR(34)&amp;&quot; width=&quot;&amp;CHAR(34)&amp;ROUND([.C9]*[.$G$1])&amp;CHAR(34)&amp;&quot;&gt;&quot;" office:value-type="string" office:string-value="  &lt;img src=&quot;./01-concept/images/result.png&quot; alt=&quot;Result&quot; width=&quot;671&quot;&gt;" calcext:value-type="string">
            <text:p>  &lt;img src="./01-concept/images/result.png" alt="Result" width="671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eparation-bottom.png</text:p>
          </table:table-cell>
          <table:table-cell table:style-name="ce2" office:value-type="string" calcext:value-type="string">
            <text:p>C:\Users\henkj\IOT\DesigningHousingsInFreeCAD\01-concept\images\separation-bottom.png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322" calcext:value-type="float">
            <text:p>322</text:p>
          </table:table-cell>
          <table:table-cell table:style-name="ce2"/>
          <table:table-cell table:style-name="ce4" table:formula="of:=&quot;  &lt;img src=&quot;&amp;CHAR(34)&amp;SUBSTITUTE(SUBSTITUTE([.B10];[.$G$2];&quot;.&quot;);&quot;\&quot;;&quot;/&quot;)&amp; CHAR(34) &amp; &quot; alt=&quot;&amp;CHAR(34)&amp;UPPER(LEFT(SUBSTITUTE([.A10];&quot;.png&quot;;&quot;&quot;);1))&amp;LOWER(MID(SUBSTITUTE(SUBSTITUTE([.A10];&quot;.png&quot;;&quot;&quot;);&quot;-&quot;;&quot; &quot;);2;255))&amp;CHAR(34)&amp;&quot; width=&quot;&amp;CHAR(34)&amp;ROUND([.C10]*[.$G$1])&amp;CHAR(34)&amp;&quot;&gt;&quot;" office:value-type="string" office:string-value="  &lt;img src=&quot;./01-concept/images/separation-bottom.png&quot; alt=&quot;Separation bottom&quot; width=&quot;585&quot;&gt;" calcext:value-type="string">
            <text:p>  &lt;img src="./01-concept/images/separation-bottom.png" alt="Separation bottom" width="585"&gt;</text:p>
          </table:table-cell>
          <table:table-cell table:style-name="ce2" table:number-columns-repeated="8"/>
          <table:table-cell table:style-name="ce4"/>
        </table:table-row>
        <table:table-row table:style-name="ro1">
          <table:table-cell table:style-name="ce2" office:value-type="string" calcext:value-type="string">
            <text:p>separation-top.png</text:p>
          </table:table-cell>
          <table:table-cell table:style-name="ce2" office:value-type="string" calcext:value-type="string">
            <text:p>C:\Users\henkj\IOT\DesigningHousingsInFreeCAD\01-concept\images\separation-top.png</text:p>
          </table:table-cell>
          <table:table-cell table:style-name="ce2" office:value-type="float" office:value="881" calcext:value-type="float">
            <text:p>881</text:p>
          </table:table-cell>
          <table:table-cell table:style-name="ce2" office:value-type="float" office:value="425" calcext:value-type="float">
            <text:p>425</text:p>
          </table:table-cell>
          <table:table-cell table:style-name="ce2"/>
          <table:table-cell table:style-name="ce4" table:formula="of:=&quot;  &lt;img src=&quot;&amp;CHAR(34)&amp;SUBSTITUTE(SUBSTITUTE([.B11];[.$G$2];&quot;.&quot;);&quot;\&quot;;&quot;/&quot;)&amp; CHAR(34) &amp; &quot; alt=&quot;&amp;CHAR(34)&amp;UPPER(LEFT(SUBSTITUTE([.A11];&quot;.png&quot;;&quot;&quot;);1))&amp;LOWER(MID(SUBSTITUTE(SUBSTITUTE([.A11];&quot;.png&quot;;&quot;&quot;);&quot;-&quot;;&quot; &quot;);2;255))&amp;CHAR(34)&amp;&quot; width=&quot;&amp;CHAR(34)&amp;ROUND([.C11]*[.$G$1])&amp;CHAR(34)&amp;&quot;&gt;&quot;" office:value-type="string" office:string-value="  &lt;img src=&quot;./01-concept/images/separation-top.png&quot; alt=&quot;Separation top&quot; width=&quot;661&quot;&gt;" calcext:value-type="string">
            <text:p>  &lt;img src="./01-concept/images/separation-top.png" alt="Separation top" width="661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modifying-housing.png</text:p>
          </table:table-cell>
          <table:table-cell table:style-name="ce2" office:value-type="string" calcext:value-type="string">
            <text:p>C:\Users\henkj\IOT\DesigningHousingsInFreeCAD\02-making-modifications\images\modifying-housing.png</text:p>
          </table:table-cell>
          <table:table-cell table:style-name="ce2" office:value-type="float" office:value="923" calcext:value-type="float">
            <text:p>923</text:p>
          </table:table-cell>
          <table:table-cell table:style-name="ce2" office:value-type="float" office:value="453" calcext:value-type="float">
            <text:p>453</text:p>
          </table:table-cell>
          <table:table-cell table:style-name="ce2"/>
          <table:table-cell table:style-name="ce4" table:formula="of:=&quot;  &lt;img src=&quot;&amp;CHAR(34)&amp;SUBSTITUTE(SUBSTITUTE([.B12];[.$G$2];&quot;.&quot;);&quot;\&quot;;&quot;/&quot;)&amp; CHAR(34) &amp; &quot; alt=&quot;&amp;CHAR(34)&amp;UPPER(LEFT(SUBSTITUTE([.A12];&quot;.png&quot;;&quot;&quot;);1))&amp;LOWER(MID(SUBSTITUTE(SUBSTITUTE([.A12];&quot;.png&quot;;&quot;&quot;);&quot;-&quot;;&quot; &quot;);2;255))&amp;CHAR(34)&amp;&quot; width=&quot;&amp;CHAR(34)&amp;ROUND([.C12]*[.$G$1])&amp;CHAR(34)&amp;&quot;&gt;&quot;" office:value-type="string" office:string-value="  &lt;img src=&quot;./02-making-modifications/images/modifying-housing.png&quot; alt=&quot;Modifying housing&quot; width=&quot;692&quot;&gt;" calcext:value-type="string">
            <text:p>  &lt;img src="./02-making-modifications/images/modifying-housing.png" alt="Modifying housing" width="692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result.png</text:p>
          </table:table-cell>
          <table:table-cell table:style-name="ce2" office:value-type="string" calcext:value-type="string">
            <text:p>C:\Users\henkj\IOT\DesigningHousingsInFreeCAD\02-making-modifications\images\result.png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427" calcext:value-type="float">
            <text:p>427</text:p>
          </table:table-cell>
          <table:table-cell table:style-name="ce2"/>
          <table:table-cell table:style-name="ce4" table:formula="of:=&quot;  &lt;img src=&quot;&amp;CHAR(34)&amp;SUBSTITUTE(SUBSTITUTE([.B13];[.$G$2];&quot;.&quot;);&quot;\&quot;;&quot;/&quot;)&amp; CHAR(34) &amp; &quot; alt=&quot;&amp;CHAR(34)&amp;UPPER(LEFT(SUBSTITUTE([.A13];&quot;.png&quot;;&quot;&quot;);1))&amp;LOWER(MID(SUBSTITUTE(SUBSTITUTE([.A13];&quot;.png&quot;;&quot;&quot;);&quot;-&quot;;&quot; &quot;);2;255))&amp;CHAR(34)&amp;&quot; width=&quot;&amp;CHAR(34)&amp;ROUND([.C13]*[.$G$1])&amp;CHAR(34)&amp;&quot;&gt;&quot;" office:value-type="string" office:string-value="  &lt;img src=&quot;./02-making-modifications/images/result.png&quot; alt=&quot;Result&quot; width=&quot;719&quot;&gt;" calcext:value-type="string">
            <text:p>  &lt;img src="./02-making-modifications/images/result.png" alt="Result" width="71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electing-housing.png</text:p>
          </table:table-cell>
          <table:table-cell table:style-name="ce2" office:value-type="string" calcext:value-type="string">
            <text:p>C:\Users\henkj\IOT\DesigningHousingsInFreeCAD\02-making-modifications\images\selecting-housing.png</text:p>
          </table:table-cell>
          <table:table-cell table:style-name="ce2" office:value-type="float" office:value="829" calcext:value-type="float">
            <text:p>829</text:p>
          </table:table-cell>
          <table:table-cell table:style-name="ce2" office:value-type="float" office:value="428" calcext:value-type="float">
            <text:p>428</text:p>
          </table:table-cell>
          <table:table-cell table:style-name="ce2"/>
          <table:table-cell table:style-name="ce4" table:formula="of:=&quot;  &lt;img src=&quot;&amp;CHAR(34)&amp;SUBSTITUTE(SUBSTITUTE([.B14];[.$G$2];&quot;.&quot;);&quot;\&quot;;&quot;/&quot;)&amp; CHAR(34) &amp; &quot; alt=&quot;&amp;CHAR(34)&amp;UPPER(LEFT(SUBSTITUTE([.A14];&quot;.png&quot;;&quot;&quot;);1))&amp;LOWER(MID(SUBSTITUTE(SUBSTITUTE([.A14];&quot;.png&quot;;&quot;&quot;);&quot;-&quot;;&quot; &quot;);2;255))&amp;CHAR(34)&amp;&quot; width=&quot;&amp;CHAR(34)&amp;ROUND([.C14]*[.$G$1])&amp;CHAR(34)&amp;&quot;&gt;&quot;" office:value-type="string" office:string-value="  &lt;img src=&quot;./02-making-modifications/images/selecting-housing.png&quot; alt=&quot;Selecting housing&quot; width=&quot;622&quot;&gt;" calcext:value-type="string">
            <text:p>  &lt;img src="./02-making-modifications/images/selecting-housing.png" alt="Selecting housing" width="622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different-orientations.png</text:p>
          </table:table-cell>
          <table:table-cell table:style-name="ce2" office:value-type="string" calcext:value-type="string">
            <text:p>C:\Users\henkj\IOT\DesigningHousingsInFreeCAD\03-maintaining-colors\images\different-orientations.png</text:p>
          </table:table-cell>
          <table:table-cell table:style-name="ce2" office:value-type="float" office:value="1152" calcext:value-type="float">
            <text:p>1152</text:p>
          </table:table-cell>
          <table:table-cell table:style-name="ce2" office:value-type="float" office:value="499" calcext:value-type="float">
            <text:p>499</text:p>
          </table:table-cell>
          <table:table-cell table:style-name="ce2"/>
          <table:table-cell table:style-name="ce4" table:formula="of:=&quot;  &lt;img src=&quot;&amp;CHAR(34)&amp;SUBSTITUTE(SUBSTITUTE([.B15];[.$G$2];&quot;.&quot;);&quot;\&quot;;&quot;/&quot;)&amp; CHAR(34) &amp; &quot; alt=&quot;&amp;CHAR(34)&amp;UPPER(LEFT(SUBSTITUTE([.A15];&quot;.png&quot;;&quot;&quot;);1))&amp;LOWER(MID(SUBSTITUTE(SUBSTITUTE([.A15];&quot;.png&quot;;&quot;&quot;);&quot;-&quot;;&quot; &quot;);2;255))&amp;CHAR(34)&amp;&quot; width=&quot;&amp;CHAR(34)&amp;ROUND([.C15]*[.$G$1])&amp;CHAR(34)&amp;&quot;&gt;&quot;" office:value-type="string" office:string-value="  &lt;img src=&quot;./03-maintaining-colors/images/different-orientations.png&quot; alt=&quot;Different orientations&quot; width=&quot;864&quot;&gt;" calcext:value-type="string">
            <text:p>  &lt;img src="./03-maintaining-colors/images/different-orientations.png" alt="Different orientations" width="864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refine-shape.png</text:p>
          </table:table-cell>
          <table:table-cell table:style-name="ce2" office:value-type="string" calcext:value-type="string">
            <text:p>C:\Users\henkj\IOT\DesigningHousingsInFreeCAD\03-maintaining-colors\images\refine-shape.png</text:p>
          </table:table-cell>
          <table:table-cell table:style-name="ce2" office:value-type="float" office:value="1166" calcext:value-type="float">
            <text:p>1166</text:p>
          </table:table-cell>
          <table:table-cell table:style-name="ce2" office:value-type="float" office:value="565" calcext:value-type="float">
            <text:p>565</text:p>
          </table:table-cell>
          <table:table-cell table:style-name="ce2"/>
          <table:table-cell table:style-name="ce4" table:formula="of:=&quot;  &lt;img src=&quot;&amp;CHAR(34)&amp;SUBSTITUTE(SUBSTITUTE([.B16];[.$G$2];&quot;.&quot;);&quot;\&quot;;&quot;/&quot;)&amp; CHAR(34) &amp; &quot; alt=&quot;&amp;CHAR(34)&amp;UPPER(LEFT(SUBSTITUTE([.A16];&quot;.png&quot;;&quot;&quot;);1))&amp;LOWER(MID(SUBSTITUTE(SUBSTITUTE([.A16];&quot;.png&quot;;&quot;&quot;);&quot;-&quot;;&quot; &quot;);2;255))&amp;CHAR(34)&amp;&quot; width=&quot;&amp;CHAR(34)&amp;ROUND([.C16]*[.$G$1])&amp;CHAR(34)&amp;&quot;&gt;&quot;" office:value-type="string" office:string-value="  &lt;img src=&quot;./03-maintaining-colors/images/refine-shape.png&quot; alt=&quot;Refine shape&quot; width=&quot;875&quot;&gt;" calcext:value-type="string">
            <text:p>  &lt;img src="./03-maintaining-colors/images/refine-shape.png" alt="Refine shape" width="875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result.png</text:p>
          </table:table-cell>
          <table:table-cell table:style-name="ce2" office:value-type="string" calcext:value-type="string">
            <text:p>C:\Users\henkj\IOT\DesigningHousingsInFreeCAD\03-maintaining-colors\images\result.png</text:p>
          </table:table-cell>
          <table:table-cell table:style-name="ce2" office:value-type="float" office:value="969" calcext:value-type="float">
            <text:p>969</text:p>
          </table:table-cell>
          <table:table-cell table:style-name="ce2" office:value-type="float" office:value="411" calcext:value-type="float">
            <text:p>411</text:p>
          </table:table-cell>
          <table:table-cell table:style-name="ce2"/>
          <table:table-cell table:style-name="ce4" table:formula="of:=&quot;  &lt;img src=&quot;&amp;CHAR(34)&amp;SUBSTITUTE(SUBSTITUTE([.B17];[.$G$2];&quot;.&quot;);&quot;\&quot;;&quot;/&quot;)&amp; CHAR(34) &amp; &quot; alt=&quot;&amp;CHAR(34)&amp;UPPER(LEFT(SUBSTITUTE([.A17];&quot;.png&quot;;&quot;&quot;);1))&amp;LOWER(MID(SUBSTITUTE(SUBSTITUTE([.A17];&quot;.png&quot;;&quot;&quot;);&quot;-&quot;;&quot; &quot;);2;255))&amp;CHAR(34)&amp;&quot; width=&quot;&amp;CHAR(34)&amp;ROUND([.C17]*[.$G$1])&amp;CHAR(34)&amp;&quot;&gt;&quot;" office:value-type="string" office:string-value="  &lt;img src=&quot;./03-maintaining-colors/images/result.png&quot; alt=&quot;Result&quot; width=&quot;727&quot;&gt;" calcext:value-type="string">
            <text:p>  &lt;img src="./03-maintaining-colors/images/result.png" alt="Result" width="727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adding-sketches-to-skeleton.png</text:p>
          </table:table-cell>
          <table:table-cell table:style-name="ce2" office:value-type="string" calcext:value-type="string">
            <text:p>C:\Users\henkj\IOT\DesigningHousingsInFreeCAD\05-skeleton-body\images\adding-sketches-to-skeleton.png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495" calcext:value-type="float">
            <text:p>495</text:p>
          </table:table-cell>
          <table:table-cell table:style-name="ce2"/>
          <table:table-cell table:style-name="ce4" table:formula="of:=&quot;  &lt;img src=&quot;&amp;CHAR(34)&amp;SUBSTITUTE(SUBSTITUTE([.B18];[.$G$2];&quot;.&quot;);&quot;\&quot;;&quot;/&quot;)&amp; CHAR(34) &amp; &quot; alt=&quot;&amp;CHAR(34)&amp;UPPER(LEFT(SUBSTITUTE([.A18];&quot;.png&quot;;&quot;&quot;);1))&amp;LOWER(MID(SUBSTITUTE(SUBSTITUTE([.A18];&quot;.png&quot;;&quot;&quot;);&quot;-&quot;;&quot; &quot;);2;255))&amp;CHAR(34)&amp;&quot; width=&quot;&amp;CHAR(34)&amp;ROUND([.C18]*[.$G$1])&amp;CHAR(34)&amp;&quot;&gt;&quot;" office:value-type="string" office:string-value="  &lt;img src=&quot;./05-skeleton-body/images/adding-sketches-to-skeleton.png&quot; alt=&quot;Adding sketches to skeleton&quot; width=&quot;855&quot;&gt;" calcext:value-type="string">
            <text:p>  &lt;img src="./05-skeleton-body/images/adding-sketches-to-skeleton.png" alt="Adding sketches to skeleton" width="855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external-geometry-button.png</text:p>
          </table:table-cell>
          <table:table-cell table:style-name="ce2" office:value-type="string" calcext:value-type="string">
            <text:p>C:\Users\henkj\IOT\DesigningHousingsInFreeCAD\05-skeleton-body\images\create-external-geometry-button.png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2"/>
          <table:table-cell table:style-name="ce4" table:formula="of:=&quot;  &lt;img src=&quot;&amp;CHAR(34)&amp;SUBSTITUTE(SUBSTITUTE([.B19];[.$G$2];&quot;.&quot;);&quot;\&quot;;&quot;/&quot;)&amp; CHAR(34) &amp; &quot; alt=&quot;&amp;CHAR(34)&amp;UPPER(LEFT(SUBSTITUTE([.A19];&quot;.png&quot;;&quot;&quot;);1))&amp;LOWER(MID(SUBSTITUTE(SUBSTITUTE([.A19];&quot;.png&quot;;&quot;&quot;);&quot;-&quot;;&quot; &quot;);2;255))&amp;CHAR(34)&amp;&quot; width=&quot;&amp;CHAR(34)&amp;ROUND([.C19]*[.$G$1])&amp;CHAR(34)&amp;&quot;&gt;&quot;" office:value-type="string" office:string-value="  &lt;img src=&quot;./05-skeleton-body/images/create-external-geometry-button.png&quot; alt=&quot;Create external geometry button&quot; width=&quot;21&quot;&gt;" calcext:value-type="string">
            <text:p>  &lt;img src="./05-skeleton-body/images/create-external-geometry-button.png" alt="Create external geometry button" width="21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sketch-on-datumplane.png</text:p>
          </table:table-cell>
          <table:table-cell table:style-name="ce2" office:value-type="string" calcext:value-type="string">
            <text:p>C:\Users\henkj\IOT\DesigningHousingsInFreeCAD\05-skeleton-body\images\create-sketch-on-datumplane.png</text:p>
          </table:table-cell>
          <table:table-cell table:style-name="ce2" office:value-type="float" office:value="1002" calcext:value-type="float">
            <text:p>1002</text:p>
          </table:table-cell>
          <table:table-cell table:style-name="ce2" office:value-type="float" office:value="443" calcext:value-type="float">
            <text:p>443</text:p>
          </table:table-cell>
          <table:table-cell table:style-name="ce2"/>
          <table:table-cell table:style-name="ce4" table:formula="of:=&quot;  &lt;img src=&quot;&amp;CHAR(34)&amp;SUBSTITUTE(SUBSTITUTE([.B20];[.$G$2];&quot;.&quot;);&quot;\&quot;;&quot;/&quot;)&amp; CHAR(34) &amp; &quot; alt=&quot;&amp;CHAR(34)&amp;UPPER(LEFT(SUBSTITUTE([.A20];&quot;.png&quot;;&quot;&quot;);1))&amp;LOWER(MID(SUBSTITUTE(SUBSTITUTE([.A20];&quot;.png&quot;;&quot;&quot;);&quot;-&quot;;&quot; &quot;);2;255))&amp;CHAR(34)&amp;&quot; width=&quot;&amp;CHAR(34)&amp;ROUND([.C20]*[.$G$1])&amp;CHAR(34)&amp;&quot;&gt;&quot;" office:value-type="string" office:string-value="  &lt;img src=&quot;./05-skeleton-body/images/create-sketch-on-datumplane.png&quot; alt=&quot;Create sketch on datumplane&quot; width=&quot;752&quot;&gt;" calcext:value-type="string">
            <text:p>  &lt;img src="./05-skeleton-body/images/create-sketch-on-datumplane.png" alt="Create sketch on datumplane" width="752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datum-plane-to-drive-the-model.png</text:p>
          </table:table-cell>
          <table:table-cell table:style-name="ce2" office:value-type="string" calcext:value-type="string">
            <text:p>C:\Users\henkj\IOT\DesigningHousingsInFreeCAD\05-skeleton-body\images\datum-plane-to-drive-the-model.png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75" calcext:value-type="float">
            <text:p>375</text:p>
          </table:table-cell>
          <table:table-cell table:style-name="ce2"/>
          <table:table-cell table:style-name="ce4" table:formula="of:=&quot;  &lt;img src=&quot;&amp;CHAR(34)&amp;SUBSTITUTE(SUBSTITUTE([.B21];[.$G$2];&quot;.&quot;);&quot;\&quot;;&quot;/&quot;)&amp; CHAR(34) &amp; &quot; alt=&quot;&amp;CHAR(34)&amp;UPPER(LEFT(SUBSTITUTE([.A21];&quot;.png&quot;;&quot;&quot;);1))&amp;LOWER(MID(SUBSTITUTE(SUBSTITUTE([.A21];&quot;.png&quot;;&quot;&quot;);&quot;-&quot;;&quot; &quot;);2;255))&amp;CHAR(34)&amp;&quot; width=&quot;&amp;CHAR(34)&amp;ROUND([.C21]*[.$G$1])&amp;CHAR(34)&amp;&quot;&gt;&quot;" office:value-type="string" office:string-value="  &lt;img src=&quot;./05-skeleton-body/images/datum-plane-to-drive-the-model.png&quot; alt=&quot;Datum plane to drive the model&quot; width=&quot;375&quot;&gt;" calcext:value-type="string">
            <text:p>  &lt;img src="./05-skeleton-body/images/datum-plane-to-drive-the-model.png" alt="Datum plane to drive the model" width="375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define-first-datumplane.png</text:p>
          </table:table-cell>
          <table:table-cell table:style-name="ce2" office:value-type="string" calcext:value-type="string">
            <text:p>C:\Users\henkj\IOT\DesigningHousingsInFreeCAD\05-skeleton-body\images\define-first-datumplane.png</text:p>
          </table:table-cell>
          <table:table-cell table:style-name="ce2" office:value-type="float" office:value="1104" calcext:value-type="float">
            <text:p>1104</text:p>
          </table:table-cell>
          <table:table-cell table:style-name="ce2" office:value-type="float" office:value="594" calcext:value-type="float">
            <text:p>594</text:p>
          </table:table-cell>
          <table:table-cell table:style-name="ce2"/>
          <table:table-cell table:style-name="ce4" table:formula="of:=&quot;  &lt;img src=&quot;&amp;CHAR(34)&amp;SUBSTITUTE(SUBSTITUTE([.B22];[.$G$2];&quot;.&quot;);&quot;\&quot;;&quot;/&quot;)&amp; CHAR(34) &amp; &quot; alt=&quot;&amp;CHAR(34)&amp;UPPER(LEFT(SUBSTITUTE([.A22];&quot;.png&quot;;&quot;&quot;);1))&amp;LOWER(MID(SUBSTITUTE(SUBSTITUTE([.A22];&quot;.png&quot;;&quot;&quot;);&quot;-&quot;;&quot; &quot;);2;255))&amp;CHAR(34)&amp;&quot; width=&quot;&amp;CHAR(34)&amp;ROUND([.C22]*[.$G$1])&amp;CHAR(34)&amp;&quot;&gt;&quot;" office:value-type="string" office:string-value="  &lt;img src=&quot;./05-skeleton-body/images/define-first-datumplane.png&quot; alt=&quot;Define first datumplane&quot; width=&quot;828&quot;&gt;" calcext:value-type="string">
            <text:p>  &lt;img src="./05-skeleton-body/images/define-first-datumplane.png" alt="Define first datumplane" width="828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drawing-base-sketch.png</text:p>
          </table:table-cell>
          <table:table-cell table:style-name="ce2" office:value-type="string" calcext:value-type="string">
            <text:p>C:\Users\henkj\IOT\DesigningHousingsInFreeCAD\05-skeleton-body\images\drawing-base-sketch.png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361" calcext:value-type="float">
            <text:p>361</text:p>
          </table:table-cell>
          <table:table-cell table:style-name="ce2"/>
          <table:table-cell table:style-name="ce4" table:formula="of:=&quot;  &lt;img src=&quot;&amp;CHAR(34)&amp;SUBSTITUTE(SUBSTITUTE([.B23];[.$G$2];&quot;.&quot;);&quot;\&quot;;&quot;/&quot;)&amp; CHAR(34) &amp; &quot; alt=&quot;&amp;CHAR(34)&amp;UPPER(LEFT(SUBSTITUTE([.A23];&quot;.png&quot;;&quot;&quot;);1))&amp;LOWER(MID(SUBSTITUTE(SUBSTITUTE([.A23];&quot;.png&quot;;&quot;&quot;);&quot;-&quot;;&quot; &quot;);2;255))&amp;CHAR(34)&amp;&quot; width=&quot;&amp;CHAR(34)&amp;ROUND([.C23]*[.$G$1])&amp;CHAR(34)&amp;&quot;&gt;&quot;" office:value-type="string" office:string-value="  &lt;img src=&quot;./05-skeleton-body/images/drawing-base-sketch.png&quot; alt=&quot;Drawing base sketch&quot; width=&quot;617&quot;&gt;" calcext:value-type="string">
            <text:p>  &lt;img src="./05-skeleton-body/images/drawing-base-sketch.png" alt="Drawing base sketch" width="617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extrude-up-to-the-next-plane.png</text:p>
          </table:table-cell>
          <table:table-cell table:style-name="ce2" office:value-type="string" calcext:value-type="string">
            <text:p>C:\Users\henkj\IOT\DesigningHousingsInFreeCAD\05-skeleton-body\images\extrude-up-to-the-next-plane.png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float" office:value="626" calcext:value-type="float">
            <text:p>626</text:p>
          </table:table-cell>
          <table:table-cell table:style-name="ce2"/>
          <table:table-cell table:style-name="ce4" table:formula="of:=&quot;  &lt;img src=&quot;&amp;CHAR(34)&amp;SUBSTITUTE(SUBSTITUTE([.B24];[.$G$2];&quot;.&quot;);&quot;\&quot;;&quot;/&quot;)&amp; CHAR(34) &amp; &quot; alt=&quot;&amp;CHAR(34)&amp;UPPER(LEFT(SUBSTITUTE([.A24];&quot;.png&quot;;&quot;&quot;);1))&amp;LOWER(MID(SUBSTITUTE(SUBSTITUTE([.A24];&quot;.png&quot;;&quot;&quot;);&quot;-&quot;;&quot; &quot;);2;255))&amp;CHAR(34)&amp;&quot; width=&quot;&amp;CHAR(34)&amp;ROUND([.C24]*[.$G$1])&amp;CHAR(34)&amp;&quot;&gt;&quot;" office:value-type="string" office:string-value="  &lt;img src=&quot;./05-skeleton-body/images/extrude-up-to-the-next-plane.png&quot; alt=&quot;Extrude up to the next plane&quot; width=&quot;774&quot;&gt;" calcext:value-type="string">
            <text:p>  &lt;img src="./05-skeleton-body/images/extrude-up-to-the-next-plane.png" alt="Extrude up to the next plane" width="774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final-result-original-closed.png</text:p>
          </table:table-cell>
          <table:table-cell table:style-name="ce2" office:value-type="string" calcext:value-type="string">
            <text:p>C:\Users\henkj\IOT\DesigningHousingsInFreeCAD\05-skeleton-body\images\final-result-original-closed.png</text:p>
          </table:table-cell>
          <table:table-cell table:style-name="ce2" office:value-type="float" office:value="1049" calcext:value-type="float">
            <text:p>1049</text:p>
          </table:table-cell>
          <table:table-cell table:style-name="ce2" office:value-type="float" office:value="313" calcext:value-type="float">
            <text:p>313</text:p>
          </table:table-cell>
          <table:table-cell table:style-name="ce2"/>
          <table:table-cell table:style-name="ce4" table:formula="of:=&quot;  &lt;img src=&quot;&amp;CHAR(34)&amp;SUBSTITUTE(SUBSTITUTE([.B25];[.$G$2];&quot;.&quot;);&quot;\&quot;;&quot;/&quot;)&amp; CHAR(34) &amp; &quot; alt=&quot;&amp;CHAR(34)&amp;UPPER(LEFT(SUBSTITUTE([.A25];&quot;.png&quot;;&quot;&quot;);1))&amp;LOWER(MID(SUBSTITUTE(SUBSTITUTE([.A25];&quot;.png&quot;;&quot;&quot;);&quot;-&quot;;&quot; &quot;);2;255))&amp;CHAR(34)&amp;&quot; width=&quot;&amp;CHAR(34)&amp;ROUND([.C25]*[.$G$1])&amp;CHAR(34)&amp;&quot;&gt;&quot;" office:value-type="string" office:string-value="  &lt;img src=&quot;./05-skeleton-body/images/final-result-original-closed.png&quot; alt=&quot;Final result original closed&quot; width=&quot;787&quot;&gt;" calcext:value-type="string">
            <text:p>  &lt;img src="./05-skeleton-body/images/final-result-original-closed.png" alt="Final result original closed" width="787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final-result-original.png</text:p>
          </table:table-cell>
          <table:table-cell table:style-name="ce2" office:value-type="string" calcext:value-type="string">
            <text:p>C:\Users\henkj\IOT\DesigningHousingsInFreeCAD\05-skeleton-body\images\final-result-original.png</text:p>
          </table:table-cell>
          <table:table-cell table:style-name="ce2" office:value-type="float" office:value="961" calcext:value-type="float">
            <text:p>961</text:p>
          </table:table-cell>
          <table:table-cell table:style-name="ce2" office:value-type="float" office:value="498" calcext:value-type="float">
            <text:p>498</text:p>
          </table:table-cell>
          <table:table-cell table:style-name="ce2"/>
          <table:table-cell table:style-name="ce4" table:formula="of:=&quot;  &lt;img src=&quot;&amp;CHAR(34)&amp;SUBSTITUTE(SUBSTITUTE([.B26];[.$G$2];&quot;.&quot;);&quot;\&quot;;&quot;/&quot;)&amp; CHAR(34) &amp; &quot; alt=&quot;&amp;CHAR(34)&amp;UPPER(LEFT(SUBSTITUTE([.A26];&quot;.png&quot;;&quot;&quot;);1))&amp;LOWER(MID(SUBSTITUTE(SUBSTITUTE([.A26];&quot;.png&quot;;&quot;&quot;);&quot;-&quot;;&quot; &quot;);2;255))&amp;CHAR(34)&amp;&quot; width=&quot;&amp;CHAR(34)&amp;ROUND([.C26]*[.$G$1])&amp;CHAR(34)&amp;&quot;&gt;&quot;" office:value-type="string" office:string-value="  &lt;img src=&quot;./05-skeleton-body/images/final-result-original.png&quot; alt=&quot;Final result original&quot; width=&quot;721&quot;&gt;" calcext:value-type="string">
            <text:p>  &lt;img src="./05-skeleton-body/images/final-result-original.png" alt="Final result original" width="721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completed.png</text:p>
          </table:table-cell>
          <table:table-cell table:style-name="ce2" office:value-type="string" calcext:value-type="string">
            <text:p>C:\Users\henkj\IOT\DesigningHousingsInFreeCAD\05-skeleton-body\images\housing-completed.png</text:p>
          </table:table-cell>
          <table:table-cell table:style-name="ce2" office:value-type="float" office:value="1045" calcext:value-type="float">
            <text:p>1045</text:p>
          </table:table-cell>
          <table:table-cell table:style-name="ce2" office:value-type="float" office:value="477" calcext:value-type="float">
            <text:p>477</text:p>
          </table:table-cell>
          <table:table-cell table:style-name="ce2"/>
          <table:table-cell table:style-name="ce4" table:formula="of:=&quot;  &lt;img src=&quot;&amp;CHAR(34)&amp;SUBSTITUTE(SUBSTITUTE([.B27];[.$G$2];&quot;.&quot;);&quot;\&quot;;&quot;/&quot;)&amp; CHAR(34) &amp; &quot; alt=&quot;&amp;CHAR(34)&amp;UPPER(LEFT(SUBSTITUTE([.A27];&quot;.png&quot;;&quot;&quot;);1))&amp;LOWER(MID(SUBSTITUTE(SUBSTITUTE([.A27];&quot;.png&quot;;&quot;&quot;);&quot;-&quot;;&quot; &quot;);2;255))&amp;CHAR(34)&amp;&quot; width=&quot;&amp;CHAR(34)&amp;ROUND([.C27]*[.$G$1])&amp;CHAR(34)&amp;&quot;&gt;&quot;" office:value-type="string" office:string-value="  &lt;img src=&quot;./05-skeleton-body/images/housing-completed.png&quot; alt=&quot;Housing completed&quot; width=&quot;784&quot;&gt;" calcext:value-type="string">
            <text:p>  &lt;img src="./05-skeleton-body/images/housing-completed.png" alt="Housing completed" width="784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referencing-in-iso-view.png</text:p>
          </table:table-cell>
          <table:table-cell table:style-name="ce2" office:value-type="string" calcext:value-type="string">
            <text:p>C:\Users\henkj\IOT\DesigningHousingsInFreeCAD\05-skeleton-body\images\referencing-in-iso-view.png</text:p>
          </table:table-cell>
          <table:table-cell table:style-name="ce2" office:value-type="float" office:value="621" calcext:value-type="float">
            <text:p>621</text:p>
          </table:table-cell>
          <table:table-cell table:style-name="ce2" office:value-type="float" office:value="353" calcext:value-type="float">
            <text:p>353</text:p>
          </table:table-cell>
          <table:table-cell table:style-name="ce2"/>
          <table:table-cell table:style-name="ce4" table:formula="of:=&quot;  &lt;img src=&quot;&amp;CHAR(34)&amp;SUBSTITUTE(SUBSTITUTE([.B28];[.$G$2];&quot;.&quot;);&quot;\&quot;;&quot;/&quot;)&amp; CHAR(34) &amp; &quot; alt=&quot;&amp;CHAR(34)&amp;UPPER(LEFT(SUBSTITUTE([.A28];&quot;.png&quot;;&quot;&quot;);1))&amp;LOWER(MID(SUBSTITUTE(SUBSTITUTE([.A28];&quot;.png&quot;;&quot;&quot;);&quot;-&quot;;&quot; &quot;);2;255))&amp;CHAR(34)&amp;&quot; width=&quot;&amp;CHAR(34)&amp;ROUND([.C28]*[.$G$1])&amp;CHAR(34)&amp;&quot;&gt;&quot;" office:value-type="string" office:string-value="  &lt;img src=&quot;./05-skeleton-body/images/referencing-in-iso-view.png&quot; alt=&quot;Referencing in iso view&quot; width=&quot;466&quot;&gt;" calcext:value-type="string">
            <text:p>  &lt;img src="./05-skeleton-body/images/referencing-in-iso-view.png" alt="Referencing in iso view" width="466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result-after-changes-open.png</text:p>
          </table:table-cell>
          <table:table-cell table:style-name="ce2" office:value-type="string" calcext:value-type="string">
            <text:p>C:\Users\henkj\IOT\DesigningHousingsInFreeCAD\05-skeleton-body\images\result-after-changes-open.png</text:p>
          </table:table-cell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488" calcext:value-type="float">
            <text:p>488</text:p>
          </table:table-cell>
          <table:table-cell table:style-name="ce2"/>
          <table:table-cell table:style-name="ce4" table:formula="of:=&quot;  &lt;img src=&quot;&amp;CHAR(34)&amp;SUBSTITUTE(SUBSTITUTE([.B29];[.$G$2];&quot;.&quot;);&quot;\&quot;;&quot;/&quot;)&amp; CHAR(34) &amp; &quot; alt=&quot;&amp;CHAR(34)&amp;UPPER(LEFT(SUBSTITUTE([.A29];&quot;.png&quot;;&quot;&quot;);1))&amp;LOWER(MID(SUBSTITUTE(SUBSTITUTE([.A29];&quot;.png&quot;;&quot;&quot;);&quot;-&quot;;&quot; &quot;);2;255))&amp;CHAR(34)&amp;&quot; width=&quot;&amp;CHAR(34)&amp;ROUND([.C29]*[.$G$1])&amp;CHAR(34)&amp;&quot;&gt;&quot;" office:value-type="string" office:string-value="  &lt;img src=&quot;./05-skeleton-body/images/result-after-changes-open.png&quot; alt=&quot;Result after changes open&quot; width=&quot;698&quot;&gt;" calcext:value-type="string">
            <text:p>  &lt;img src="./05-skeleton-body/images/result-after-changes-open.png" alt="Result after changes open" width="698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result-after-changes.png</text:p>
          </table:table-cell>
          <table:table-cell table:style-name="ce2" office:value-type="string" calcext:value-type="string">
            <text:p>C:\Users\henkj\IOT\DesigningHousingsInFreeCAD\05-skeleton-body\images\result-after-changes.png</text:p>
          </table:table-cell>
          <table:table-cell table:style-name="ce2" office:value-type="float" office:value="949" calcext:value-type="float">
            <text:p>949</text:p>
          </table:table-cell>
          <table:table-cell table:style-name="ce2" office:value-type="float" office:value="468" calcext:value-type="float">
            <text:p>468</text:p>
          </table:table-cell>
          <table:table-cell table:style-name="ce2"/>
          <table:table-cell table:style-name="ce4" table:formula="of:=&quot;  &lt;img src=&quot;&amp;CHAR(34)&amp;SUBSTITUTE(SUBSTITUTE([.B30];[.$G$2];&quot;.&quot;);&quot;\&quot;;&quot;/&quot;)&amp; CHAR(34) &amp; &quot; alt=&quot;&amp;CHAR(34)&amp;UPPER(LEFT(SUBSTITUTE([.A30];&quot;.png&quot;;&quot;&quot;);1))&amp;LOWER(MID(SUBSTITUTE(SUBSTITUTE([.A30];&quot;.png&quot;;&quot;&quot;);&quot;-&quot;;&quot; &quot;);2;255))&amp;CHAR(34)&amp;&quot; width=&quot;&amp;CHAR(34)&amp;ROUND([.C30]*[.$G$1])&amp;CHAR(34)&amp;&quot;&gt;&quot;" office:value-type="string" office:string-value="  &lt;img src=&quot;./05-skeleton-body/images/result-after-changes.png&quot; alt=&quot;Result after changes&quot; width=&quot;712&quot;&gt;" calcext:value-type="string">
            <text:p>  &lt;img src="./05-skeleton-body/images/result-after-changes.png" alt="Result after changes" width="712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eparation-bottom-completed.png</text:p>
          </table:table-cell>
          <table:table-cell table:style-name="ce2" office:value-type="string" calcext:value-type="string">
            <text:p>C:\Users\henkj\IOT\DesigningHousingsInFreeCAD\05-skeleton-body\images\separation-bottom-completed.png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465" calcext:value-type="float">
            <text:p>465</text:p>
          </table:table-cell>
          <table:table-cell table:style-name="ce2"/>
          <table:table-cell table:style-name="ce4" table:formula="of:=&quot;  &lt;img src=&quot;&amp;CHAR(34)&amp;SUBSTITUTE(SUBSTITUTE([.B31];[.$G$2];&quot;.&quot;);&quot;\&quot;;&quot;/&quot;)&amp; CHAR(34) &amp; &quot; alt=&quot;&amp;CHAR(34)&amp;UPPER(LEFT(SUBSTITUTE([.A31];&quot;.png&quot;;&quot;&quot;);1))&amp;LOWER(MID(SUBSTITUTE(SUBSTITUTE([.A31];&quot;.png&quot;;&quot;&quot;);&quot;-&quot;;&quot; &quot;);2;255))&amp;CHAR(34)&amp;&quot; width=&quot;&amp;CHAR(34)&amp;ROUND([.C31]*[.$G$1])&amp;CHAR(34)&amp;&quot;&gt;&quot;" office:value-type="string" office:string-value="  &lt;img src=&quot;./05-skeleton-body/images/separation-bottom-completed.png&quot; alt=&quot;Separation bottom completed&quot; width=&quot;647&quot;&gt;" calcext:value-type="string">
            <text:p>  &lt;img src="./05-skeleton-body/images/separation-bottom-completed.png" alt="Separation bottom completed" width="647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eparation-bottom-shape-binders.png</text:p>
          </table:table-cell>
          <table:table-cell table:style-name="ce2" office:value-type="string" calcext:value-type="string">
            <text:p>C:\Users\henkj\IOT\DesigningHousingsInFreeCAD\05-skeleton-body\images\separation-bottom-shape-binders.png</text:p>
          </table:table-cell>
          <table:table-cell table:style-name="ce2" office:value-type="float" office:value="872" calcext:value-type="float">
            <text:p>872</text:p>
          </table:table-cell>
          <table:table-cell table:style-name="ce2" office:value-type="float" office:value="326" calcext:value-type="float">
            <text:p>326</text:p>
          </table:table-cell>
          <table:table-cell table:style-name="ce2"/>
          <table:table-cell table:style-name="ce4" table:formula="of:=&quot;  &lt;img src=&quot;&amp;CHAR(34)&amp;SUBSTITUTE(SUBSTITUTE([.B32];[.$G$2];&quot;.&quot;);&quot;\&quot;;&quot;/&quot;)&amp; CHAR(34) &amp; &quot; alt=&quot;&amp;CHAR(34)&amp;UPPER(LEFT(SUBSTITUTE([.A32];&quot;.png&quot;;&quot;&quot;);1))&amp;LOWER(MID(SUBSTITUTE(SUBSTITUTE([.A32];&quot;.png&quot;;&quot;&quot;);&quot;-&quot;;&quot; &quot;);2;255))&amp;CHAR(34)&amp;&quot; width=&quot;&amp;CHAR(34)&amp;ROUND([.C32]*[.$G$1])&amp;CHAR(34)&amp;&quot;&gt;&quot;" office:value-type="string" office:string-value="  &lt;img src=&quot;./05-skeleton-body/images/separation-bottom-shape-binders.png&quot; alt=&quot;Separation bottom shape binders&quot; width=&quot;654&quot;&gt;" calcext:value-type="string">
            <text:p>  &lt;img src="./05-skeleton-body/images/separation-bottom-shape-binders.png" alt="Separation bottom shape binders" width="654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eparation-top-completed.png</text:p>
          </table:table-cell>
          <table:table-cell table:style-name="ce2" office:value-type="string" calcext:value-type="string">
            <text:p>C:\Users\henkj\IOT\DesigningHousingsInFreeCAD\05-skeleton-body\images\separation-top-completed.png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520" calcext:value-type="float">
            <text:p>520</text:p>
          </table:table-cell>
          <table:table-cell table:style-name="ce2"/>
          <table:table-cell table:style-name="ce4" table:formula="of:=&quot;  &lt;img src=&quot;&amp;CHAR(34)&amp;SUBSTITUTE(SUBSTITUTE([.B33];[.$G$2];&quot;.&quot;);&quot;\&quot;;&quot;/&quot;)&amp; CHAR(34) &amp; &quot; alt=&quot;&amp;CHAR(34)&amp;UPPER(LEFT(SUBSTITUTE([.A33];&quot;.png&quot;;&quot;&quot;);1))&amp;LOWER(MID(SUBSTITUTE(SUBSTITUTE([.A33];&quot;.png&quot;;&quot;&quot;);&quot;-&quot;;&quot; &quot;);2;255))&amp;CHAR(34)&amp;&quot; width=&quot;&amp;CHAR(34)&amp;ROUND([.C33]*[.$G$1])&amp;CHAR(34)&amp;&quot;&gt;&quot;" office:value-type="string" office:string-value="  &lt;img src=&quot;./05-skeleton-body/images/separation-top-completed.png&quot; alt=&quot;Separation top completed&quot; width=&quot;719&quot;&gt;" calcext:value-type="string">
            <text:p>  &lt;img src="./05-skeleton-body/images/separation-top-completed.png" alt="Separation top completed" width="71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hape-binders.png</text:p>
          </table:table-cell>
          <table:table-cell table:style-name="ce2" office:value-type="string" calcext:value-type="string">
            <text:p>C:\Users\henkj\IOT\DesigningHousingsInFreeCAD\05-skeleton-body\images\shape-binders.png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285" calcext:value-type="float">
            <text:p>285</text:p>
          </table:table-cell>
          <table:table-cell table:style-name="ce2"/>
          <table:table-cell table:style-name="ce4" table:formula="of:=&quot;  &lt;img src=&quot;&amp;CHAR(34)&amp;SUBSTITUTE(SUBSTITUTE([.B34];[.$G$2];&quot;.&quot;);&quot;\&quot;;&quot;/&quot;)&amp; CHAR(34) &amp; &quot; alt=&quot;&amp;CHAR(34)&amp;UPPER(LEFT(SUBSTITUTE([.A34];&quot;.png&quot;;&quot;&quot;);1))&amp;LOWER(MID(SUBSTITUTE(SUBSTITUTE([.A34];&quot;.png&quot;;&quot;&quot;);&quot;-&quot;;&quot; &quot;);2;255))&amp;CHAR(34)&amp;&quot; width=&quot;&amp;CHAR(34)&amp;ROUND([.C34]*[.$G$1])&amp;CHAR(34)&amp;&quot;&gt;&quot;" office:value-type="string" office:string-value="  &lt;img src=&quot;./05-skeleton-body/images/shape-binders.png&quot; alt=&quot;Shape binders&quot; width=&quot;491&quot;&gt;" calcext:value-type="string">
            <text:p>  &lt;img src="./05-skeleton-body/images/shape-binders.png" alt="Shape binders" width="491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k-rim-trj.png</text:p>
          </table:table-cell>
          <table:table-cell table:style-name="ce2" office:value-type="string" calcext:value-type="string">
            <text:p>C:\Users\henkj\IOT\DesigningHousingsInFreeCAD\05-skeleton-body\images\sk-rim-trj.png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614" calcext:value-type="float">
            <text:p>614</text:p>
          </table:table-cell>
          <table:table-cell table:style-name="ce2"/>
          <table:table-cell table:style-name="ce4" table:formula="of:=&quot;  &lt;img src=&quot;&amp;CHAR(34)&amp;SUBSTITUTE(SUBSTITUTE([.B35];[.$G$2];&quot;.&quot;);&quot;\&quot;;&quot;/&quot;)&amp; CHAR(34) &amp; &quot; alt=&quot;&amp;CHAR(34)&amp;UPPER(LEFT(SUBSTITUTE([.A35];&quot;.png&quot;;&quot;&quot;);1))&amp;LOWER(MID(SUBSTITUTE(SUBSTITUTE([.A35];&quot;.png&quot;;&quot;&quot;);&quot;-&quot;;&quot; &quot;);2;255))&amp;CHAR(34)&amp;&quot; width=&quot;&amp;CHAR(34)&amp;ROUND([.C35]*[.$G$1])&amp;CHAR(34)&amp;&quot;&gt;&quot;" office:value-type="string" office:string-value="  &lt;img src=&quot;./05-skeleton-body/images/sk-rim-trj.png&quot; alt=&quot;Sk rim trj&quot; width=&quot;544&quot;&gt;" calcext:value-type="string">
            <text:p>  &lt;img src="./05-skeleton-body/images/sk-rim-trj.png" alt="Sk rim trj" width="544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ketches-in-skeleton.png</text:p>
          </table:table-cell>
          <table:table-cell table:style-name="ce2" office:value-type="string" calcext:value-type="string">
            <text:p>C:\Users\henkj\IOT\DesigningHousingsInFreeCAD\05-skeleton-body\images\sketches-in-skeleton.png</text:p>
          </table:table-cell>
          <table:table-cell table:style-name="ce2" office:value-type="float" office:value="651" calcext:value-type="float">
            <text:p>651</text:p>
          </table:table-cell>
          <table:table-cell table:style-name="ce2" office:value-type="float" office:value="292" calcext:value-type="float">
            <text:p>292</text:p>
          </table:table-cell>
          <table:table-cell table:style-name="ce2"/>
          <table:table-cell table:style-name="ce4" table:formula="of:=&quot;  &lt;img src=&quot;&amp;CHAR(34)&amp;SUBSTITUTE(SUBSTITUTE([.B36];[.$G$2];&quot;.&quot;);&quot;\&quot;;&quot;/&quot;)&amp; CHAR(34) &amp; &quot; alt=&quot;&amp;CHAR(34)&amp;UPPER(LEFT(SUBSTITUTE([.A36];&quot;.png&quot;;&quot;&quot;);1))&amp;LOWER(MID(SUBSTITUTE(SUBSTITUTE([.A36];&quot;.png&quot;;&quot;&quot;);&quot;-&quot;;&quot; &quot;);2;255))&amp;CHAR(34)&amp;&quot; width=&quot;&amp;CHAR(34)&amp;ROUND([.C36]*[.$G$1])&amp;CHAR(34)&amp;&quot;&gt;&quot;" office:value-type="string" office:string-value="  &lt;img src=&quot;./05-skeleton-body/images/sketches-in-skeleton.png&quot; alt=&quot;Sketches in skeleton&quot; width=&quot;488&quot;&gt;" calcext:value-type="string">
            <text:p>  &lt;img src="./05-skeleton-body/images/sketches-in-skeleton.png" alt="Sketches in skeleton" width="488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heck-geometry-button-small.png</text:p>
          </table:table-cell>
          <table:table-cell table:style-name="ce2" office:value-type="string" calcext:value-type="string">
            <text:p>C:\Users\henkj\IOT\DesigningHousingsInFreeCAD\06-check-model\images\check-geometry-button-small.png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table:style-name="ce2"/>
          <table:table-cell table:style-name="ce4" table:formula="of:=&quot;  &lt;img src=&quot;&amp;CHAR(34)&amp;SUBSTITUTE(SUBSTITUTE([.B37];[.$G$2];&quot;.&quot;);&quot;\&quot;;&quot;/&quot;)&amp; CHAR(34) &amp; &quot; alt=&quot;&amp;CHAR(34)&amp;UPPER(LEFT(SUBSTITUTE([.A37];&quot;.png&quot;;&quot;&quot;);1))&amp;LOWER(MID(SUBSTITUTE(SUBSTITUTE([.A37];&quot;.png&quot;;&quot;&quot;);&quot;-&quot;;&quot; &quot;);2;255))&amp;CHAR(34)&amp;&quot; width=&quot;&amp;CHAR(34)&amp;ROUND([.C37]*[.$G$1])&amp;CHAR(34)&amp;&quot;&gt;&quot;" office:value-type="string" office:string-value="  &lt;img src=&quot;./06-check-model/images/check-geometry-button-small.png&quot; alt=&quot;Check geometry button small&quot; width=&quot;17&quot;&gt;" calcext:value-type="string">
            <text:p>  &lt;img src="./06-check-model/images/check-geometry-button-small.png" alt="Check geometry button small" width="17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heck-geometry-button.png</text:p>
          </table:table-cell>
          <table:table-cell table:style-name="ce2" office:value-type="string" calcext:value-type="string">
            <text:p>C:\Users\henkj\IOT\DesigningHousingsInFreeCAD\06-check-model\images\check-geometry-button.png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 table:style-name="ce2"/>
          <table:table-cell table:style-name="ce4" table:formula="of:=&quot;  &lt;img src=&quot;&amp;CHAR(34)&amp;SUBSTITUTE(SUBSTITUTE([.B38];[.$G$2];&quot;.&quot;);&quot;\&quot;;&quot;/&quot;)&amp; CHAR(34) &amp; &quot; alt=&quot;&amp;CHAR(34)&amp;UPPER(LEFT(SUBSTITUTE([.A38];&quot;.png&quot;;&quot;&quot;);1))&amp;LOWER(MID(SUBSTITUTE(SUBSTITUTE([.A38];&quot;.png&quot;;&quot;&quot;);&quot;-&quot;;&quot; &quot;);2;255))&amp;CHAR(34)&amp;&quot; width=&quot;&amp;CHAR(34)&amp;ROUND([.C38]*[.$G$1])&amp;CHAR(34)&amp;&quot;&gt;&quot;" office:value-type="string" office:string-value="  &lt;img src=&quot;./06-check-model/images/check-geometry-button.png&quot; alt=&quot;Check geometry button&quot; width=&quot;23&quot;&gt;" calcext:value-type="string">
            <text:p>  &lt;img src="./06-check-model/images/check-geometry-button.png" alt="Check geometry button" width="23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dependency-graph.png</text:p>
          </table:table-cell>
          <table:table-cell table:style-name="ce2" office:value-type="string" calcext:value-type="string">
            <text:p>C:\Users\henkj\IOT\DesigningHousingsInFreeCAD\06-check-model\images\dependency-graph.png</text:p>
          </table:table-cell>
          <table:table-cell table:style-name="ce2" office:value-type="float" office:value="3973" calcext:value-type="float">
            <text:p>3973</text:p>
          </table:table-cell>
          <table:table-cell table:style-name="ce2" office:value-type="float" office:value="2430" calcext:value-type="float">
            <text:p>2430</text:p>
          </table:table-cell>
          <table:table-cell table:style-name="ce2"/>
          <table:table-cell table:style-name="ce4" table:formula="of:=&quot;  &lt;img src=&quot;&amp;CHAR(34)&amp;SUBSTITUTE(SUBSTITUTE([.B39];[.$G$2];&quot;.&quot;);&quot;\&quot;;&quot;/&quot;)&amp; CHAR(34) &amp; &quot; alt=&quot;&amp;CHAR(34)&amp;UPPER(LEFT(SUBSTITUTE([.A39];&quot;.png&quot;;&quot;&quot;);1))&amp;LOWER(MID(SUBSTITUTE(SUBSTITUTE([.A39];&quot;.png&quot;;&quot;&quot;);&quot;-&quot;;&quot; &quot;);2;255))&amp;CHAR(34)&amp;&quot; width=&quot;&amp;CHAR(34)&amp;ROUND([.C39]*[.$G$1])&amp;CHAR(34)&amp;&quot;&gt;&quot;" office:value-type="string" office:string-value="  &lt;img src=&quot;./06-check-model/images/dependency-graph.png&quot; alt=&quot;Dependency graph&quot; width=&quot;2980&quot;&gt;" calcext:value-type="string">
            <text:p>  &lt;img src="./06-check-model/images/dependency-graph.png" alt="Dependency graph" width="2980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persistent-section-cut.png</text:p>
          </table:table-cell>
          <table:table-cell table:style-name="ce2" office:value-type="string" calcext:value-type="string">
            <text:p>C:\Users\henkj\IOT\DesigningHousingsInFreeCAD\06-check-model\images\persistent-section-cut.png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4" table:formula="of:=&quot;  &lt;img src=&quot;&amp;CHAR(34)&amp;SUBSTITUTE(SUBSTITUTE([.B40];[.$G$2];&quot;.&quot;);&quot;\&quot;;&quot;/&quot;)&amp; CHAR(34) &amp; &quot; alt=&quot;&amp;CHAR(34)&amp;UPPER(LEFT(SUBSTITUTE([.A40];&quot;.png&quot;;&quot;&quot;);1))&amp;LOWER(MID(SUBSTITUTE(SUBSTITUTE([.A40];&quot;.png&quot;;&quot;&quot;);&quot;-&quot;;&quot; &quot;);2;255))&amp;CHAR(34)&amp;&quot; width=&quot;&amp;CHAR(34)&amp;ROUND([.C40]*[.$G$1])&amp;CHAR(34)&amp;&quot;&gt;&quot;" office:value-type="string" office:string-value="  &lt;img src=&quot;./06-check-model/images/persistent-section-cut.png&quot; alt=&quot;Persistent section cut&quot; width=&quot;539&quot;&gt;" calcext:value-type="string">
            <text:p>  &lt;img src="./06-check-model/images/persistent-section-cut.png" alt="Persistent section cut" width="53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licing.png</text:p>
          </table:table-cell>
          <table:table-cell table:style-name="ce2" office:value-type="string" calcext:value-type="string">
            <text:p>C:\Users\henkj\IOT\DesigningHousingsInFreeCAD\06-check-model\images\slicing.png</text:p>
          </table:table-cell>
          <table:table-cell table:style-name="ce2" office:value-type="float" office:value="1409" calcext:value-type="float">
            <text:p>1409</text:p>
          </table:table-cell>
          <table:table-cell table:style-name="ce2" office:value-type="float" office:value="551" calcext:value-type="float">
            <text:p>551</text:p>
          </table:table-cell>
          <table:table-cell table:style-name="ce2"/>
          <table:table-cell table:style-name="ce4" table:formula="of:=&quot;  &lt;img src=&quot;&amp;CHAR(34)&amp;SUBSTITUTE(SUBSTITUTE([.B41];[.$G$2];&quot;.&quot;);&quot;\&quot;;&quot;/&quot;)&amp; CHAR(34) &amp; &quot; alt=&quot;&amp;CHAR(34)&amp;UPPER(LEFT(SUBSTITUTE([.A41];&quot;.png&quot;;&quot;&quot;);1))&amp;LOWER(MID(SUBSTITUTE(SUBSTITUTE([.A41];&quot;.png&quot;;&quot;&quot;);&quot;-&quot;;&quot; &quot;);2;255))&amp;CHAR(34)&amp;&quot; width=&quot;&amp;CHAR(34)&amp;ROUND([.C41]*[.$G$1])&amp;CHAR(34)&amp;&quot;&gt;&quot;" office:value-type="string" office:string-value="  &lt;img src=&quot;./06-check-model/images/slicing.png&quot; alt=&quot;Slicing&quot; width=&quot;1057&quot;&gt;" calcext:value-type="string">
            <text:p>  &lt;img src="./06-check-model/images/slicing.png" alt="Slicing" width="1057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final-housing-bottom.png</text:p>
          </table:table-cell>
          <table:table-cell table:style-name="ce2" office:value-type="string" calcext:value-type="string">
            <text:p>C:\Users\henkj\IOT\DesigningHousingsInFreeCAD\07-referencing-components\images\final-housing-bottom.png</text:p>
          </table:table-cell>
          <table:table-cell table:style-name="ce2" office:value-type="float" office:value="1652" calcext:value-type="float">
            <text:p>1652</text:p>
          </table:table-cell>
          <table:table-cell table:style-name="ce2" office:value-type="float" office:value="653" calcext:value-type="float">
            <text:p>653</text:p>
          </table:table-cell>
          <table:table-cell table:style-name="ce2"/>
          <table:table-cell table:style-name="ce4" table:formula="of:=&quot;  &lt;img src=&quot;&amp;CHAR(34)&amp;SUBSTITUTE(SUBSTITUTE([.B42];[.$G$2];&quot;.&quot;);&quot;\&quot;;&quot;/&quot;)&amp; CHAR(34) &amp; &quot; alt=&quot;&amp;CHAR(34)&amp;UPPER(LEFT(SUBSTITUTE([.A42];&quot;.png&quot;;&quot;&quot;);1))&amp;LOWER(MID(SUBSTITUTE(SUBSTITUTE([.A42];&quot;.png&quot;;&quot;&quot;);&quot;-&quot;;&quot; &quot;);2;255))&amp;CHAR(34)&amp;&quot; width=&quot;&amp;CHAR(34)&amp;ROUND([.C42]*[.$G$1])&amp;CHAR(34)&amp;&quot;&gt;&quot;" office:value-type="string" office:string-value="  &lt;img src=&quot;./07-referencing-components/images/final-housing-bottom.png&quot; alt=&quot;Final housing bottom&quot; width=&quot;1239&quot;&gt;" calcext:value-type="string">
            <text:p>  &lt;img src="./07-referencing-components/images/final-housing-bottom.png" alt="Final housing bottom" width="123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final-housing-total.png</text:p>
          </table:table-cell>
          <table:table-cell table:style-name="ce2" office:value-type="string" calcext:value-type="string">
            <text:p>C:\Users\henkj\IOT\DesigningHousingsInFreeCAD\07-referencing-components\images\final-housing-total.png</text:p>
          </table:table-cell>
          <table:table-cell table:style-name="ce2" office:value-type="float" office:value="1655" calcext:value-type="float">
            <text:p>1655</text:p>
          </table:table-cell>
          <table:table-cell table:style-name="ce2" office:value-type="float" office:value="660" calcext:value-type="float">
            <text:p>660</text:p>
          </table:table-cell>
          <table:table-cell table:style-name="ce2"/>
          <table:table-cell table:style-name="ce4" table:formula="of:=&quot;  &lt;img src=&quot;&amp;CHAR(34)&amp;SUBSTITUTE(SUBSTITUTE([.B43];[.$G$2];&quot;.&quot;);&quot;\&quot;;&quot;/&quot;)&amp; CHAR(34) &amp; &quot; alt=&quot;&amp;CHAR(34)&amp;UPPER(LEFT(SUBSTITUTE([.A43];&quot;.png&quot;;&quot;&quot;);1))&amp;LOWER(MID(SUBSTITUTE(SUBSTITUTE([.A43];&quot;.png&quot;;&quot;&quot;);&quot;-&quot;;&quot; &quot;);2;255))&amp;CHAR(34)&amp;&quot; width=&quot;&amp;CHAR(34)&amp;ROUND([.C43]*[.$G$1])&amp;CHAR(34)&amp;&quot;&gt;&quot;" office:value-type="string" office:string-value="  &lt;img src=&quot;./07-referencing-components/images/final-housing-total.png&quot; alt=&quot;Final housing total&quot; width=&quot;1241&quot;&gt;" calcext:value-type="string">
            <text:p>  &lt;img src="./07-referencing-components/images/final-housing-total.png" alt="Final housing total" width="1241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import-components.png</text:p>
          </table:table-cell>
          <table:table-cell table:style-name="ce2" office:value-type="string" calcext:value-type="string">
            <text:p>C:\Users\henkj\IOT\DesigningHousingsInFreeCAD\07-referencing-components\images\import-components.png</text:p>
          </table:table-cell>
          <table:table-cell table:style-name="ce2" office:value-type="float" office:value="1118" calcext:value-type="float">
            <text:p>1118</text:p>
          </table:table-cell>
          <table:table-cell table:style-name="ce2" office:value-type="float" office:value="357" calcext:value-type="float">
            <text:p>357</text:p>
          </table:table-cell>
          <table:table-cell table:style-name="ce2"/>
          <table:table-cell table:style-name="ce4" table:formula="of:=&quot;  &lt;img src=&quot;&amp;CHAR(34)&amp;SUBSTITUTE(SUBSTITUTE([.B44];[.$G$2];&quot;.&quot;);&quot;\&quot;;&quot;/&quot;)&amp; CHAR(34) &amp; &quot; alt=&quot;&amp;CHAR(34)&amp;UPPER(LEFT(SUBSTITUTE([.A44];&quot;.png&quot;;&quot;&quot;);1))&amp;LOWER(MID(SUBSTITUTE(SUBSTITUTE([.A44];&quot;.png&quot;;&quot;&quot;);&quot;-&quot;;&quot; &quot;);2;255))&amp;CHAR(34)&amp;&quot; width=&quot;&amp;CHAR(34)&amp;ROUND([.C44]*[.$G$1])&amp;CHAR(34)&amp;&quot;&gt;&quot;" office:value-type="string" office:string-value="  &lt;img src=&quot;./07-referencing-components/images/import-components.png&quot; alt=&quot;Import components&quot; width=&quot;839&quot;&gt;" calcext:value-type="string">
            <text:p>  &lt;img src="./07-referencing-components/images/import-components.png" alt="Import components" width="83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references-to-components.png</text:p>
          </table:table-cell>
          <table:table-cell table:style-name="ce2" office:value-type="string" calcext:value-type="string">
            <text:p>C:\Users\henkj\IOT\DesigningHousingsInFreeCAD\07-referencing-components\images\references-to-components.png</text:p>
          </table:table-cell>
          <table:table-cell table:style-name="ce2" office:value-type="float" office:value="1110" calcext:value-type="float">
            <text:p>1110</text:p>
          </table:table-cell>
          <table:table-cell table:style-name="ce2" office:value-type="float" office:value="432" calcext:value-type="float">
            <text:p>432</text:p>
          </table:table-cell>
          <table:table-cell table:style-name="ce2"/>
          <table:table-cell table:style-name="ce4" table:formula="of:=&quot;  &lt;img src=&quot;&amp;CHAR(34)&amp;SUBSTITUTE(SUBSTITUTE([.B45];[.$G$2];&quot;.&quot;);&quot;\&quot;;&quot;/&quot;)&amp; CHAR(34) &amp; &quot; alt=&quot;&amp;CHAR(34)&amp;UPPER(LEFT(SUBSTITUTE([.A45];&quot;.png&quot;;&quot;&quot;);1))&amp;LOWER(MID(SUBSTITUTE(SUBSTITUTE([.A45];&quot;.png&quot;;&quot;&quot;);&quot;-&quot;;&quot; &quot;);2;255))&amp;CHAR(34)&amp;&quot; width=&quot;&amp;CHAR(34)&amp;ROUND([.C45]*[.$G$1])&amp;CHAR(34)&amp;&quot;&gt;&quot;" office:value-type="string" office:string-value="  &lt;img src=&quot;./07-referencing-components/images/references-to-components.png&quot; alt=&quot;References to components&quot; width=&quot;833&quot;&gt;" calcext:value-type="string">
            <text:p>  &lt;img src="./07-referencing-components/images/references-to-components.png" alt="References to components" width="833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ketches-in-skeleton.png</text:p>
          </table:table-cell>
          <table:table-cell table:style-name="ce2" office:value-type="string" calcext:value-type="string">
            <text:p>C:\Users\henkj\IOT\DesigningHousingsInFreeCAD\07-referencing-components\images\sketches-in-skeleton.png</text:p>
          </table:table-cell>
          <table:table-cell table:style-name="ce2" office:value-type="float" office:value="1149" calcext:value-type="float">
            <text:p>1149</text:p>
          </table:table-cell>
          <table:table-cell table:style-name="ce2" office:value-type="float" office:value="494" calcext:value-type="float">
            <text:p>494</text:p>
          </table:table-cell>
          <table:table-cell table:style-name="ce2"/>
          <table:table-cell table:style-name="ce4" table:formula="of:=&quot;  &lt;img src=&quot;&amp;CHAR(34)&amp;SUBSTITUTE(SUBSTITUTE([.B46];[.$G$2];&quot;.&quot;);&quot;\&quot;;&quot;/&quot;)&amp; CHAR(34) &amp; &quot; alt=&quot;&amp;CHAR(34)&amp;UPPER(LEFT(SUBSTITUTE([.A46];&quot;.png&quot;;&quot;&quot;);1))&amp;LOWER(MID(SUBSTITUTE(SUBSTITUTE([.A46];&quot;.png&quot;;&quot;&quot;);&quot;-&quot;;&quot; &quot;);2;255))&amp;CHAR(34)&amp;&quot; width=&quot;&amp;CHAR(34)&amp;ROUND([.C46]*[.$G$1])&amp;CHAR(34)&amp;&quot;&gt;&quot;" office:value-type="string" office:string-value="  &lt;img src=&quot;./07-referencing-components/images/sketches-in-skeleton.png&quot; alt=&quot;Sketches in skeleton&quot; width=&quot;862&quot;&gt;" calcext:value-type="string">
            <text:p>  &lt;img src="./07-referencing-components/images/sketches-in-skeleton.png" alt="Sketches in skeleton" width="862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additional-sketch.png</text:p>
          </table:table-cell>
          <table:table-cell table:style-name="ce2" office:value-type="string" calcext:value-type="string">
            <text:p>C:\Users\henkj\IOT\DesigningHousingsInFreeCAD\08-self-tapping-screws\images\additional-sketch.png</text:p>
          </table:table-cell>
          <table:table-cell table:style-name="ce2" office:value-type="float" office:value="691" calcext:value-type="float">
            <text:p>691</text:p>
          </table:table-cell>
          <table:table-cell table:style-name="ce2" office:value-type="float" office:value="390" calcext:value-type="float">
            <text:p>390</text:p>
          </table:table-cell>
          <table:table-cell table:style-name="ce2"/>
          <table:table-cell table:style-name="ce4" table:formula="of:=&quot;  &lt;img src=&quot;&amp;CHAR(34)&amp;SUBSTITUTE(SUBSTITUTE([.B47];[.$G$2];&quot;.&quot;);&quot;\&quot;;&quot;/&quot;)&amp; CHAR(34) &amp; &quot; alt=&quot;&amp;CHAR(34)&amp;UPPER(LEFT(SUBSTITUTE([.A47];&quot;.png&quot;;&quot;&quot;);1))&amp;LOWER(MID(SUBSTITUTE(SUBSTITUTE([.A47];&quot;.png&quot;;&quot;&quot;);&quot;-&quot;;&quot; &quot;);2;255))&amp;CHAR(34)&amp;&quot; width=&quot;&amp;CHAR(34)&amp;ROUND([.C47]*[.$G$1])&amp;CHAR(34)&amp;&quot;&gt;&quot;" office:value-type="string" office:string-value="  &lt;img src=&quot;./08-self-tapping-screws/images/additional-sketch.png&quot; alt=&quot;Additional sketch&quot; width=&quot;518&quot;&gt;" calcext:value-type="string">
            <text:p>  &lt;img src="./08-self-tapping-screws/images/additional-sketch.png" alt="Additional sketch" width="518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alignment-of-pillar-height.png</text:p>
          </table:table-cell>
          <table:table-cell table:style-name="ce2" office:value-type="string" calcext:value-type="string">
            <text:p>C:\Users\henkj\IOT\DesigningHousingsInFreeCAD\08-self-tapping-screws\images\alignment-of-pillar-height.png</text:p>
          </table:table-cell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523" calcext:value-type="float">
            <text:p>523</text:p>
          </table:table-cell>
          <table:table-cell table:style-name="ce2"/>
          <table:table-cell table:style-name="ce4" table:formula="of:=&quot;  &lt;img src=&quot;&amp;CHAR(34)&amp;SUBSTITUTE(SUBSTITUTE([.B48];[.$G$2];&quot;.&quot;);&quot;\&quot;;&quot;/&quot;)&amp; CHAR(34) &amp; &quot; alt=&quot;&amp;CHAR(34)&amp;UPPER(LEFT(SUBSTITUTE([.A48];&quot;.png&quot;;&quot;&quot;);1))&amp;LOWER(MID(SUBSTITUTE(SUBSTITUTE([.A48];&quot;.png&quot;;&quot;&quot;);&quot;-&quot;;&quot; &quot;);2;255))&amp;CHAR(34)&amp;&quot; width=&quot;&amp;CHAR(34)&amp;ROUND([.C48]*[.$G$1])&amp;CHAR(34)&amp;&quot;&gt;&quot;" office:value-type="string" office:string-value="  &lt;img src=&quot;./08-self-tapping-screws/images/alignment-of-pillar-height.png&quot; alt=&quot;Alignment of pillar height&quot; width=&quot;486&quot;&gt;" calcext:value-type="string">
            <text:p>  &lt;img src="./08-self-tapping-screws/images/alignment-of-pillar-height.png" alt="Alignment of pillar height" width="486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centerline.png</text:p>
          </table:table-cell>
          <table:table-cell table:style-name="ce2" office:value-type="string" calcext:value-type="string">
            <text:p>C:\Users\henkj\IOT\DesigningHousingsInFreeCAD\08-self-tapping-screws\images\create-centerline.png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float" office:value="548" calcext:value-type="float">
            <text:p>548</text:p>
          </table:table-cell>
          <table:table-cell table:style-name="ce2"/>
          <table:table-cell table:style-name="ce4" table:formula="of:=&quot;  &lt;img src=&quot;&amp;CHAR(34)&amp;SUBSTITUTE(SUBSTITUTE([.B49];[.$G$2];&quot;.&quot;);&quot;\&quot;;&quot;/&quot;)&amp; CHAR(34) &amp; &quot; alt=&quot;&amp;CHAR(34)&amp;UPPER(LEFT(SUBSTITUTE([.A49];&quot;.png&quot;;&quot;&quot;);1))&amp;LOWER(MID(SUBSTITUTE(SUBSTITUTE([.A49];&quot;.png&quot;;&quot;&quot;);&quot;-&quot;;&quot; &quot;);2;255))&amp;CHAR(34)&amp;&quot; width=&quot;&amp;CHAR(34)&amp;ROUND([.C49]*[.$G$1])&amp;CHAR(34)&amp;&quot;&gt;&quot;" office:value-type="string" office:string-value="  &lt;img src=&quot;./08-self-tapping-screws/images/create-centerline.png&quot; alt=&quot;Create centerline&quot; width=&quot;676&quot;&gt;" calcext:value-type="string">
            <text:p>  &lt;img src="./08-self-tapping-screws/images/create-centerline.png" alt="Create centerline" width="676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datum-plane.png</text:p>
          </table:table-cell>
          <table:table-cell table:style-name="ce2" office:value-type="string" calcext:value-type="string">
            <text:p>C:\Users\henkj\IOT\DesigningHousingsInFreeCAD\08-self-tapping-screws\images\create-datum-plane.png</text:p>
          </table:table-cell>
          <table:table-cell table:style-name="ce2" office:value-type="float" office:value="1134" calcext:value-type="float">
            <text:p>1134</text:p>
          </table:table-cell>
          <table:table-cell table:style-name="ce2" office:value-type="float" office:value="615" calcext:value-type="float">
            <text:p>615</text:p>
          </table:table-cell>
          <table:table-cell table:style-name="ce2"/>
          <table:table-cell table:style-name="ce4" table:formula="of:=&quot;  &lt;img src=&quot;&amp;CHAR(34)&amp;SUBSTITUTE(SUBSTITUTE([.B50];[.$G$2];&quot;.&quot;);&quot;\&quot;;&quot;/&quot;)&amp; CHAR(34) &amp; &quot; alt=&quot;&amp;CHAR(34)&amp;UPPER(LEFT(SUBSTITUTE([.A50];&quot;.png&quot;;&quot;&quot;);1))&amp;LOWER(MID(SUBSTITUTE(SUBSTITUTE([.A50];&quot;.png&quot;;&quot;&quot;);&quot;-&quot;;&quot; &quot;);2;255))&amp;CHAR(34)&amp;&quot; width=&quot;&amp;CHAR(34)&amp;ROUND([.C50]*[.$G$1])&amp;CHAR(34)&amp;&quot;&gt;&quot;" office:value-type="string" office:string-value="  &lt;img src=&quot;./08-self-tapping-screws/images/create-datum-plane.png&quot; alt=&quot;Create datum plane&quot; width=&quot;851&quot;&gt;" calcext:value-type="string">
            <text:p>  &lt;img src="./08-self-tapping-screws/images/create-datum-plane.png" alt="Create datum plane" width="851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groove.png</text:p>
          </table:table-cell>
          <table:table-cell table:style-name="ce2" office:value-type="string" calcext:value-type="string">
            <text:p>C:\Users\henkj\IOT\DesigningHousingsInFreeCAD\08-self-tapping-screws\images\create-groove.png</text:p>
          </table:table-cell>
          <table:table-cell table:style-name="ce2" office:value-type="float" office:value="925" calcext:value-type="float">
            <text:p>925</text:p>
          </table:table-cell>
          <table:table-cell table:style-name="ce2" office:value-type="float" office:value="532" calcext:value-type="float">
            <text:p>532</text:p>
          </table:table-cell>
          <table:table-cell table:style-name="ce2"/>
          <table:table-cell table:style-name="ce4" table:formula="of:=&quot;  &lt;img src=&quot;&amp;CHAR(34)&amp;SUBSTITUTE(SUBSTITUTE([.B51];[.$G$2];&quot;.&quot;);&quot;\&quot;;&quot;/&quot;)&amp; CHAR(34) &amp; &quot; alt=&quot;&amp;CHAR(34)&amp;UPPER(LEFT(SUBSTITUTE([.A51];&quot;.png&quot;;&quot;&quot;);1))&amp;LOWER(MID(SUBSTITUTE(SUBSTITUTE([.A51];&quot;.png&quot;;&quot;&quot;);&quot;-&quot;;&quot; &quot;);2;255))&amp;CHAR(34)&amp;&quot; width=&quot;&amp;CHAR(34)&amp;ROUND([.C51]*[.$G$1])&amp;CHAR(34)&amp;&quot;&gt;&quot;" office:value-type="string" office:string-value="  &lt;img src=&quot;./08-self-tapping-screws/images/create-groove.png&quot; alt=&quot;Create groove&quot; width=&quot;694&quot;&gt;" calcext:value-type="string">
            <text:p>  &lt;img src="./08-self-tapping-screws/images/create-groove.png" alt="Create groove" width="694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sketch.png</text:p>
          </table:table-cell>
          <table:table-cell table:style-name="ce2" office:value-type="string" calcext:value-type="string">
            <text:p>C:\Users\henkj\IOT\DesigningHousingsInFreeCAD\08-self-tapping-screws\images\create-sketch.png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608" calcext:value-type="float">
            <text:p>608</text:p>
          </table:table-cell>
          <table:table-cell table:style-name="ce2"/>
          <table:table-cell table:style-name="ce4" table:formula="of:=&quot;  &lt;img src=&quot;&amp;CHAR(34)&amp;SUBSTITUTE(SUBSTITUTE([.B52];[.$G$2];&quot;.&quot;);&quot;\&quot;;&quot;/&quot;)&amp; CHAR(34) &amp; &quot; alt=&quot;&amp;CHAR(34)&amp;UPPER(LEFT(SUBSTITUTE([.A52];&quot;.png&quot;;&quot;&quot;);1))&amp;LOWER(MID(SUBSTITUTE(SUBSTITUTE([.A52];&quot;.png&quot;;&quot;&quot;);&quot;-&quot;;&quot; &quot;);2;255))&amp;CHAR(34)&amp;&quot; width=&quot;&amp;CHAR(34)&amp;ROUND([.C52]*[.$G$1])&amp;CHAR(34)&amp;&quot;&gt;&quot;" office:value-type="string" office:string-value="  &lt;img src=&quot;./08-self-tapping-screws/images/create-sketch.png&quot; alt=&quot;Create sketch&quot; width=&quot;326&quot;&gt;" calcext:value-type="string">
            <text:p>  &lt;img src="./08-self-tapping-screws/images/create-sketch.png" alt="Create sketch" width="326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datum-plane-in-separation-bottom.png</text:p>
          </table:table-cell>
          <table:table-cell table:style-name="ce2" office:value-type="string" calcext:value-type="string">
            <text:p>C:\Users\henkj\IOT\DesigningHousingsInFreeCAD\08-self-tapping-screws\images\datum-plane-in-separation-bottom.png</text:p>
          </table:table-cell>
          <table:table-cell table:style-name="ce2" office:value-type="float" office:value="1429" calcext:value-type="float">
            <text:p>1429</text:p>
          </table:table-cell>
          <table:table-cell table:style-name="ce2" office:value-type="float" office:value="535" calcext:value-type="float">
            <text:p>535</text:p>
          </table:table-cell>
          <table:table-cell table:style-name="ce2"/>
          <table:table-cell table:style-name="ce4" table:formula="of:=&quot;  &lt;img src=&quot;&amp;CHAR(34)&amp;SUBSTITUTE(SUBSTITUTE([.B53];[.$G$2];&quot;.&quot;);&quot;\&quot;;&quot;/&quot;)&amp; CHAR(34) &amp; &quot; alt=&quot;&amp;CHAR(34)&amp;UPPER(LEFT(SUBSTITUTE([.A53];&quot;.png&quot;;&quot;&quot;);1))&amp;LOWER(MID(SUBSTITUTE(SUBSTITUTE([.A53];&quot;.png&quot;;&quot;&quot;);&quot;-&quot;;&quot; &quot;);2;255))&amp;CHAR(34)&amp;&quot; width=&quot;&amp;CHAR(34)&amp;ROUND([.C53]*[.$G$1])&amp;CHAR(34)&amp;&quot;&gt;&quot;" office:value-type="string" office:string-value="  &lt;img src=&quot;./08-self-tapping-screws/images/datum-plane-in-separation-bottom.png&quot; alt=&quot;Datum plane in separation bottom&quot; width=&quot;1072&quot;&gt;" calcext:value-type="string">
            <text:p>  &lt;img src="./08-self-tapping-screws/images/datum-plane-in-separation-bottom.png" alt="Datum plane in separation bottom" width="1072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completed.png</text:p>
          </table:table-cell>
          <table:table-cell table:style-name="ce2" office:value-type="string" calcext:value-type="string">
            <text:p>C:\Users\henkj\IOT\DesigningHousingsInFreeCAD\08-self-tapping-screws\images\housing-completed.png</text:p>
          </table:table-cell>
          <table:table-cell table:style-name="ce2" office:value-type="float" office:value="878" calcext:value-type="float">
            <text:p>878</text:p>
          </table:table-cell>
          <table:table-cell table:style-name="ce2" office:value-type="float" office:value="668" calcext:value-type="float">
            <text:p>668</text:p>
          </table:table-cell>
          <table:table-cell table:style-name="ce2"/>
          <table:table-cell table:style-name="ce4" table:formula="of:=&quot;  &lt;img src=&quot;&amp;CHAR(34)&amp;SUBSTITUTE(SUBSTITUTE([.B54];[.$G$2];&quot;.&quot;);&quot;\&quot;;&quot;/&quot;)&amp; CHAR(34) &amp; &quot; alt=&quot;&amp;CHAR(34)&amp;UPPER(LEFT(SUBSTITUTE([.A54];&quot;.png&quot;;&quot;&quot;);1))&amp;LOWER(MID(SUBSTITUTE(SUBSTITUTE([.A54];&quot;.png&quot;;&quot;&quot;);&quot;-&quot;;&quot; &quot;);2;255))&amp;CHAR(34)&amp;&quot; width=&quot;&amp;CHAR(34)&amp;ROUND([.C54]*[.$G$1])&amp;CHAR(34)&amp;&quot;&gt;&quot;" office:value-type="string" office:string-value="  &lt;img src=&quot;./08-self-tapping-screws/images/housing-completed.png&quot; alt=&quot;Housing completed&quot; width=&quot;659&quot;&gt;" calcext:value-type="string">
            <text:p>  &lt;img src="./08-self-tapping-screws/images/housing-completed.png" alt="Housing completed" width="65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image1.png</text:p>
          </table:table-cell>
          <table:table-cell table:style-name="ce2" office:value-type="string" calcext:value-type="string">
            <text:p>C:\Users\henkj\IOT\DesigningHousingsInFreeCAD\08-self-tapping-screws\images\image1.png</text:p>
          </table:table-cell>
          <table:table-cell table:style-name="ce2" office:value-type="float" office:value="965" calcext:value-type="float">
            <text:p>965</text:p>
          </table:table-cell>
          <table:table-cell table:style-name="ce2" office:value-type="float" office:value="301" calcext:value-type="float">
            <text:p>301</text:p>
          </table:table-cell>
          <table:table-cell table:style-name="ce2"/>
          <table:table-cell table:style-name="ce4" table:formula="of:=&quot;  &lt;img src=&quot;&amp;CHAR(34)&amp;SUBSTITUTE(SUBSTITUTE([.B55];[.$G$2];&quot;.&quot;);&quot;\&quot;;&quot;/&quot;)&amp; CHAR(34) &amp; &quot; alt=&quot;&amp;CHAR(34)&amp;UPPER(LEFT(SUBSTITUTE([.A55];&quot;.png&quot;;&quot;&quot;);1))&amp;LOWER(MID(SUBSTITUTE(SUBSTITUTE([.A55];&quot;.png&quot;;&quot;&quot;);&quot;-&quot;;&quot; &quot;);2;255))&amp;CHAR(34)&amp;&quot; width=&quot;&amp;CHAR(34)&amp;ROUND([.C55]*[.$G$1])&amp;CHAR(34)&amp;&quot;&gt;&quot;" office:value-type="string" office:string-value="  &lt;img src=&quot;./08-self-tapping-screws/images/image1.png&quot; alt=&quot;Image1&quot; width=&quot;724&quot;&gt;" calcext:value-type="string">
            <text:p>  &lt;img src="./08-self-tapping-screws/images/image1.png" alt="Image1" width="724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crew-holes-in-separation-top.png</text:p>
          </table:table-cell>
          <table:table-cell table:style-name="ce2" office:value-type="string" calcext:value-type="string">
            <text:p>C:\Users\henkj\IOT\DesigningHousingsInFreeCAD\08-self-tapping-screws\images\screw-holes-in-separation-top.png</text:p>
          </table:table-cell>
          <table:table-cell table:style-name="ce2" office:value-type="float" office:value="963" calcext:value-type="float">
            <text:p>963</text:p>
          </table:table-cell>
          <table:table-cell table:style-name="ce2" office:value-type="float" office:value="704" calcext:value-type="float">
            <text:p>704</text:p>
          </table:table-cell>
          <table:table-cell table:style-name="ce2"/>
          <table:table-cell table:style-name="ce4" table:formula="of:=&quot;  &lt;img src=&quot;&amp;CHAR(34)&amp;SUBSTITUTE(SUBSTITUTE([.B56];[.$G$2];&quot;.&quot;);&quot;\&quot;;&quot;/&quot;)&amp; CHAR(34) &amp; &quot; alt=&quot;&amp;CHAR(34)&amp;UPPER(LEFT(SUBSTITUTE([.A56];&quot;.png&quot;;&quot;&quot;);1))&amp;LOWER(MID(SUBSTITUTE(SUBSTITUTE([.A56];&quot;.png&quot;;&quot;&quot;);&quot;-&quot;;&quot; &quot;);2;255))&amp;CHAR(34)&amp;&quot; width=&quot;&amp;CHAR(34)&amp;ROUND([.C56]*[.$G$1])&amp;CHAR(34)&amp;&quot;&gt;&quot;" office:value-type="string" office:string-value="  &lt;img src=&quot;./08-self-tapping-screws/images/screw-holes-in-separation-top.png&quot; alt=&quot;Screw holes in separation top&quot; width=&quot;722&quot;&gt;" calcext:value-type="string">
            <text:p>  &lt;img src="./08-self-tapping-screws/images/screw-holes-in-separation-top.png" alt="Screw holes in separation top" width="722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crew-pillar-sketch-in-separation-bottom.png</text:p>
          </table:table-cell>
          <table:table-cell table:style-name="ce2" office:value-type="string" calcext:value-type="string">
            <text:p>C:\Users\henkj\IOT\DesigningHousingsInFreeCAD\08-self-tapping-screws\images\screw-pillar-sketch-in-separation-bottom.png</text:p>
          </table:table-cell>
          <table:table-cell table:style-name="ce2" office:value-type="float" office:value="623" calcext:value-type="float">
            <text:p>623</text:p>
          </table:table-cell>
          <table:table-cell table:style-name="ce2" office:value-type="float" office:value="541" calcext:value-type="float">
            <text:p>541</text:p>
          </table:table-cell>
          <table:table-cell table:style-name="ce2"/>
          <table:table-cell table:style-name="ce4" table:formula="of:=&quot;  &lt;img src=&quot;&amp;CHAR(34)&amp;SUBSTITUTE(SUBSTITUTE([.B57];[.$G$2];&quot;.&quot;);&quot;\&quot;;&quot;/&quot;)&amp; CHAR(34) &amp; &quot; alt=&quot;&amp;CHAR(34)&amp;UPPER(LEFT(SUBSTITUTE([.A57];&quot;.png&quot;;&quot;&quot;);1))&amp;LOWER(MID(SUBSTITUTE(SUBSTITUTE([.A57];&quot;.png&quot;;&quot;&quot;);&quot;-&quot;;&quot; &quot;);2;255))&amp;CHAR(34)&amp;&quot; width=&quot;&amp;CHAR(34)&amp;ROUND([.C57]*[.$G$1])&amp;CHAR(34)&amp;&quot;&gt;&quot;" office:value-type="string" office:string-value="  &lt;img src=&quot;./08-self-tapping-screws/images/screw-pillar-sketch-in-separation-bottom.png&quot; alt=&quot;Screw pillar sketch in separation bottom&quot; width=&quot;467&quot;&gt;" calcext:value-type="string">
            <text:p>  &lt;img src="./08-self-tapping-screws/images/screw-pillar-sketch-in-separation-bottom.png" alt="Screw pillar sketch in separation bottom" width="467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elf-tapping-screws.png</text:p>
          </table:table-cell>
          <table:table-cell table:style-name="ce2" office:value-type="string" calcext:value-type="string">
            <text:p>C:\Users\henkj\IOT\DesigningHousingsInFreeCAD\08-self-tapping-screws\images\self-tapping-screws.png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/>
          <table:table-cell table:style-name="ce4" table:formula="of:=&quot;  &lt;img src=&quot;&amp;CHAR(34)&amp;SUBSTITUTE(SUBSTITUTE([.B58];[.$G$2];&quot;.&quot;);&quot;\&quot;;&quot;/&quot;)&amp; CHAR(34) &amp; &quot; alt=&quot;&amp;CHAR(34)&amp;UPPER(LEFT(SUBSTITUTE([.A58];&quot;.png&quot;;&quot;&quot;);1))&amp;LOWER(MID(SUBSTITUTE(SUBSTITUTE([.A58];&quot;.png&quot;;&quot;&quot;);&quot;-&quot;;&quot; &quot;);2;255))&amp;CHAR(34)&amp;&quot; width=&quot;&amp;CHAR(34)&amp;ROUND([.C58]*[.$G$1])&amp;CHAR(34)&amp;&quot;&gt;&quot;" office:value-type="string" office:string-value="  &lt;img src=&quot;./08-self-tapping-screws/images/self-tapping-screws.png&quot; alt=&quot;Self tapping screws&quot; width=&quot;600&quot;&gt;" calcext:value-type="string">
            <text:p>  &lt;img src="./08-self-tapping-screws/images/self-tapping-screws.png" alt="Self tapping screws" width="600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eparation-bottom-with-pillars.png</text:p>
          </table:table-cell>
          <table:table-cell table:style-name="ce2" office:value-type="string" calcext:value-type="string">
            <text:p>C:\Users\henkj\IOT\DesigningHousingsInFreeCAD\08-self-tapping-screws\images\separation-bottom-with-pillars.png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float" office:value="700" calcext:value-type="float">
            <text:p>700</text:p>
          </table:table-cell>
          <table:table-cell table:style-name="ce2"/>
          <table:table-cell table:style-name="ce4" table:formula="of:=&quot;  &lt;img src=&quot;&amp;CHAR(34)&amp;SUBSTITUTE(SUBSTITUTE([.B59];[.$G$2];&quot;.&quot;);&quot;\&quot;;&quot;/&quot;)&amp; CHAR(34) &amp; &quot; alt=&quot;&amp;CHAR(34)&amp;UPPER(LEFT(SUBSTITUTE([.A59];&quot;.png&quot;;&quot;&quot;);1))&amp;LOWER(MID(SUBSTITUTE(SUBSTITUTE([.A59];&quot;.png&quot;;&quot;&quot;);&quot;-&quot;;&quot; &quot;);2;255))&amp;CHAR(34)&amp;&quot; width=&quot;&amp;CHAR(34)&amp;ROUND([.C59]*[.$G$1])&amp;CHAR(34)&amp;&quot;&gt;&quot;" office:value-type="string" office:string-value="  &lt;img src=&quot;./08-self-tapping-screws/images/separation-bottom-with-pillars.png&quot; alt=&quot;Separation bottom with pillars&quot; width=&quot;736&quot;&gt;" calcext:value-type="string">
            <text:p>  &lt;img src="./08-self-tapping-screws/images/separation-bottom-with-pillars.png" alt="Separation bottom with pillars" width="736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keleton-sketch-screw-pillar.png</text:p>
          </table:table-cell>
          <table:table-cell table:style-name="ce2" office:value-type="string" calcext:value-type="string">
            <text:p>C:\Users\henkj\IOT\DesigningHousingsInFreeCAD\08-self-tapping-screws\images\skeleton-sketch-screw-pillar.png</text:p>
          </table:table-cell>
          <table:table-cell table:style-name="ce2" office:value-type="float" office:value="1219" calcext:value-type="float">
            <text:p>1219</text:p>
          </table:table-cell>
          <table:table-cell table:style-name="ce2" office:value-type="float" office:value="605" calcext:value-type="float">
            <text:p>605</text:p>
          </table:table-cell>
          <table:table-cell table:style-name="ce2"/>
          <table:table-cell table:style-name="ce4" table:formula="of:=&quot;  &lt;img src=&quot;&amp;CHAR(34)&amp;SUBSTITUTE(SUBSTITUTE([.B60];[.$G$2];&quot;.&quot;);&quot;\&quot;;&quot;/&quot;)&amp; CHAR(34) &amp; &quot; alt=&quot;&amp;CHAR(34)&amp;UPPER(LEFT(SUBSTITUTE([.A60];&quot;.png&quot;;&quot;&quot;);1))&amp;LOWER(MID(SUBSTITUTE(SUBSTITUTE([.A60];&quot;.png&quot;;&quot;&quot;);&quot;-&quot;;&quot; &quot;);2;255))&amp;CHAR(34)&amp;&quot; width=&quot;&amp;CHAR(34)&amp;ROUND([.C60]*[.$G$1])&amp;CHAR(34)&amp;&quot;&gt;&quot;" office:value-type="string" office:string-value="  &lt;img src=&quot;./08-self-tapping-screws/images/skeleton-sketch-screw-pillar.png&quot; alt=&quot;Skeleton sketch screw pillar&quot; width=&quot;914&quot;&gt;" calcext:value-type="string">
            <text:p>  &lt;img src="./08-self-tapping-screws/images/skeleton-sketch-screw-pillar.png" alt="Skeleton sketch screw pillar" width="914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warning.png</text:p>
          </table:table-cell>
          <table:table-cell table:style-name="ce2" office:value-type="string" calcext:value-type="string">
            <text:p>C:\Users\henkj\IOT\DesigningHousingsInFreeCAD\08-self-tapping-screws\images\warning.png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4" table:formula="of:=&quot;  &lt;img src=&quot;&amp;CHAR(34)&amp;SUBSTITUTE(SUBSTITUTE([.B61];[.$G$2];&quot;.&quot;);&quot;\&quot;;&quot;/&quot;)&amp; CHAR(34) &amp; &quot; alt=&quot;&amp;CHAR(34)&amp;UPPER(LEFT(SUBSTITUTE([.A61];&quot;.png&quot;;&quot;&quot;);1))&amp;LOWER(MID(SUBSTITUTE(SUBSTITUTE([.A61];&quot;.png&quot;;&quot;&quot;);&quot;-&quot;;&quot; &quot;);2;255))&amp;CHAR(34)&amp;&quot; width=&quot;&amp;CHAR(34)&amp;ROUND([.C61]*[.$G$1])&amp;CHAR(34)&amp;&quot;&gt;&quot;" office:value-type="string" office:string-value="  &lt;img src=&quot;./08-self-tapping-screws/images/warning.png&quot; alt=&quot;Warning&quot; width=&quot;779&quot;&gt;" calcext:value-type="string">
            <text:p>  &lt;img src="./08-self-tapping-screws/images/warning.png" alt="Warning" width="77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warning2.png</text:p>
          </table:table-cell>
          <table:table-cell table:style-name="ce2" office:value-type="string" calcext:value-type="string">
            <text:p>C:\Users\henkj\IOT\DesigningHousingsInFreeCAD\08-self-tapping-screws\images\warning2.png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4" table:formula="of:=&quot;  &lt;img src=&quot;&amp;CHAR(34)&amp;SUBSTITUTE(SUBSTITUTE([.B62];[.$G$2];&quot;.&quot;);&quot;\&quot;;&quot;/&quot;)&amp; CHAR(34) &amp; &quot; alt=&quot;&amp;CHAR(34)&amp;UPPER(LEFT(SUBSTITUTE([.A62];&quot;.png&quot;;&quot;&quot;);1))&amp;LOWER(MID(SUBSTITUTE(SUBSTITUTE([.A62];&quot;.png&quot;;&quot;&quot;);&quot;-&quot;;&quot; &quot;);2;255))&amp;CHAR(34)&amp;&quot; width=&quot;&amp;CHAR(34)&amp;ROUND([.C62]*[.$G$1])&amp;CHAR(34)&amp;&quot;&gt;&quot;" office:value-type="string" office:string-value="  &lt;img src=&quot;./08-self-tapping-screws/images/warning2.png&quot; alt=&quot;Warning2&quot; width=&quot;779&quot;&gt;" calcext:value-type="string">
            <text:p>  &lt;img src="./08-self-tapping-screws/images/warning2.png" alt="Warning2" width="77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oss-section-closed.png</text:p>
          </table:table-cell>
          <table:table-cell table:style-name="ce2" office:value-type="string" calcext:value-type="string">
            <text:p>C:\Users\henkj\IOT\DesigningHousingsInFreeCAD\09-hinge\images\cross-section-closed.png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296" calcext:value-type="float">
            <text:p>296</text:p>
          </table:table-cell>
          <table:table-cell table:style-name="ce2"/>
          <table:table-cell table:style-name="ce4" table:formula="of:=&quot;  &lt;img src=&quot;&amp;CHAR(34)&amp;SUBSTITUTE(SUBSTITUTE([.B63];[.$G$2];&quot;.&quot;);&quot;\&quot;;&quot;/&quot;)&amp; CHAR(34) &amp; &quot; alt=&quot;&amp;CHAR(34)&amp;UPPER(LEFT(SUBSTITUTE([.A63];&quot;.png&quot;;&quot;&quot;);1))&amp;LOWER(MID(SUBSTITUTE(SUBSTITUTE([.A63];&quot;.png&quot;;&quot;&quot;);&quot;-&quot;;&quot; &quot;);2;255))&amp;CHAR(34)&amp;&quot; width=&quot;&amp;CHAR(34)&amp;ROUND([.C63]*[.$G$1])&amp;CHAR(34)&amp;&quot;&gt;&quot;" office:value-type="string" office:string-value="  &lt;img src=&quot;./09-hinge/images/cross-section-closed.png&quot; alt=&quot;Cross section closed&quot; width=&quot;293&quot;&gt;" calcext:value-type="string">
            <text:p>  &lt;img src="./09-hinge/images/cross-section-closed.png" alt="Cross section closed" width="293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oss-section-open.png</text:p>
          </table:table-cell>
          <table:table-cell table:style-name="ce2" office:value-type="string" calcext:value-type="string">
            <text:p>C:\Users\henkj\IOT\DesigningHousingsInFreeCAD\09-hinge\images\cross-section-open.png</text:p>
          </table:table-cell>
          <table:table-cell table:style-name="ce2" office:value-type="float" office:value="679" calcext:value-type="float">
            <text:p>679</text:p>
          </table:table-cell>
          <table:table-cell table:style-name="ce2" office:value-type="float" office:value="262" calcext:value-type="float">
            <text:p>262</text:p>
          </table:table-cell>
          <table:table-cell table:style-name="ce2"/>
          <table:table-cell table:style-name="ce4" table:formula="of:=&quot;  &lt;img src=&quot;&amp;CHAR(34)&amp;SUBSTITUTE(SUBSTITUTE([.B64];[.$G$2];&quot;.&quot;);&quot;\&quot;;&quot;/&quot;)&amp; CHAR(34) &amp; &quot; alt=&quot;&amp;CHAR(34)&amp;UPPER(LEFT(SUBSTITUTE([.A64];&quot;.png&quot;;&quot;&quot;);1))&amp;LOWER(MID(SUBSTITUTE(SUBSTITUTE([.A64];&quot;.png&quot;;&quot;&quot;);&quot;-&quot;;&quot; &quot;);2;255))&amp;CHAR(34)&amp;&quot; width=&quot;&amp;CHAR(34)&amp;ROUND([.C64]*[.$G$1])&amp;CHAR(34)&amp;&quot;&gt;&quot;" office:value-type="string" office:string-value="  &lt;img src=&quot;./09-hinge/images/cross-section-open.png&quot; alt=&quot;Cross section open&quot; width=&quot;509&quot;&gt;" calcext:value-type="string">
            <text:p>  &lt;img src="./09-hinge/images/cross-section-open.png" alt="Cross section open" width="50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front-view-closed.png</text:p>
          </table:table-cell>
          <table:table-cell table:style-name="ce2" office:value-type="string" calcext:value-type="string">
            <text:p>C:\Users\henkj\IOT\DesigningHousingsInFreeCAD\09-hinge\images\front-view-closed.png</text:p>
          </table:table-cell>
          <table:table-cell table:style-name="ce2" office:value-type="float" office:value="854" calcext:value-type="float">
            <text:p>854</text:p>
          </table:table-cell>
          <table:table-cell table:style-name="ce2" office:value-type="float" office:value="492" calcext:value-type="float">
            <text:p>492</text:p>
          </table:table-cell>
          <table:table-cell table:style-name="ce2"/>
          <table:table-cell table:style-name="ce4" table:formula="of:=&quot;  &lt;img src=&quot;&amp;CHAR(34)&amp;SUBSTITUTE(SUBSTITUTE([.B65];[.$G$2];&quot;.&quot;);&quot;\&quot;;&quot;/&quot;)&amp; CHAR(34) &amp; &quot; alt=&quot;&amp;CHAR(34)&amp;UPPER(LEFT(SUBSTITUTE([.A65];&quot;.png&quot;;&quot;&quot;);1))&amp;LOWER(MID(SUBSTITUTE(SUBSTITUTE([.A65];&quot;.png&quot;;&quot;&quot;);&quot;-&quot;;&quot; &quot;);2;255))&amp;CHAR(34)&amp;&quot; width=&quot;&amp;CHAR(34)&amp;ROUND([.C65]*[.$G$1])&amp;CHAR(34)&amp;&quot;&gt;&quot;" office:value-type="string" office:string-value="  &lt;img src=&quot;./09-hinge/images/front-view-closed.png&quot; alt=&quot;Front view closed&quot; width=&quot;641&quot;&gt;" calcext:value-type="string">
            <text:p>  &lt;img src="./09-hinge/images/front-view-closed.png" alt="Front view closed" width="641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front-view-open.png</text:p>
          </table:table-cell>
          <table:table-cell table:style-name="ce2" office:value-type="string" calcext:value-type="string">
            <text:p>C:\Users\henkj\IOT\DesigningHousingsInFreeCAD\09-hinge\images\front-view-open.png</text:p>
          </table:table-cell>
          <table:table-cell table:style-name="ce2" office:value-type="float" office:value="925" calcext:value-type="float">
            <text:p>925</text:p>
          </table:table-cell>
          <table:table-cell table:style-name="ce2" office:value-type="float" office:value="435" calcext:value-type="float">
            <text:p>435</text:p>
          </table:table-cell>
          <table:table-cell table:style-name="ce2"/>
          <table:table-cell table:style-name="ce4" table:formula="of:=&quot;  &lt;img src=&quot;&amp;CHAR(34)&amp;SUBSTITUTE(SUBSTITUTE([.B66];[.$G$2];&quot;.&quot;);&quot;\&quot;;&quot;/&quot;)&amp; CHAR(34) &amp; &quot; alt=&quot;&amp;CHAR(34)&amp;UPPER(LEFT(SUBSTITUTE([.A66];&quot;.png&quot;;&quot;&quot;);1))&amp;LOWER(MID(SUBSTITUTE(SUBSTITUTE([.A66];&quot;.png&quot;;&quot;&quot;);&quot;-&quot;;&quot; &quot;);2;255))&amp;CHAR(34)&amp;&quot; width=&quot;&amp;CHAR(34)&amp;ROUND([.C66]*[.$G$1])&amp;CHAR(34)&amp;&quot;&gt;&quot;" office:value-type="string" office:string-value="  &lt;img src=&quot;./09-hinge/images/front-view-open.png&quot; alt=&quot;Front view open&quot; width=&quot;694&quot;&gt;" calcext:value-type="string">
            <text:p>  &lt;img src="./09-hinge/images/front-view-open.png" alt="Front view open" width="694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inge-check.png</text:p>
          </table:table-cell>
          <table:table-cell table:style-name="ce2" office:value-type="string" calcext:value-type="string">
            <text:p>C:\Users\henkj\IOT\DesigningHousingsInFreeCAD\09-hinge\images\hinge-check.png</text:p>
          </table:table-cell>
          <table:table-cell table:style-name="ce2" office:value-type="float" office:value="679" calcext:value-type="float">
            <text:p>679</text:p>
          </table:table-cell>
          <table:table-cell table:style-name="ce2" office:value-type="float" office:value="285" calcext:value-type="float">
            <text:p>285</text:p>
          </table:table-cell>
          <table:table-cell table:style-name="ce2"/>
          <table:table-cell table:style-name="ce4" table:formula="of:=&quot;  &lt;img src=&quot;&amp;CHAR(34)&amp;SUBSTITUTE(SUBSTITUTE([.B67];[.$G$2];&quot;.&quot;);&quot;\&quot;;&quot;/&quot;)&amp; CHAR(34) &amp; &quot; alt=&quot;&amp;CHAR(34)&amp;UPPER(LEFT(SUBSTITUTE([.A67];&quot;.png&quot;;&quot;&quot;);1))&amp;LOWER(MID(SUBSTITUTE(SUBSTITUTE([.A67];&quot;.png&quot;;&quot;&quot;);&quot;-&quot;;&quot; &quot;);2;255))&amp;CHAR(34)&amp;&quot; width=&quot;&amp;CHAR(34)&amp;ROUND([.C67]*[.$G$1])&amp;CHAR(34)&amp;&quot;&gt;&quot;" office:value-type="string" office:string-value="  &lt;img src=&quot;./09-hinge/images/hinge-check.png&quot; alt=&quot;Hinge check&quot; width=&quot;509&quot;&gt;" calcext:value-type="string">
            <text:p>  &lt;img src="./09-hinge/images/hinge-check.png" alt="Hinge check" width="50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bottom.png</text:p>
          </table:table-cell>
          <table:table-cell table:style-name="ce2" office:value-type="string" calcext:value-type="string">
            <text:p>C:\Users\henkj\IOT\DesigningHousingsInFreeCAD\09-hinge\images\housing-bottom.png</text:p>
          </table:table-cell>
          <table:table-cell table:style-name="ce2" office:value-type="float" office:value="1138" calcext:value-type="float">
            <text:p>1138</text:p>
          </table:table-cell>
          <table:table-cell table:style-name="ce2" office:value-type="float" office:value="427" calcext:value-type="float">
            <text:p>427</text:p>
          </table:table-cell>
          <table:table-cell table:style-name="ce2"/>
          <table:table-cell table:style-name="ce4" table:formula="of:=&quot;  &lt;img src=&quot;&amp;CHAR(34)&amp;SUBSTITUTE(SUBSTITUTE([.B68];[.$G$2];&quot;.&quot;);&quot;\&quot;;&quot;/&quot;)&amp; CHAR(34) &amp; &quot; alt=&quot;&amp;CHAR(34)&amp;UPPER(LEFT(SUBSTITUTE([.A68];&quot;.png&quot;;&quot;&quot;);1))&amp;LOWER(MID(SUBSTITUTE(SUBSTITUTE([.A68];&quot;.png&quot;;&quot;&quot;);&quot;-&quot;;&quot; &quot;);2;255))&amp;CHAR(34)&amp;&quot; width=&quot;&amp;CHAR(34)&amp;ROUND([.C68]*[.$G$1])&amp;CHAR(34)&amp;&quot;&gt;&quot;" office:value-type="string" office:string-value="  &lt;img src=&quot;./09-hinge/images/housing-bottom.png&quot; alt=&quot;Housing bottom&quot; width=&quot;854&quot;&gt;" calcext:value-type="string">
            <text:p>  &lt;img src="./09-hinge/images/housing-bottom.png" alt="Housing bottom" width="854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external-1.png</text:p>
          </table:table-cell>
          <table:table-cell table:style-name="ce2" office:value-type="string" calcext:value-type="string">
            <text:p>C:\Users\henkj\IOT\DesigningHousingsInFreeCAD\09-hinge\images\housing-external-1.png</text:p>
          </table:table-cell>
          <table:table-cell table:style-name="ce2" office:value-type="float" office:value="1123" calcext:value-type="float">
            <text:p>1123</text:p>
          </table:table-cell>
          <table:table-cell table:style-name="ce2" office:value-type="float" office:value="333" calcext:value-type="float">
            <text:p>333</text:p>
          </table:table-cell>
          <table:table-cell table:style-name="ce2"/>
          <table:table-cell table:style-name="ce4" table:formula="of:=&quot;  &lt;img src=&quot;&amp;CHAR(34)&amp;SUBSTITUTE(SUBSTITUTE([.B69];[.$G$2];&quot;.&quot;);&quot;\&quot;;&quot;/&quot;)&amp; CHAR(34) &amp; &quot; alt=&quot;&amp;CHAR(34)&amp;UPPER(LEFT(SUBSTITUTE([.A69];&quot;.png&quot;;&quot;&quot;);1))&amp;LOWER(MID(SUBSTITUTE(SUBSTITUTE([.A69];&quot;.png&quot;;&quot;&quot;);&quot;-&quot;;&quot; &quot;);2;255))&amp;CHAR(34)&amp;&quot; width=&quot;&amp;CHAR(34)&amp;ROUND([.C69]*[.$G$1])&amp;CHAR(34)&amp;&quot;&gt;&quot;" office:value-type="string" office:string-value="  &lt;img src=&quot;./09-hinge/images/housing-external-1.png&quot; alt=&quot;Housing external 1&quot; width=&quot;842&quot;&gt;" calcext:value-type="string">
            <text:p>  &lt;img src="./09-hinge/images/housing-external-1.png" alt="Housing external 1" width="842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external-2.png</text:p>
          </table:table-cell>
          <table:table-cell table:style-name="ce2" office:value-type="string" calcext:value-type="string">
            <text:p>C:\Users\henkj\IOT\DesigningHousingsInFreeCAD\09-hinge\images\housing-external-2.png</text:p>
          </table:table-cell>
          <table:table-cell table:style-name="ce2" office:value-type="float" office:value="883" calcext:value-type="float">
            <text:p>883</text:p>
          </table:table-cell>
          <table:table-cell table:style-name="ce2" office:value-type="float" office:value="450" calcext:value-type="float">
            <text:p>450</text:p>
          </table:table-cell>
          <table:table-cell table:style-name="ce2"/>
          <table:table-cell table:style-name="ce4" table:formula="of:=&quot;  &lt;img src=&quot;&amp;CHAR(34)&amp;SUBSTITUTE(SUBSTITUTE([.B70];[.$G$2];&quot;.&quot;);&quot;\&quot;;&quot;/&quot;)&amp; CHAR(34) &amp; &quot; alt=&quot;&amp;CHAR(34)&amp;UPPER(LEFT(SUBSTITUTE([.A70];&quot;.png&quot;;&quot;&quot;);1))&amp;LOWER(MID(SUBSTITUTE(SUBSTITUTE([.A70];&quot;.png&quot;;&quot;&quot;);&quot;-&quot;;&quot; &quot;);2;255))&amp;CHAR(34)&amp;&quot; width=&quot;&amp;CHAR(34)&amp;ROUND([.C70]*[.$G$1])&amp;CHAR(34)&amp;&quot;&gt;&quot;" office:value-type="string" office:string-value="  &lt;img src=&quot;./09-hinge/images/housing-external-2.png&quot; alt=&quot;Housing external 2&quot; width=&quot;662&quot;&gt;" calcext:value-type="string">
            <text:p>  &lt;img src="./09-hinge/images/housing-external-2.png" alt="Housing external 2" width="662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external-3.png</text:p>
          </table:table-cell>
          <table:table-cell table:style-name="ce2" office:value-type="string" calcext:value-type="string">
            <text:p>C:\Users\henkj\IOT\DesigningHousingsInFreeCAD\09-hinge\images\housing-external-3.png</text:p>
          </table:table-cell>
          <table:table-cell table:style-name="ce2" office:value-type="float" office:value="1291" calcext:value-type="float">
            <text:p>1291</text:p>
          </table:table-cell>
          <table:table-cell table:style-name="ce2" office:value-type="float" office:value="452" calcext:value-type="float">
            <text:p>452</text:p>
          </table:table-cell>
          <table:table-cell table:style-name="ce2"/>
          <table:table-cell table:style-name="ce4" table:formula="of:=&quot;  &lt;img src=&quot;&amp;CHAR(34)&amp;SUBSTITUTE(SUBSTITUTE([.B71];[.$G$2];&quot;.&quot;);&quot;\&quot;;&quot;/&quot;)&amp; CHAR(34) &amp; &quot; alt=&quot;&amp;CHAR(34)&amp;UPPER(LEFT(SUBSTITUTE([.A71];&quot;.png&quot;;&quot;&quot;);1))&amp;LOWER(MID(SUBSTITUTE(SUBSTITUTE([.A71];&quot;.png&quot;;&quot;&quot;);&quot;-&quot;;&quot; &quot;);2;255))&amp;CHAR(34)&amp;&quot; width=&quot;&amp;CHAR(34)&amp;ROUND([.C71]*[.$G$1])&amp;CHAR(34)&amp;&quot;&gt;&quot;" office:value-type="string" office:string-value="  &lt;img src=&quot;./09-hinge/images/housing-external-3.png&quot; alt=&quot;Housing external 3&quot; width=&quot;968&quot;&gt;" calcext:value-type="string">
            <text:p>  &lt;img src="./09-hinge/images/housing-external-3.png" alt="Housing external 3" width="968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external-4.png</text:p>
          </table:table-cell>
          <table:table-cell table:style-name="ce2" office:value-type="string" calcext:value-type="string">
            <text:p>C:\Users\henkj\IOT\DesigningHousingsInFreeCAD\09-hinge\images\housing-external-4.png</text:p>
          </table:table-cell>
          <table:table-cell table:style-name="ce2" office:value-type="float" office:value="1142" calcext:value-type="float">
            <text:p>1142</text:p>
          </table:table-cell>
          <table:table-cell table:style-name="ce2" office:value-type="float" office:value="495" calcext:value-type="float">
            <text:p>495</text:p>
          </table:table-cell>
          <table:table-cell table:style-name="ce2"/>
          <table:table-cell table:style-name="ce4" table:formula="of:=&quot;  &lt;img src=&quot;&amp;CHAR(34)&amp;SUBSTITUTE(SUBSTITUTE([.B72];[.$G$2];&quot;.&quot;);&quot;\&quot;;&quot;/&quot;)&amp; CHAR(34) &amp; &quot; alt=&quot;&amp;CHAR(34)&amp;UPPER(LEFT(SUBSTITUTE([.A72];&quot;.png&quot;;&quot;&quot;);1))&amp;LOWER(MID(SUBSTITUTE(SUBSTITUTE([.A72];&quot;.png&quot;;&quot;&quot;);&quot;-&quot;;&quot; &quot;);2;255))&amp;CHAR(34)&amp;&quot; width=&quot;&amp;CHAR(34)&amp;ROUND([.C72]*[.$G$1])&amp;CHAR(34)&amp;&quot;&gt;&quot;" office:value-type="string" office:string-value="  &lt;img src=&quot;./09-hinge/images/housing-external-4.png&quot; alt=&quot;Housing external 4&quot; width=&quot;857&quot;&gt;" calcext:value-type="string">
            <text:p>  &lt;img src="./09-hinge/images/housing-external-4.png" alt="Housing external 4" width="857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external-5.png</text:p>
          </table:table-cell>
          <table:table-cell table:style-name="ce2" office:value-type="string" calcext:value-type="string">
            <text:p>C:\Users\henkj\IOT\DesigningHousingsInFreeCAD\09-hinge\images\housing-external-5.png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299" calcext:value-type="float">
            <text:p>299</text:p>
          </table:table-cell>
          <table:table-cell table:style-name="ce2"/>
          <table:table-cell table:style-name="ce4" table:formula="of:=&quot;  &lt;img src=&quot;&amp;CHAR(34)&amp;SUBSTITUTE(SUBSTITUTE([.B73];[.$G$2];&quot;.&quot;);&quot;\&quot;;&quot;/&quot;)&amp; CHAR(34) &amp; &quot; alt=&quot;&amp;CHAR(34)&amp;UPPER(LEFT(SUBSTITUTE([.A73];&quot;.png&quot;;&quot;&quot;);1))&amp;LOWER(MID(SUBSTITUTE(SUBSTITUTE([.A73];&quot;.png&quot;;&quot;&quot;);&quot;-&quot;;&quot; &quot;);2;255))&amp;CHAR(34)&amp;&quot; width=&quot;&amp;CHAR(34)&amp;ROUND([.C73]*[.$G$1])&amp;CHAR(34)&amp;&quot;&gt;&quot;" office:value-type="string" office:string-value="  &lt;img src=&quot;./09-hinge/images/housing-external-5.png&quot; alt=&quot;Housing external 5&quot; width=&quot;1088&quot;&gt;" calcext:value-type="string">
            <text:p>  &lt;img src="./09-hinge/images/housing-external-5.png" alt="Housing external 5" width="1088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external-6.png</text:p>
          </table:table-cell>
          <table:table-cell table:style-name="ce2" office:value-type="string" calcext:value-type="string">
            <text:p>C:\Users\henkj\IOT\DesigningHousingsInFreeCAD\09-hinge\images\housing-external-6.png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77" calcext:value-type="float">
            <text:p>477</text:p>
          </table:table-cell>
          <table:table-cell table:style-name="ce2"/>
          <table:table-cell table:style-name="ce4" table:formula="of:=&quot;  &lt;img src=&quot;&amp;CHAR(34)&amp;SUBSTITUTE(SUBSTITUTE([.B74];[.$G$2];&quot;.&quot;);&quot;\&quot;;&quot;/&quot;)&amp; CHAR(34) &amp; &quot; alt=&quot;&amp;CHAR(34)&amp;UPPER(LEFT(SUBSTITUTE([.A74];&quot;.png&quot;;&quot;&quot;);1))&amp;LOWER(MID(SUBSTITUTE(SUBSTITUTE([.A74];&quot;.png&quot;;&quot;&quot;);&quot;-&quot;;&quot; &quot;);2;255))&amp;CHAR(34)&amp;&quot; width=&quot;&amp;CHAR(34)&amp;ROUND([.C74]*[.$G$1])&amp;CHAR(34)&amp;&quot;&gt;&quot;" office:value-type="string" office:string-value="  &lt;img src=&quot;./09-hinge/images/housing-external-6.png&quot; alt=&quot;Housing external 6&quot; width=&quot;323&quot;&gt;" calcext:value-type="string">
            <text:p>  &lt;img src="./09-hinge/images/housing-external-6.png" alt="Housing external 6" width="323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external-7.png</text:p>
          </table:table-cell>
          <table:table-cell table:style-name="ce2" office:value-type="string" calcext:value-type="string">
            <text:p>C:\Users\henkj\IOT\DesigningHousingsInFreeCAD\09-hinge\images\housing-external-7.png</text:p>
          </table:table-cell>
          <table:table-cell table:style-name="ce2" office:value-type="float" office:value="1227" calcext:value-type="float">
            <text:p>1227</text:p>
          </table:table-cell>
          <table:table-cell table:style-name="ce2" office:value-type="float" office:value="574" calcext:value-type="float">
            <text:p>574</text:p>
          </table:table-cell>
          <table:table-cell table:style-name="ce2"/>
          <table:table-cell table:style-name="ce4" table:formula="of:=&quot;  &lt;img src=&quot;&amp;CHAR(34)&amp;SUBSTITUTE(SUBSTITUTE([.B75];[.$G$2];&quot;.&quot;);&quot;\&quot;;&quot;/&quot;)&amp; CHAR(34) &amp; &quot; alt=&quot;&amp;CHAR(34)&amp;UPPER(LEFT(SUBSTITUTE([.A75];&quot;.png&quot;;&quot;&quot;);1))&amp;LOWER(MID(SUBSTITUTE(SUBSTITUTE([.A75];&quot;.png&quot;;&quot;&quot;);&quot;-&quot;;&quot; &quot;);2;255))&amp;CHAR(34)&amp;&quot; width=&quot;&amp;CHAR(34)&amp;ROUND([.C75]*[.$G$1])&amp;CHAR(34)&amp;&quot;&gt;&quot;" office:value-type="string" office:string-value="  &lt;img src=&quot;./09-hinge/images/housing-external-7.png&quot; alt=&quot;Housing external 7&quot; width=&quot;920&quot;&gt;" calcext:value-type="string">
            <text:p>  &lt;img src="./09-hinge/images/housing-external-7.png" alt="Housing external 7" width="920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external-8.png</text:p>
          </table:table-cell>
          <table:table-cell table:style-name="ce2" office:value-type="string" calcext:value-type="string">
            <text:p>C:\Users\henkj\IOT\DesigningHousingsInFreeCAD\09-hinge\images\housing-external-8.png</text:p>
          </table:table-cell>
          <table:table-cell table:style-name="ce2" office:value-type="float" office:value="1269" calcext:value-type="float">
            <text:p>1269</text:p>
          </table:table-cell>
          <table:table-cell table:style-name="ce2" office:value-type="float" office:value="434" calcext:value-type="float">
            <text:p>434</text:p>
          </table:table-cell>
          <table:table-cell table:style-name="ce2"/>
          <table:table-cell table:style-name="ce4" table:formula="of:=&quot;  &lt;img src=&quot;&amp;CHAR(34)&amp;SUBSTITUTE(SUBSTITUTE([.B76];[.$G$2];&quot;.&quot;);&quot;\&quot;;&quot;/&quot;)&amp; CHAR(34) &amp; &quot; alt=&quot;&amp;CHAR(34)&amp;UPPER(LEFT(SUBSTITUTE([.A76];&quot;.png&quot;;&quot;&quot;);1))&amp;LOWER(MID(SUBSTITUTE(SUBSTITUTE([.A76];&quot;.png&quot;;&quot;&quot;);&quot;-&quot;;&quot; &quot;);2;255))&amp;CHAR(34)&amp;&quot; width=&quot;&amp;CHAR(34)&amp;ROUND([.C76]*[.$G$1])&amp;CHAR(34)&amp;&quot;&gt;&quot;" office:value-type="string" office:string-value="  &lt;img src=&quot;./09-hinge/images/housing-external-8.png&quot; alt=&quot;Housing external 8&quot; width=&quot;952&quot;&gt;" calcext:value-type="string">
            <text:p>  &lt;img src="./09-hinge/images/housing-external-8.png" alt="Housing external 8" width="952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external-9.png</text:p>
          </table:table-cell>
          <table:table-cell table:style-name="ce2" office:value-type="string" calcext:value-type="string">
            <text:p>C:\Users\henkj\IOT\DesigningHousingsInFreeCAD\09-hinge\images\housing-external-9.png</text:p>
          </table:table-cell>
          <table:table-cell table:style-name="ce2" office:value-type="float" office:value="1170" calcext:value-type="float">
            <text:p>1170</text:p>
          </table:table-cell>
          <table:table-cell table:style-name="ce2" office:value-type="float" office:value="438" calcext:value-type="float">
            <text:p>438</text:p>
          </table:table-cell>
          <table:table-cell table:style-name="ce2"/>
          <table:table-cell table:style-name="ce4" table:formula="of:=&quot;  &lt;img src=&quot;&amp;CHAR(34)&amp;SUBSTITUTE(SUBSTITUTE([.B77];[.$G$2];&quot;.&quot;);&quot;\&quot;;&quot;/&quot;)&amp; CHAR(34) &amp; &quot; alt=&quot;&amp;CHAR(34)&amp;UPPER(LEFT(SUBSTITUTE([.A77];&quot;.png&quot;;&quot;&quot;);1))&amp;LOWER(MID(SUBSTITUTE(SUBSTITUTE([.A77];&quot;.png&quot;;&quot;&quot;);&quot;-&quot;;&quot; &quot;);2;255))&amp;CHAR(34)&amp;&quot; width=&quot;&amp;CHAR(34)&amp;ROUND([.C77]*[.$G$1])&amp;CHAR(34)&amp;&quot;&gt;&quot;" office:value-type="string" office:string-value="  &lt;img src=&quot;./09-hinge/images/housing-external-9.png&quot; alt=&quot;Housing external 9&quot; width=&quot;878&quot;&gt;" calcext:value-type="string">
            <text:p>  &lt;img src="./09-hinge/images/housing-external-9.png" alt="Housing external 9" width="878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internal-1.png</text:p>
          </table:table-cell>
          <table:table-cell table:style-name="ce2" office:value-type="string" calcext:value-type="string">
            <text:p>C:\Users\henkj\IOT\DesigningHousingsInFreeCAD\09-hinge\images\housing-internal-1.png</text:p>
          </table:table-cell>
          <table:table-cell table:style-name="ce2" office:value-type="float" office:value="1016" calcext:value-type="float">
            <text:p>1016</text:p>
          </table:table-cell>
          <table:table-cell table:style-name="ce2" office:value-type="float" office:value="525" calcext:value-type="float">
            <text:p>525</text:p>
          </table:table-cell>
          <table:table-cell table:style-name="ce2"/>
          <table:table-cell table:style-name="ce4" table:formula="of:=&quot;  &lt;img src=&quot;&amp;CHAR(34)&amp;SUBSTITUTE(SUBSTITUTE([.B78];[.$G$2];&quot;.&quot;);&quot;\&quot;;&quot;/&quot;)&amp; CHAR(34) &amp; &quot; alt=&quot;&amp;CHAR(34)&amp;UPPER(LEFT(SUBSTITUTE([.A78];&quot;.png&quot;;&quot;&quot;);1))&amp;LOWER(MID(SUBSTITUTE(SUBSTITUTE([.A78];&quot;.png&quot;;&quot;&quot;);&quot;-&quot;;&quot; &quot;);2;255))&amp;CHAR(34)&amp;&quot; width=&quot;&amp;CHAR(34)&amp;ROUND([.C78]*[.$G$1])&amp;CHAR(34)&amp;&quot;&gt;&quot;" office:value-type="string" office:string-value="  &lt;img src=&quot;./09-hinge/images/housing-internal-1.png&quot; alt=&quot;Housing internal 1&quot; width=&quot;762&quot;&gt;" calcext:value-type="string">
            <text:p>  &lt;img src="./09-hinge/images/housing-internal-1.png" alt="Housing internal 1" width="762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internal-2.png</text:p>
          </table:table-cell>
          <table:table-cell table:style-name="ce2" office:value-type="string" calcext:value-type="string">
            <text:p>C:\Users\henkj\IOT\DesigningHousingsInFreeCAD\09-hinge\images\housing-internal-2.png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461" calcext:value-type="float">
            <text:p>461</text:p>
          </table:table-cell>
          <table:table-cell table:style-name="ce2"/>
          <table:table-cell table:style-name="ce4" table:formula="of:=&quot;  &lt;img src=&quot;&amp;CHAR(34)&amp;SUBSTITUTE(SUBSTITUTE([.B79];[.$G$2];&quot;.&quot;);&quot;\&quot;;&quot;/&quot;)&amp; CHAR(34) &amp; &quot; alt=&quot;&amp;CHAR(34)&amp;UPPER(LEFT(SUBSTITUTE([.A79];&quot;.png&quot;;&quot;&quot;);1))&amp;LOWER(MID(SUBSTITUTE(SUBSTITUTE([.A79];&quot;.png&quot;;&quot;&quot;);&quot;-&quot;;&quot; &quot;);2;255))&amp;CHAR(34)&amp;&quot; width=&quot;&amp;CHAR(34)&amp;ROUND([.C79]*[.$G$1])&amp;CHAR(34)&amp;&quot;&gt;&quot;" office:value-type="string" office:string-value="  &lt;img src=&quot;./09-hinge/images/housing-internal-2.png&quot; alt=&quot;Housing internal 2&quot; width=&quot;794&quot;&gt;" calcext:value-type="string">
            <text:p>  &lt;img src="./09-hinge/images/housing-internal-2.png" alt="Housing internal 2" width="794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internal-3.png</text:p>
          </table:table-cell>
          <table:table-cell table:style-name="ce2" office:value-type="string" calcext:value-type="string">
            <text:p>C:\Users\henkj\IOT\DesigningHousingsInFreeCAD\09-hinge\images\housing-internal-3.png</text:p>
          </table:table-cell>
          <table:table-cell table:style-name="ce2" office:value-type="float" office:value="1097" calcext:value-type="float">
            <text:p>1097</text:p>
          </table:table-cell>
          <table:table-cell table:style-name="ce2" office:value-type="float" office:value="443" calcext:value-type="float">
            <text:p>443</text:p>
          </table:table-cell>
          <table:table-cell table:style-name="ce2"/>
          <table:table-cell table:style-name="ce4" table:formula="of:=&quot;  &lt;img src=&quot;&amp;CHAR(34)&amp;SUBSTITUTE(SUBSTITUTE([.B80];[.$G$2];&quot;.&quot;);&quot;\&quot;;&quot;/&quot;)&amp; CHAR(34) &amp; &quot; alt=&quot;&amp;CHAR(34)&amp;UPPER(LEFT(SUBSTITUTE([.A80];&quot;.png&quot;;&quot;&quot;);1))&amp;LOWER(MID(SUBSTITUTE(SUBSTITUTE([.A80];&quot;.png&quot;;&quot;&quot;);&quot;-&quot;;&quot; &quot;);2;255))&amp;CHAR(34)&amp;&quot; width=&quot;&amp;CHAR(34)&amp;ROUND([.C80]*[.$G$1])&amp;CHAR(34)&amp;&quot;&gt;&quot;" office:value-type="string" office:string-value="  &lt;img src=&quot;./09-hinge/images/housing-internal-3.png&quot; alt=&quot;Housing internal 3&quot; width=&quot;823&quot;&gt;" calcext:value-type="string">
            <text:p>  &lt;img src="./09-hinge/images/housing-internal-3.png" alt="Housing internal 3" width="823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top.png</text:p>
          </table:table-cell>
          <table:table-cell table:style-name="ce2" office:value-type="string" calcext:value-type="string">
            <text:p>C:\Users\henkj\IOT\DesigningHousingsInFreeCAD\09-hinge\images\housing-top.png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float" office:value="319" calcext:value-type="float">
            <text:p>319</text:p>
          </table:table-cell>
          <table:table-cell table:style-name="ce2"/>
          <table:table-cell table:style-name="ce4" table:formula="of:=&quot;  &lt;img src=&quot;&amp;CHAR(34)&amp;SUBSTITUTE(SUBSTITUTE([.B81];[.$G$2];&quot;.&quot;);&quot;\&quot;;&quot;/&quot;)&amp; CHAR(34) &amp; &quot; alt=&quot;&amp;CHAR(34)&amp;UPPER(LEFT(SUBSTITUTE([.A81];&quot;.png&quot;;&quot;&quot;);1))&amp;LOWER(MID(SUBSTITUTE(SUBSTITUTE([.A81];&quot;.png&quot;;&quot;&quot;);&quot;-&quot;;&quot; &quot;);2;255))&amp;CHAR(34)&amp;&quot; width=&quot;&amp;CHAR(34)&amp;ROUND([.C81]*[.$G$1])&amp;CHAR(34)&amp;&quot;&gt;&quot;" office:value-type="string" office:string-value="  &lt;img src=&quot;./09-hinge/images/housing-top.png&quot; alt=&quot;Housing top&quot; width=&quot;734&quot;&gt;" calcext:value-type="string">
            <text:p>  &lt;img src="./09-hinge/images/housing-top.png" alt="Housing top" width="734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.png</text:p>
          </table:table-cell>
          <table:table-cell table:style-name="ce2" office:value-type="string" calcext:value-type="string">
            <text:p>C:\Users\henkj\IOT\DesigningHousingsInFreeCAD\09-hinge\images\housing.png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float" office:value="343" calcext:value-type="float">
            <text:p>343</text:p>
          </table:table-cell>
          <table:table-cell table:style-name="ce2"/>
          <table:table-cell table:style-name="ce4" table:formula="of:=&quot;  &lt;img src=&quot;&amp;CHAR(34)&amp;SUBSTITUTE(SUBSTITUTE([.B82];[.$G$2];&quot;.&quot;);&quot;\&quot;;&quot;/&quot;)&amp; CHAR(34) &amp; &quot; alt=&quot;&amp;CHAR(34)&amp;UPPER(LEFT(SUBSTITUTE([.A82];&quot;.png&quot;;&quot;&quot;);1))&amp;LOWER(MID(SUBSTITUTE(SUBSTITUTE([.A82];&quot;.png&quot;;&quot;&quot;);&quot;-&quot;;&quot; &quot;);2;255))&amp;CHAR(34)&amp;&quot; width=&quot;&amp;CHAR(34)&amp;ROUND([.C82]*[.$G$1])&amp;CHAR(34)&amp;&quot;&gt;&quot;" office:value-type="string" office:string-value="  &lt;img src=&quot;./09-hinge/images/housing.png&quot; alt=&quot;Housing&quot; width=&quot;941&quot;&gt;" calcext:value-type="string">
            <text:p>  &lt;img src="./09-hinge/images/housing.png" alt="Housing" width="941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intro-2.png</text:p>
          </table:table-cell>
          <table:table-cell table:style-name="ce2" office:value-type="string" calcext:value-type="string">
            <text:p>C:\Users\henkj\IOT\DesigningHousingsInFreeCAD\09-hinge\images\intro-2.png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float" office:value="574" calcext:value-type="float">
            <text:p>574</text:p>
          </table:table-cell>
          <table:table-cell table:style-name="ce2"/>
          <table:table-cell table:style-name="ce4" table:formula="of:=&quot;  &lt;img src=&quot;&amp;CHAR(34)&amp;SUBSTITUTE(SUBSTITUTE([.B83];[.$G$2];&quot;.&quot;);&quot;\&quot;;&quot;/&quot;)&amp; CHAR(34) &amp; &quot; alt=&quot;&amp;CHAR(34)&amp;UPPER(LEFT(SUBSTITUTE([.A83];&quot;.png&quot;;&quot;&quot;);1))&amp;LOWER(MID(SUBSTITUTE(SUBSTITUTE([.A83];&quot;.png&quot;;&quot;&quot;);&quot;-&quot;;&quot; &quot;);2;255))&amp;CHAR(34)&amp;&quot; width=&quot;&amp;CHAR(34)&amp;ROUND([.C83]*[.$G$1])&amp;CHAR(34)&amp;&quot;&gt;&quot;" office:value-type="string" office:string-value="  &lt;img src=&quot;./09-hinge/images/intro-2.png&quot; alt=&quot;Intro 2&quot; width=&quot;669&quot;&gt;" calcext:value-type="string">
            <text:p>  &lt;img src="./09-hinge/images/intro-2.png" alt="Intro 2" width="66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intro.png</text:p>
          </table:table-cell>
          <table:table-cell table:style-name="ce2" office:value-type="string" calcext:value-type="string">
            <text:p>C:\Users\henkj\IOT\DesigningHousingsInFreeCAD\09-hinge\images\intro.png</text:p>
          </table:table-cell>
          <table:table-cell table:style-name="ce2" office:value-type="float" office:value="923" calcext:value-type="float">
            <text:p>923</text:p>
          </table:table-cell>
          <table:table-cell table:style-name="ce2" office:value-type="float" office:value="569" calcext:value-type="float">
            <text:p>569</text:p>
          </table:table-cell>
          <table:table-cell table:style-name="ce2"/>
          <table:table-cell table:style-name="ce4" table:formula="of:=&quot;  &lt;img src=&quot;&amp;CHAR(34)&amp;SUBSTITUTE(SUBSTITUTE([.B84];[.$G$2];&quot;.&quot;);&quot;\&quot;;&quot;/&quot;)&amp; CHAR(34) &amp; &quot; alt=&quot;&amp;CHAR(34)&amp;UPPER(LEFT(SUBSTITUTE([.A84];&quot;.png&quot;;&quot;&quot;);1))&amp;LOWER(MID(SUBSTITUTE(SUBSTITUTE([.A84];&quot;.png&quot;;&quot;&quot;);&quot;-&quot;;&quot; &quot;);2;255))&amp;CHAR(34)&amp;&quot; width=&quot;&amp;CHAR(34)&amp;ROUND([.C84]*[.$G$1])&amp;CHAR(34)&amp;&quot;&gt;&quot;" office:value-type="string" office:string-value="  &lt;img src=&quot;./09-hinge/images/intro.png&quot; alt=&quot;Intro&quot; width=&quot;692&quot;&gt;" calcext:value-type="string">
            <text:p>  &lt;img src="./09-hinge/images/intro.png" alt="Intro" width="692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printability-test-1.png</text:p>
          </table:table-cell>
          <table:table-cell table:style-name="ce2" office:value-type="string" calcext:value-type="string">
            <text:p>C:\Users\henkj\IOT\DesigningHousingsInFreeCAD\09-hinge\images\printability-test-1.png</text:p>
          </table:table-cell>
          <table:table-cell table:style-name="ce2" office:value-type="float" office:value="1044" calcext:value-type="float">
            <text:p>1044</text:p>
          </table:table-cell>
          <table:table-cell table:style-name="ce2" office:value-type="float" office:value="563" calcext:value-type="float">
            <text:p>563</text:p>
          </table:table-cell>
          <table:table-cell table:style-name="ce2"/>
          <table:table-cell table:style-name="ce4" table:formula="of:=&quot;  &lt;img src=&quot;&amp;CHAR(34)&amp;SUBSTITUTE(SUBSTITUTE([.B85];[.$G$2];&quot;.&quot;);&quot;\&quot;;&quot;/&quot;)&amp; CHAR(34) &amp; &quot; alt=&quot;&amp;CHAR(34)&amp;UPPER(LEFT(SUBSTITUTE([.A85];&quot;.png&quot;;&quot;&quot;);1))&amp;LOWER(MID(SUBSTITUTE(SUBSTITUTE([.A85];&quot;.png&quot;;&quot;&quot;);&quot;-&quot;;&quot; &quot;);2;255))&amp;CHAR(34)&amp;&quot; width=&quot;&amp;CHAR(34)&amp;ROUND([.C85]*[.$G$1])&amp;CHAR(34)&amp;&quot;&gt;&quot;" office:value-type="string" office:string-value="  &lt;img src=&quot;./09-hinge/images/printability-test-1.png&quot; alt=&quot;Printability test 1&quot; width=&quot;783&quot;&gt;" calcext:value-type="string">
            <text:p>  &lt;img src="./09-hinge/images/printability-test-1.png" alt="Printability test 1" width="783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rear-view-with-hinge.png</text:p>
          </table:table-cell>
          <table:table-cell table:style-name="ce2" office:value-type="string" calcext:value-type="string">
            <text:p>C:\Users\henkj\IOT\DesigningHousingsInFreeCAD\09-hinge\images\rear-view-with-hinge.png</text:p>
          </table:table-cell>
          <table:table-cell table:style-name="ce2" office:value-type="float" office:value="845" calcext:value-type="float">
            <text:p>845</text:p>
          </table:table-cell>
          <table:table-cell table:style-name="ce2" office:value-type="float" office:value="355" calcext:value-type="float">
            <text:p>355</text:p>
          </table:table-cell>
          <table:table-cell table:style-name="ce2"/>
          <table:table-cell table:style-name="ce4" table:formula="of:=&quot;  &lt;img src=&quot;&amp;CHAR(34)&amp;SUBSTITUTE(SUBSTITUTE([.B86];[.$G$2];&quot;.&quot;);&quot;\&quot;;&quot;/&quot;)&amp; CHAR(34) &amp; &quot; alt=&quot;&amp;CHAR(34)&amp;UPPER(LEFT(SUBSTITUTE([.A86];&quot;.png&quot;;&quot;&quot;);1))&amp;LOWER(MID(SUBSTITUTE(SUBSTITUTE([.A86];&quot;.png&quot;;&quot;&quot;);&quot;-&quot;;&quot; &quot;);2;255))&amp;CHAR(34)&amp;&quot; width=&quot;&amp;CHAR(34)&amp;ROUND([.C86]*[.$G$1])&amp;CHAR(34)&amp;&quot;&gt;&quot;" office:value-type="string" office:string-value="  &lt;img src=&quot;./09-hinge/images/rear-view-with-hinge.png&quot; alt=&quot;Rear view with hinge&quot; width=&quot;634&quot;&gt;" calcext:value-type="string">
            <text:p>  &lt;img src="./09-hinge/images/rear-view-with-hinge.png" alt="Rear view with hinge" width="634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eparation-bottom-1.png</text:p>
          </table:table-cell>
          <table:table-cell table:style-name="ce2" office:value-type="string" calcext:value-type="string">
            <text:p>C:\Users\henkj\IOT\DesigningHousingsInFreeCAD\09-hinge\images\separation-bottom-1.png</text:p>
          </table:table-cell>
          <table:table-cell table:style-name="ce2" office:value-type="float" office:value="1567" calcext:value-type="float">
            <text:p>1567</text:p>
          </table:table-cell>
          <table:table-cell table:style-name="ce2" office:value-type="float" office:value="446" calcext:value-type="float">
            <text:p>446</text:p>
          </table:table-cell>
          <table:table-cell table:style-name="ce2"/>
          <table:table-cell table:style-name="ce4" table:formula="of:=&quot;  &lt;img src=&quot;&amp;CHAR(34)&amp;SUBSTITUTE(SUBSTITUTE([.B87];[.$G$2];&quot;.&quot;);&quot;\&quot;;&quot;/&quot;)&amp; CHAR(34) &amp; &quot; alt=&quot;&amp;CHAR(34)&amp;UPPER(LEFT(SUBSTITUTE([.A87];&quot;.png&quot;;&quot;&quot;);1))&amp;LOWER(MID(SUBSTITUTE(SUBSTITUTE([.A87];&quot;.png&quot;;&quot;&quot;);&quot;-&quot;;&quot; &quot;);2;255))&amp;CHAR(34)&amp;&quot; width=&quot;&amp;CHAR(34)&amp;ROUND([.C87]*[.$G$1])&amp;CHAR(34)&amp;&quot;&gt;&quot;" office:value-type="string" office:string-value="  &lt;img src=&quot;./09-hinge/images/separation-bottom-1.png&quot; alt=&quot;Separation bottom 1&quot; width=&quot;1175&quot;&gt;" calcext:value-type="string">
            <text:p>  &lt;img src="./09-hinge/images/separation-bottom-1.png" alt="Separation bottom 1" width="1175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eparation-bottom-2.png</text:p>
          </table:table-cell>
          <table:table-cell table:style-name="ce2" office:value-type="string" calcext:value-type="string">
            <text:p>C:\Users\henkj\IOT\DesigningHousingsInFreeCAD\09-hinge\images\separation-bottom-2.png</text:p>
          </table:table-cell>
          <table:table-cell table:style-name="ce2" office:value-type="float" office:value="1239" calcext:value-type="float">
            <text:p>1239</text:p>
          </table:table-cell>
          <table:table-cell table:style-name="ce2" office:value-type="float" office:value="113" calcext:value-type="float">
            <text:p>113</text:p>
          </table:table-cell>
          <table:table-cell table:style-name="ce2"/>
          <table:table-cell table:style-name="ce4" table:formula="of:=&quot;  &lt;img src=&quot;&amp;CHAR(34)&amp;SUBSTITUTE(SUBSTITUTE([.B88];[.$G$2];&quot;.&quot;);&quot;\&quot;;&quot;/&quot;)&amp; CHAR(34) &amp; &quot; alt=&quot;&amp;CHAR(34)&amp;UPPER(LEFT(SUBSTITUTE([.A88];&quot;.png&quot;;&quot;&quot;);1))&amp;LOWER(MID(SUBSTITUTE(SUBSTITUTE([.A88];&quot;.png&quot;;&quot;&quot;);&quot;-&quot;;&quot; &quot;);2;255))&amp;CHAR(34)&amp;&quot; width=&quot;&amp;CHAR(34)&amp;ROUND([.C88]*[.$G$1])&amp;CHAR(34)&amp;&quot;&gt;&quot;" office:value-type="string" office:string-value="  &lt;img src=&quot;./09-hinge/images/separation-bottom-2.png&quot; alt=&quot;Separation bottom 2&quot; width=&quot;929&quot;&gt;" calcext:value-type="string">
            <text:p>  &lt;img src="./09-hinge/images/separation-bottom-2.png" alt="Separation bottom 2" width="92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eparation-bottom-3.png</text:p>
          </table:table-cell>
          <table:table-cell table:style-name="ce2" office:value-type="string" calcext:value-type="string">
            <text:p>C:\Users\henkj\IOT\DesigningHousingsInFreeCAD\09-hinge\images\separation-bottom-3.png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float" office:value="461" calcext:value-type="float">
            <text:p>461</text:p>
          </table:table-cell>
          <table:table-cell table:style-name="ce2"/>
          <table:table-cell table:style-name="ce4" table:formula="of:=&quot;  &lt;img src=&quot;&amp;CHAR(34)&amp;SUBSTITUTE(SUBSTITUTE([.B89];[.$G$2];&quot;.&quot;);&quot;\&quot;;&quot;/&quot;)&amp; CHAR(34) &amp; &quot; alt=&quot;&amp;CHAR(34)&amp;UPPER(LEFT(SUBSTITUTE([.A89];&quot;.png&quot;;&quot;&quot;);1))&amp;LOWER(MID(SUBSTITUTE(SUBSTITUTE([.A89];&quot;.png&quot;;&quot;&quot;);&quot;-&quot;;&quot; &quot;);2;255))&amp;CHAR(34)&amp;&quot; width=&quot;&amp;CHAR(34)&amp;ROUND([.C89]*[.$G$1])&amp;CHAR(34)&amp;&quot;&gt;&quot;" office:value-type="string" office:string-value="  &lt;img src=&quot;./09-hinge/images/separation-bottom-3.png&quot; alt=&quot;Separation bottom 3&quot; width=&quot;782&quot;&gt;" calcext:value-type="string">
            <text:p>  &lt;img src="./09-hinge/images/separation-bottom-3.png" alt="Separation bottom 3" width="782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eparation-bottom-4.png</text:p>
          </table:table-cell>
          <table:table-cell table:style-name="ce2" office:value-type="string" calcext:value-type="string">
            <text:p>C:\Users\henkj\IOT\DesigningHousingsInFreeCAD\09-hinge\images\separation-bottom-4.png</text:p>
          </table:table-cell>
          <table:table-cell table:style-name="ce2" office:value-type="float" office:value="987" calcext:value-type="float">
            <text:p>987</text:p>
          </table:table-cell>
          <table:table-cell table:style-name="ce2" office:value-type="float" office:value="481" calcext:value-type="float">
            <text:p>481</text:p>
          </table:table-cell>
          <table:table-cell table:style-name="ce2"/>
          <table:table-cell table:style-name="ce4" table:formula="of:=&quot;  &lt;img src=&quot;&amp;CHAR(34)&amp;SUBSTITUTE(SUBSTITUTE([.B90];[.$G$2];&quot;.&quot;);&quot;\&quot;;&quot;/&quot;)&amp; CHAR(34) &amp; &quot; alt=&quot;&amp;CHAR(34)&amp;UPPER(LEFT(SUBSTITUTE([.A90];&quot;.png&quot;;&quot;&quot;);1))&amp;LOWER(MID(SUBSTITUTE(SUBSTITUTE([.A90];&quot;.png&quot;;&quot;&quot;);&quot;-&quot;;&quot; &quot;);2;255))&amp;CHAR(34)&amp;&quot; width=&quot;&amp;CHAR(34)&amp;ROUND([.C90]*[.$G$1])&amp;CHAR(34)&amp;&quot;&gt;&quot;" office:value-type="string" office:string-value="  &lt;img src=&quot;./09-hinge/images/separation-bottom-4.png&quot; alt=&quot;Separation bottom 4&quot; width=&quot;740&quot;&gt;" calcext:value-type="string">
            <text:p>  &lt;img src="./09-hinge/images/separation-bottom-4.png" alt="Separation bottom 4" width="740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eparation-bottom-5.png</text:p>
          </table:table-cell>
          <table:table-cell table:style-name="ce2" office:value-type="string" calcext:value-type="string">
            <text:p>C:\Users\henkj\IOT\DesigningHousingsInFreeCAD\09-hinge\images\separation-bottom-5.png</text:p>
          </table:table-cell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279" calcext:value-type="float">
            <text:p>279</text:p>
          </table:table-cell>
          <table:table-cell table:style-name="ce2"/>
          <table:table-cell table:style-name="ce4" table:formula="of:=&quot;  &lt;img src=&quot;&amp;CHAR(34)&amp;SUBSTITUTE(SUBSTITUTE([.B91];[.$G$2];&quot;.&quot;);&quot;\&quot;;&quot;/&quot;)&amp; CHAR(34) &amp; &quot; alt=&quot;&amp;CHAR(34)&amp;UPPER(LEFT(SUBSTITUTE([.A91];&quot;.png&quot;;&quot;&quot;);1))&amp;LOWER(MID(SUBSTITUTE(SUBSTITUTE([.A91];&quot;.png&quot;;&quot;&quot;);&quot;-&quot;;&quot; &quot;);2;255))&amp;CHAR(34)&amp;&quot; width=&quot;&amp;CHAR(34)&amp;ROUND([.C91]*[.$G$1])&amp;CHAR(34)&amp;&quot;&gt;&quot;" office:value-type="string" office:string-value="  &lt;img src=&quot;./09-hinge/images/separation-bottom-5.png&quot; alt=&quot;Separation bottom 5&quot; width=&quot;639&quot;&gt;" calcext:value-type="string">
            <text:p>  &lt;img src="./09-hinge/images/separation-bottom-5.png" alt="Separation bottom 5" width="63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eparation-bottom-6.png</text:p>
          </table:table-cell>
          <table:table-cell table:style-name="ce2" office:value-type="string" calcext:value-type="string">
            <text:p>C:\Users\henkj\IOT\DesigningHousingsInFreeCAD\09-hinge\images\separation-bottom-6.png</text:p>
          </table:table-cell>
          <table:table-cell table:style-name="ce2" office:value-type="float" office:value="1244" calcext:value-type="float">
            <text:p>1244</text:p>
          </table:table-cell>
          <table:table-cell table:style-name="ce2" office:value-type="float" office:value="430" calcext:value-type="float">
            <text:p>430</text:p>
          </table:table-cell>
          <table:table-cell table:style-name="ce2"/>
          <table:table-cell table:style-name="ce4" table:formula="of:=&quot;  &lt;img src=&quot;&amp;CHAR(34)&amp;SUBSTITUTE(SUBSTITUTE([.B92];[.$G$2];&quot;.&quot;);&quot;\&quot;;&quot;/&quot;)&amp; CHAR(34) &amp; &quot; alt=&quot;&amp;CHAR(34)&amp;UPPER(LEFT(SUBSTITUTE([.A92];&quot;.png&quot;;&quot;&quot;);1))&amp;LOWER(MID(SUBSTITUTE(SUBSTITUTE([.A92];&quot;.png&quot;;&quot;&quot;);&quot;-&quot;;&quot; &quot;);2;255))&amp;CHAR(34)&amp;&quot; width=&quot;&amp;CHAR(34)&amp;ROUND([.C92]*[.$G$1])&amp;CHAR(34)&amp;&quot;&gt;&quot;" office:value-type="string" office:string-value="  &lt;img src=&quot;./09-hinge/images/separation-bottom-6.png&quot; alt=&quot;Separation bottom 6&quot; width=&quot;933&quot;&gt;" calcext:value-type="string">
            <text:p>  &lt;img src="./09-hinge/images/separation-bottom-6.png" alt="Separation bottom 6" width="933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eparation-bottom-7.png</text:p>
          </table:table-cell>
          <table:table-cell table:style-name="ce2" office:value-type="string" calcext:value-type="string">
            <text:p>C:\Users\henkj\IOT\DesigningHousingsInFreeCAD\09-hinge\images\separation-bottom-7.png</text:p>
          </table:table-cell>
          <table:table-cell table:style-name="ce2" office:value-type="float" office:value="1013" calcext:value-type="float">
            <text:p>1013</text:p>
          </table:table-cell>
          <table:table-cell table:style-name="ce2" office:value-type="float" office:value="305" calcext:value-type="float">
            <text:p>305</text:p>
          </table:table-cell>
          <table:table-cell table:style-name="ce2"/>
          <table:table-cell table:style-name="ce4" table:formula="of:=&quot;  &lt;img src=&quot;&amp;CHAR(34)&amp;SUBSTITUTE(SUBSTITUTE([.B93];[.$G$2];&quot;.&quot;);&quot;\&quot;;&quot;/&quot;)&amp; CHAR(34) &amp; &quot; alt=&quot;&amp;CHAR(34)&amp;UPPER(LEFT(SUBSTITUTE([.A93];&quot;.png&quot;;&quot;&quot;);1))&amp;LOWER(MID(SUBSTITUTE(SUBSTITUTE([.A93];&quot;.png&quot;;&quot;&quot;);&quot;-&quot;;&quot; &quot;);2;255))&amp;CHAR(34)&amp;&quot; width=&quot;&amp;CHAR(34)&amp;ROUND([.C93]*[.$G$1])&amp;CHAR(34)&amp;&quot;&gt;&quot;" office:value-type="string" office:string-value="  &lt;img src=&quot;./09-hinge/images/separation-bottom-7.png&quot; alt=&quot;Separation bottom 7&quot; width=&quot;760&quot;&gt;" calcext:value-type="string">
            <text:p>  &lt;img src="./09-hinge/images/separation-bottom-7.png" alt="Separation bottom 7" width="760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eparation-bottom-8.png</text:p>
          </table:table-cell>
          <table:table-cell table:style-name="ce2" office:value-type="string" calcext:value-type="string">
            <text:p>C:\Users\henkj\IOT\DesigningHousingsInFreeCAD\09-hinge\images\separation-bottom-8.png</text:p>
          </table:table-cell>
          <table:table-cell table:style-name="ce2" office:value-type="float" office:value="1321" calcext:value-type="float">
            <text:p>1321</text:p>
          </table:table-cell>
          <table:table-cell table:style-name="ce2" office:value-type="float" office:value="508" calcext:value-type="float">
            <text:p>508</text:p>
          </table:table-cell>
          <table:table-cell table:style-name="ce2"/>
          <table:table-cell table:style-name="ce4" table:formula="of:=&quot;  &lt;img src=&quot;&amp;CHAR(34)&amp;SUBSTITUTE(SUBSTITUTE([.B94];[.$G$2];&quot;.&quot;);&quot;\&quot;;&quot;/&quot;)&amp; CHAR(34) &amp; &quot; alt=&quot;&amp;CHAR(34)&amp;UPPER(LEFT(SUBSTITUTE([.A94];&quot;.png&quot;;&quot;&quot;);1))&amp;LOWER(MID(SUBSTITUTE(SUBSTITUTE([.A94];&quot;.png&quot;;&quot;&quot;);&quot;-&quot;;&quot; &quot;);2;255))&amp;CHAR(34)&amp;&quot; width=&quot;&amp;CHAR(34)&amp;ROUND([.C94]*[.$G$1])&amp;CHAR(34)&amp;&quot;&gt;&quot;" office:value-type="string" office:string-value="  &lt;img src=&quot;./09-hinge/images/separation-bottom-8.png&quot; alt=&quot;Separation bottom 8&quot; width=&quot;991&quot;&gt;" calcext:value-type="string">
            <text:p>  &lt;img src="./09-hinge/images/separation-bottom-8.png" alt="Separation bottom 8" width="991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eparation-top.png</text:p>
          </table:table-cell>
          <table:table-cell table:style-name="ce2" office:value-type="string" calcext:value-type="string">
            <text:p>C:\Users\henkj\IOT\DesigningHousingsInFreeCAD\09-hinge\images\separation-top.png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552" calcext:value-type="float">
            <text:p>552</text:p>
          </table:table-cell>
          <table:table-cell table:style-name="ce2"/>
          <table:table-cell table:style-name="ce4" table:formula="of:=&quot;  &lt;img src=&quot;&amp;CHAR(34)&amp;SUBSTITUTE(SUBSTITUTE([.B95];[.$G$2];&quot;.&quot;);&quot;\&quot;;&quot;/&quot;)&amp; CHAR(34) &amp; &quot; alt=&quot;&amp;CHAR(34)&amp;UPPER(LEFT(SUBSTITUTE([.A95];&quot;.png&quot;;&quot;&quot;);1))&amp;LOWER(MID(SUBSTITUTE(SUBSTITUTE([.A95];&quot;.png&quot;;&quot;&quot;);&quot;-&quot;;&quot; &quot;);2;255))&amp;CHAR(34)&amp;&quot; width=&quot;&amp;CHAR(34)&amp;ROUND([.C95]*[.$G$1])&amp;CHAR(34)&amp;&quot;&gt;&quot;" office:value-type="string" office:string-value="  &lt;img src=&quot;./09-hinge/images/separation-top.png&quot; alt=&quot;Separation top&quot; width=&quot;1079&quot;&gt;" calcext:value-type="string">
            <text:p>  &lt;img src="./09-hinge/images/separation-top.png" alt="Separation top" width="107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ketch-hinge-right.png</text:p>
          </table:table-cell>
          <table:table-cell table:style-name="ce2" office:value-type="string" calcext:value-type="string">
            <text:p>C:\Users\henkj\IOT\DesigningHousingsInFreeCAD\09-hinge\images\sketch-hinge-right.png</text:p>
          </table:table-cell>
          <table:table-cell table:style-name="ce2" office:value-type="float" office:value="702" calcext:value-type="float">
            <text:p>702</text:p>
          </table:table-cell>
          <table:table-cell table:style-name="ce2" office:value-type="float" office:value="672" calcext:value-type="float">
            <text:p>672</text:p>
          </table:table-cell>
          <table:table-cell table:style-name="ce2"/>
          <table:table-cell table:style-name="ce4" table:formula="of:=&quot;  &lt;img src=&quot;&amp;CHAR(34)&amp;SUBSTITUTE(SUBSTITUTE([.B96];[.$G$2];&quot;.&quot;);&quot;\&quot;;&quot;/&quot;)&amp; CHAR(34) &amp; &quot; alt=&quot;&amp;CHAR(34)&amp;UPPER(LEFT(SUBSTITUTE([.A96];&quot;.png&quot;;&quot;&quot;);1))&amp;LOWER(MID(SUBSTITUTE(SUBSTITUTE([.A96];&quot;.png&quot;;&quot;&quot;);&quot;-&quot;;&quot; &quot;);2;255))&amp;CHAR(34)&amp;&quot; width=&quot;&amp;CHAR(34)&amp;ROUND([.C96]*[.$G$1])&amp;CHAR(34)&amp;&quot;&gt;&quot;" office:value-type="string" office:string-value="  &lt;img src=&quot;./09-hinge/images/sketch-hinge-right.png&quot; alt=&quot;Sketch hinge right&quot; width=&quot;527&quot;&gt;" calcext:value-type="string">
            <text:p>  &lt;img src="./09-hinge/images/sketch-hinge-right.png" alt="Sketch hinge right" width="527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ketch-hinge-top.png</text:p>
          </table:table-cell>
          <table:table-cell table:style-name="ce2" office:value-type="string" calcext:value-type="string">
            <text:p>C:\Users\henkj\IOT\DesigningHousingsInFreeCAD\09-hinge\images\sketch-hinge-top.png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float" office:value="337" calcext:value-type="float">
            <text:p>337</text:p>
          </table:table-cell>
          <table:table-cell table:style-name="ce2"/>
          <table:table-cell table:style-name="ce4" table:formula="of:=&quot;  &lt;img src=&quot;&amp;CHAR(34)&amp;SUBSTITUTE(SUBSTITUTE([.B97];[.$G$2];&quot;.&quot;);&quot;\&quot;;&quot;/&quot;)&amp; CHAR(34) &amp; &quot; alt=&quot;&amp;CHAR(34)&amp;UPPER(LEFT(SUBSTITUTE([.A97];&quot;.png&quot;;&quot;&quot;);1))&amp;LOWER(MID(SUBSTITUTE(SUBSTITUTE([.A97];&quot;.png&quot;;&quot;&quot;);&quot;-&quot;;&quot; &quot;);2;255))&amp;CHAR(34)&amp;&quot; width=&quot;&amp;CHAR(34)&amp;ROUND([.C97]*[.$G$1])&amp;CHAR(34)&amp;&quot;&gt;&quot;" office:value-type="string" office:string-value="  &lt;img src=&quot;./09-hinge/images/sketch-hinge-top.png&quot; alt=&quot;Sketch hinge top&quot; width=&quot;605&quot;&gt;" calcext:value-type="string">
            <text:p>  &lt;img src="./09-hinge/images/sketch-hinge-top.png" alt="Sketch hinge top" width="605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ketches-hinge.png</text:p>
          </table:table-cell>
          <table:table-cell table:style-name="ce2" office:value-type="string" calcext:value-type="string">
            <text:p>C:\Users\henkj\IOT\DesigningHousingsInFreeCAD\09-hinge\images\sketches-hinge.png</text:p>
          </table:table-cell>
          <table:table-cell table:style-name="ce2" office:value-type="float" office:value="1399" calcext:value-type="float">
            <text:p>1399</text:p>
          </table:table-cell>
          <table:table-cell table:style-name="ce2" office:value-type="float" office:value="396" calcext:value-type="float">
            <text:p>396</text:p>
          </table:table-cell>
          <table:table-cell table:style-name="ce2"/>
          <table:table-cell table:style-name="ce4" table:formula="of:=&quot;  &lt;img src=&quot;&amp;CHAR(34)&amp;SUBSTITUTE(SUBSTITUTE([.B98];[.$G$2];&quot;.&quot;);&quot;\&quot;;&quot;/&quot;)&amp; CHAR(34) &amp; &quot; alt=&quot;&amp;CHAR(34)&amp;UPPER(LEFT(SUBSTITUTE([.A98];&quot;.png&quot;;&quot;&quot;);1))&amp;LOWER(MID(SUBSTITUTE(SUBSTITUTE([.A98];&quot;.png&quot;;&quot;&quot;);&quot;-&quot;;&quot; &quot;);2;255))&amp;CHAR(34)&amp;&quot; width=&quot;&amp;CHAR(34)&amp;ROUND([.C98]*[.$G$1])&amp;CHAR(34)&amp;&quot;&gt;&quot;" office:value-type="string" office:string-value="  &lt;img src=&quot;./09-hinge/images/sketches-hinge.png&quot; alt=&quot;Sketches hinge&quot; width=&quot;1049&quot;&gt;" calcext:value-type="string">
            <text:p>  &lt;img src="./09-hinge/images/sketches-hinge.png" alt="Sketches hinge" width="104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ketches-housing.png</text:p>
          </table:table-cell>
          <table:table-cell table:style-name="ce2" office:value-type="string" calcext:value-type="string">
            <text:p>C:\Users\henkj\IOT\DesigningHousingsInFreeCAD\09-hinge\images\sketches-housing.png</text:p>
          </table:table-cell>
          <table:table-cell table:style-name="ce2" office:value-type="float" office:value="1533" calcext:value-type="float">
            <text:p>1533</text:p>
          </table:table-cell>
          <table:table-cell table:style-name="ce2" office:value-type="float" office:value="393" calcext:value-type="float">
            <text:p>393</text:p>
          </table:table-cell>
          <table:table-cell table:style-name="ce2"/>
          <table:table-cell table:style-name="ce4" table:formula="of:=&quot;  &lt;img src=&quot;&amp;CHAR(34)&amp;SUBSTITUTE(SUBSTITUTE([.B99];[.$G$2];&quot;.&quot;);&quot;\&quot;;&quot;/&quot;)&amp; CHAR(34) &amp; &quot; alt=&quot;&amp;CHAR(34)&amp;UPPER(LEFT(SUBSTITUTE([.A99];&quot;.png&quot;;&quot;&quot;);1))&amp;LOWER(MID(SUBSTITUTE(SUBSTITUTE([.A99];&quot;.png&quot;;&quot;&quot;);&quot;-&quot;;&quot; &quot;);2;255))&amp;CHAR(34)&amp;&quot; width=&quot;&amp;CHAR(34)&amp;ROUND([.C99]*[.$G$1])&amp;CHAR(34)&amp;&quot;&gt;&quot;" office:value-type="string" office:string-value="  &lt;img src=&quot;./09-hinge/images/sketches-housing.png&quot; alt=&quot;Sketches housing&quot; width=&quot;1150&quot;&gt;" calcext:value-type="string">
            <text:p>  &lt;img src="./09-hinge/images/sketches-housing.png" alt="Sketches housing" width="1150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assembly.png</text:p>
          </table:table-cell>
          <table:table-cell table:style-name="ce2" office:value-type="string" calcext:value-type="string">
            <text:p>C:\Users\henkj\IOT\DesigningHousingsInFreeCAD\10-referencing-external-parts\images\create-assembly.png</text:p>
          </table:table-cell>
          <table:table-cell table:style-name="ce2" office:value-type="float" office:value="1593" calcext:value-type="float">
            <text:p>1593</text:p>
          </table:table-cell>
          <table:table-cell table:style-name="ce2" office:value-type="float" office:value="870" calcext:value-type="float">
            <text:p>870</text:p>
          </table:table-cell>
          <table:table-cell table:style-name="ce2"/>
          <table:table-cell table:style-name="ce4" table:formula="of:=&quot;  &lt;img src=&quot;&amp;CHAR(34)&amp;SUBSTITUTE(SUBSTITUTE([.B100];[.$G$2];&quot;.&quot;);&quot;\&quot;;&quot;/&quot;)&amp; CHAR(34) &amp; &quot; alt=&quot;&amp;CHAR(34)&amp;UPPER(LEFT(SUBSTITUTE([.A100];&quot;.png&quot;;&quot;&quot;);1))&amp;LOWER(MID(SUBSTITUTE(SUBSTITUTE([.A100];&quot;.png&quot;;&quot;&quot;);&quot;-&quot;;&quot; &quot;);2;255))&amp;CHAR(34)&amp;&quot; width=&quot;&amp;CHAR(34)&amp;ROUND([.C100]*[.$G$1])&amp;CHAR(34)&amp;&quot;&gt;&quot;" office:value-type="string" office:string-value="  &lt;img src=&quot;./10-referencing-external-parts/images/create-assembly.png&quot; alt=&quot;Create assembly&quot; width=&quot;1195&quot;&gt;" calcext:value-type="string">
            <text:p>  &lt;img src="./10-referencing-external-parts/images/create-assembly.png" alt="Create assembly" width="1195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flange-part-1.png</text:p>
          </table:table-cell>
          <table:table-cell table:style-name="ce2" office:value-type="string" calcext:value-type="string">
            <text:p>C:\Users\henkj\IOT\DesigningHousingsInFreeCAD\10-referencing-external-parts\images\create-flange-part-1.png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float" office:value="527" calcext:value-type="float">
            <text:p>527</text:p>
          </table:table-cell>
          <table:table-cell table:style-name="ce2"/>
          <table:table-cell table:style-name="ce4" table:formula="of:=&quot;  &lt;img src=&quot;&amp;CHAR(34)&amp;SUBSTITUTE(SUBSTITUTE([.B101];[.$G$2];&quot;.&quot;);&quot;\&quot;;&quot;/&quot;)&amp; CHAR(34) &amp; &quot; alt=&quot;&amp;CHAR(34)&amp;UPPER(LEFT(SUBSTITUTE([.A101];&quot;.png&quot;;&quot;&quot;);1))&amp;LOWER(MID(SUBSTITUTE(SUBSTITUTE([.A101];&quot;.png&quot;;&quot;&quot;);&quot;-&quot;;&quot; &quot;);2;255))&amp;CHAR(34)&amp;&quot; width=&quot;&amp;CHAR(34)&amp;ROUND([.C101]*[.$G$1])&amp;CHAR(34)&amp;&quot;&gt;&quot;" office:value-type="string" office:string-value="  &lt;img src=&quot;./10-referencing-external-parts/images/create-flange-part-1.png&quot; alt=&quot;Create flange part 1&quot; width=&quot;569&quot;&gt;" calcext:value-type="string">
            <text:p>  &lt;img src="./10-referencing-external-parts/images/create-flange-part-1.png" alt="Create flange part 1" width="56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flange-part-2.png</text:p>
          </table:table-cell>
          <table:table-cell table:style-name="ce2" office:value-type="string" calcext:value-type="string">
            <text:p>C:\Users\henkj\IOT\DesigningHousingsInFreeCAD\10-referencing-external-parts\images\create-flange-part-2.png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float" office:value="682" calcext:value-type="float">
            <text:p>682</text:p>
          </table:table-cell>
          <table:table-cell table:style-name="ce2"/>
          <table:table-cell table:style-name="ce4" table:formula="of:=&quot;  &lt;img src=&quot;&amp;CHAR(34)&amp;SUBSTITUTE(SUBSTITUTE([.B102];[.$G$2];&quot;.&quot;);&quot;\&quot;;&quot;/&quot;)&amp; CHAR(34) &amp; &quot; alt=&quot;&amp;CHAR(34)&amp;UPPER(LEFT(SUBSTITUTE([.A102];&quot;.png&quot;;&quot;&quot;);1))&amp;LOWER(MID(SUBSTITUTE(SUBSTITUTE([.A102];&quot;.png&quot;;&quot;&quot;);&quot;-&quot;;&quot; &quot;);2;255))&amp;CHAR(34)&amp;&quot; width=&quot;&amp;CHAR(34)&amp;ROUND([.C102]*[.$G$1])&amp;CHAR(34)&amp;&quot;&gt;&quot;" office:value-type="string" office:string-value="  &lt;img src=&quot;./10-referencing-external-parts/images/create-flange-part-2.png&quot; alt=&quot;Create flange part 2&quot; width=&quot;606&quot;&gt;" calcext:value-type="string">
            <text:p>  &lt;img src="./10-referencing-external-parts/images/create-flange-part-2.png" alt="Create flange part 2" width="606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link-button.png</text:p>
          </table:table-cell>
          <table:table-cell table:style-name="ce2" office:value-type="string" calcext:value-type="string">
            <text:p>C:\Users\henkj\IOT\DesigningHousingsInFreeCAD\10-referencing-external-parts\images\create-link-button.png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2"/>
          <table:table-cell table:style-name="ce4" table:formula="of:=&quot;  &lt;img src=&quot;&amp;CHAR(34)&amp;SUBSTITUTE(SUBSTITUTE([.B103];[.$G$2];&quot;.&quot;);&quot;\&quot;;&quot;/&quot;)&amp; CHAR(34) &amp; &quot; alt=&quot;&amp;CHAR(34)&amp;UPPER(LEFT(SUBSTITUTE([.A103];&quot;.png&quot;;&quot;&quot;);1))&amp;LOWER(MID(SUBSTITUTE(SUBSTITUTE([.A103];&quot;.png&quot;;&quot;&quot;);&quot;-&quot;;&quot; &quot;);2;255))&amp;CHAR(34)&amp;&quot; width=&quot;&amp;CHAR(34)&amp;ROUND([.C103]*[.$G$1])&amp;CHAR(34)&amp;&quot;&gt;&quot;" office:value-type="string" office:string-value="  &lt;img src=&quot;./10-referencing-external-parts/images/create-link-button.png&quot; alt=&quot;Create link button&quot; width=&quot;21&quot;&gt;" calcext:value-type="string">
            <text:p>  &lt;img src="./10-referencing-external-parts/images/create-link-button.png" alt="Create link button" width="21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link-to-skeleton.png</text:p>
          </table:table-cell>
          <table:table-cell table:style-name="ce2" office:value-type="string" calcext:value-type="string">
            <text:p>C:\Users\henkj\IOT\DesigningHousingsInFreeCAD\10-referencing-external-parts\images\create-link-to-skeleton.png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float" office:value="781" calcext:value-type="float">
            <text:p>781</text:p>
          </table:table-cell>
          <table:table-cell table:style-name="ce2"/>
          <table:table-cell table:style-name="ce4" table:formula="of:=&quot;  &lt;img src=&quot;&amp;CHAR(34)&amp;SUBSTITUTE(SUBSTITUTE([.B104];[.$G$2];&quot;.&quot;);&quot;\&quot;;&quot;/&quot;)&amp; CHAR(34) &amp; &quot; alt=&quot;&amp;CHAR(34)&amp;UPPER(LEFT(SUBSTITUTE([.A104];&quot;.png&quot;;&quot;&quot;);1))&amp;LOWER(MID(SUBSTITUTE(SUBSTITUTE([.A104];&quot;.png&quot;;&quot;&quot;);&quot;-&quot;;&quot; &quot;);2;255))&amp;CHAR(34)&amp;&quot; width=&quot;&amp;CHAR(34)&amp;ROUND([.C104]*[.$G$1])&amp;CHAR(34)&amp;&quot;&gt;&quot;" office:value-type="string" office:string-value="  &lt;img src=&quot;./10-referencing-external-parts/images/create-link-to-skeleton.png&quot; alt=&quot;Create link to skeleton&quot; width=&quot;941&quot;&gt;" calcext:value-type="string">
            <text:p>  &lt;img src="./10-referencing-external-parts/images/create-link-to-skeleton.png" alt="Create link to skeleton" width="941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pipe-part.png</text:p>
          </table:table-cell>
          <table:table-cell table:style-name="ce2" office:value-type="string" calcext:value-type="string">
            <text:p>C:\Users\henkj\IOT\DesigningHousingsInFreeCAD\10-referencing-external-parts\images\create-pipe-part.png</text:p>
          </table:table-cell>
          <table:table-cell table:style-name="ce2" office:value-type="float" office:value="841" calcext:value-type="float">
            <text:p>841</text:p>
          </table:table-cell>
          <table:table-cell table:style-name="ce2" office:value-type="float" office:value="653" calcext:value-type="float">
            <text:p>653</text:p>
          </table:table-cell>
          <table:table-cell table:style-name="ce2"/>
          <table:table-cell table:style-name="ce4" table:formula="of:=&quot;  &lt;img src=&quot;&amp;CHAR(34)&amp;SUBSTITUTE(SUBSTITUTE([.B105];[.$G$2];&quot;.&quot;);&quot;\&quot;;&quot;/&quot;)&amp; CHAR(34) &amp; &quot; alt=&quot;&amp;CHAR(34)&amp;UPPER(LEFT(SUBSTITUTE([.A105];&quot;.png&quot;;&quot;&quot;);1))&amp;LOWER(MID(SUBSTITUTE(SUBSTITUTE([.A105];&quot;.png&quot;;&quot;&quot;);&quot;-&quot;;&quot; &quot;);2;255))&amp;CHAR(34)&amp;&quot; width=&quot;&amp;CHAR(34)&amp;ROUND([.C105]*[.$G$1])&amp;CHAR(34)&amp;&quot;&gt;&quot;" office:value-type="string" office:string-value="  &lt;img src=&quot;./10-referencing-external-parts/images/create-pipe-part.png&quot; alt=&quot;Create pipe part&quot; width=&quot;631&quot;&gt;" calcext:value-type="string">
            <text:p>  &lt;img src="./10-referencing-external-parts/images/create-pipe-part.png" alt="Create pipe part" width="631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import-flange-in-assembly.png</text:p>
          </table:table-cell>
          <table:table-cell table:style-name="ce2" office:value-type="string" calcext:value-type="string">
            <text:p>C:\Users\henkj\IOT\DesigningHousingsInFreeCAD\10-referencing-external-parts\images\import-flange-in-assembly.png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466" calcext:value-type="float">
            <text:p>466</text:p>
          </table:table-cell>
          <table:table-cell table:style-name="ce2"/>
          <table:table-cell table:style-name="ce4" table:formula="of:=&quot;  &lt;img src=&quot;&amp;CHAR(34)&amp;SUBSTITUTE(SUBSTITUTE([.B106];[.$G$2];&quot;.&quot;);&quot;\&quot;;&quot;/&quot;)&amp; CHAR(34) &amp; &quot; alt=&quot;&amp;CHAR(34)&amp;UPPER(LEFT(SUBSTITUTE([.A106];&quot;.png&quot;;&quot;&quot;);1))&amp;LOWER(MID(SUBSTITUTE(SUBSTITUTE([.A106];&quot;.png&quot;;&quot;&quot;);&quot;-&quot;;&quot; &quot;);2;255))&amp;CHAR(34)&amp;&quot; width=&quot;&amp;CHAR(34)&amp;ROUND([.C106]*[.$G$1])&amp;CHAR(34)&amp;&quot;&gt;&quot;" office:value-type="string" office:string-value="  &lt;img src=&quot;./10-referencing-external-parts/images/import-flange-in-assembly.png&quot; alt=&quot;Import flange in assembly&quot; width=&quot;578&quot;&gt;" calcext:value-type="string">
            <text:p>  &lt;img src="./10-referencing-external-parts/images/import-flange-in-assembly.png" alt="Import flange in assembly" width="578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import-pipe-in-assembly.png</text:p>
          </table:table-cell>
          <table:table-cell table:style-name="ce2" office:value-type="string" calcext:value-type="string">
            <text:p>C:\Users\henkj\IOT\DesigningHousingsInFreeCAD\10-referencing-external-parts\images\import-pipe-in-assembly.png</text:p>
          </table:table-cell>
          <table:table-cell table:style-name="ce2" office:value-type="float" office:value="1250" calcext:value-type="float">
            <text:p>1250</text:p>
          </table:table-cell>
          <table:table-cell table:style-name="ce2" office:value-type="float" office:value="815" calcext:value-type="float">
            <text:p>815</text:p>
          </table:table-cell>
          <table:table-cell table:style-name="ce2"/>
          <table:table-cell table:style-name="ce4" table:formula="of:=&quot;  &lt;img src=&quot;&amp;CHAR(34)&amp;SUBSTITUTE(SUBSTITUTE([.B107];[.$G$2];&quot;.&quot;);&quot;\&quot;;&quot;/&quot;)&amp; CHAR(34) &amp; &quot; alt=&quot;&amp;CHAR(34)&amp;UPPER(LEFT(SUBSTITUTE([.A107];&quot;.png&quot;;&quot;&quot;);1))&amp;LOWER(MID(SUBSTITUTE(SUBSTITUTE([.A107];&quot;.png&quot;;&quot;&quot;);&quot;-&quot;;&quot; &quot;);2;255))&amp;CHAR(34)&amp;&quot; width=&quot;&amp;CHAR(34)&amp;ROUND([.C107]*[.$G$1])&amp;CHAR(34)&amp;&quot;&gt;&quot;" office:value-type="string" office:string-value="  &lt;img src=&quot;./10-referencing-external-parts/images/import-pipe-in-assembly.png&quot; alt=&quot;Import pipe in assembly&quot; width=&quot;938&quot;&gt;" calcext:value-type="string">
            <text:p>  &lt;img src="./10-referencing-external-parts/images/import-pipe-in-assembly.png" alt="Import pipe in assembly" width="938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keleton-part.png</text:p>
          </table:table-cell>
          <table:table-cell table:style-name="ce2" office:value-type="string" calcext:value-type="string">
            <text:p>C:\Users\henkj\IOT\DesigningHousingsInFreeCAD\10-referencing-external-parts\images\skeleton-part.png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float" office:value="578" calcext:value-type="float">
            <text:p>578</text:p>
          </table:table-cell>
          <table:table-cell table:style-name="ce2"/>
          <table:table-cell table:style-name="ce4" table:formula="of:=&quot;  &lt;img src=&quot;&amp;CHAR(34)&amp;SUBSTITUTE(SUBSTITUTE([.B108];[.$G$2];&quot;.&quot;);&quot;\&quot;;&quot;/&quot;)&amp; CHAR(34) &amp; &quot; alt=&quot;&amp;CHAR(34)&amp;UPPER(LEFT(SUBSTITUTE([.A108];&quot;.png&quot;;&quot;&quot;);1))&amp;LOWER(MID(SUBSTITUTE(SUBSTITUTE([.A108];&quot;.png&quot;;&quot;&quot;);&quot;-&quot;;&quot; &quot;);2;255))&amp;CHAR(34)&amp;&quot; width=&quot;&amp;CHAR(34)&amp;ROUND([.C108]*[.$G$1])&amp;CHAR(34)&amp;&quot;&gt;&quot;" office:value-type="string" office:string-value="  &lt;img src=&quot;./10-referencing-external-parts/images/skeleton-part.png&quot; alt=&quot;Skeleton part&quot; width=&quot;587&quot;&gt;" calcext:value-type="string">
            <text:p>  &lt;img src="./10-referencing-external-parts/images/skeleton-part.png" alt="Skeleton part" width="587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ketch-hinge-top.png</text:p>
          </table:table-cell>
          <table:table-cell table:style-name="ce2" office:value-type="string" calcext:value-type="string">
            <text:p>C:\Users\henkj\IOT\DesigningHousingsInFreeCAD\09-hinge\sketch-hinge-top.png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float" office:value="337" calcext:value-type="float">
            <text:p>337</text:p>
          </table:table-cell>
          <table:table-cell table:style-name="ce2"/>
          <table:table-cell table:style-name="ce4" table:formula="of:=&quot;  &lt;img src=&quot;&amp;CHAR(34)&amp;SUBSTITUTE(SUBSTITUTE([.B109];[.$G$2];&quot;.&quot;);&quot;\&quot;;&quot;/&quot;)&amp; CHAR(34) &amp; &quot; alt=&quot;&amp;CHAR(34)&amp;UPPER(LEFT(SUBSTITUTE([.A109];&quot;.png&quot;;&quot;&quot;);1))&amp;LOWER(MID(SUBSTITUTE(SUBSTITUTE([.A109];&quot;.png&quot;;&quot;&quot;);&quot;-&quot;;&quot; &quot;);2;255))&amp;CHAR(34)&amp;&quot; width=&quot;&amp;CHAR(34)&amp;ROUND([.C109]*[.$G$1])&amp;CHAR(34)&amp;&quot;&gt;&quot;" office:value-type="string" office:string-value="  &lt;img src=&quot;./09-hinge/sketch-hinge-top.png&quot; alt=&quot;Sketch hinge top&quot; width=&quot;605&quot;&gt;" calcext:value-type="string">
            <text:p>  &lt;img src="./09-hinge/sketch-hinge-top.png" alt="Sketch hinge top" width="605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ketches-hinge.png</text:p>
          </table:table-cell>
          <table:table-cell table:style-name="ce2" office:value-type="string" calcext:value-type="string">
            <text:p>C:\Users\henkj\IOT\DesigningHousingsInFreeCAD\09-hinge\sketches-hinge.png</text:p>
          </table:table-cell>
          <table:table-cell table:style-name="ce2" office:value-type="float" office:value="1399" calcext:value-type="float">
            <text:p>1399</text:p>
          </table:table-cell>
          <table:table-cell table:style-name="ce2" office:value-type="float" office:value="396" calcext:value-type="float">
            <text:p>396</text:p>
          </table:table-cell>
          <table:table-cell table:style-name="ce2"/>
          <table:table-cell table:style-name="ce4" table:formula="of:=&quot;  &lt;img src=&quot;&amp;CHAR(34)&amp;SUBSTITUTE(SUBSTITUTE([.B110];[.$G$2];&quot;.&quot;);&quot;\&quot;;&quot;/&quot;)&amp; CHAR(34) &amp; &quot; alt=&quot;&amp;CHAR(34)&amp;UPPER(LEFT(SUBSTITUTE([.A110];&quot;.png&quot;;&quot;&quot;);1))&amp;LOWER(MID(SUBSTITUTE(SUBSTITUTE([.A110];&quot;.png&quot;;&quot;&quot;);&quot;-&quot;;&quot; &quot;);2;255))&amp;CHAR(34)&amp;&quot; width=&quot;&amp;CHAR(34)&amp;ROUND([.C110]*[.$G$1])&amp;CHAR(34)&amp;&quot;&gt;&quot;" office:value-type="string" office:string-value="  &lt;img src=&quot;./09-hinge/sketches-hinge.png&quot; alt=&quot;Sketches hinge&quot; width=&quot;1049&quot;&gt;" calcext:value-type="string">
            <text:p>  &lt;img src="./09-hinge/sketches-hinge.png" alt="Sketches hinge" width="104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ketches-housing.png</text:p>
          </table:table-cell>
          <table:table-cell table:style-name="ce2" office:value-type="string" calcext:value-type="string">
            <text:p>C:\Users\henkj\IOT\DesigningHousingsInFreeCAD\09-hinge\sketches-housing.png</text:p>
          </table:table-cell>
          <table:table-cell table:style-name="ce2" office:value-type="float" office:value="1533" calcext:value-type="float">
            <text:p>1533</text:p>
          </table:table-cell>
          <table:table-cell table:style-name="ce2" office:value-type="float" office:value="393" calcext:value-type="float">
            <text:p>393</text:p>
          </table:table-cell>
          <table:table-cell table:style-name="ce2"/>
          <table:table-cell table:style-name="ce4" table:formula="of:=&quot;  &lt;img src=&quot;&amp;CHAR(34)&amp;SUBSTITUTE(SUBSTITUTE([.B111];[.$G$2];&quot;.&quot;);&quot;\&quot;;&quot;/&quot;)&amp; CHAR(34) &amp; &quot; alt=&quot;&amp;CHAR(34)&amp;UPPER(LEFT(SUBSTITUTE([.A111];&quot;.png&quot;;&quot;&quot;);1))&amp;LOWER(MID(SUBSTITUTE(SUBSTITUTE([.A111];&quot;.png&quot;;&quot;&quot;);&quot;-&quot;;&quot; &quot;);2;255))&amp;CHAR(34)&amp;&quot; width=&quot;&amp;CHAR(34)&amp;ROUND([.C111]*[.$G$1])&amp;CHAR(34)&amp;&quot;&gt;&quot;" office:value-type="string" office:string-value="  &lt;img src=&quot;./09-hinge/sketches-housing.png&quot; alt=&quot;Sketches housing&quot; width=&quot;1150&quot;&gt;" calcext:value-type="string">
            <text:p>  &lt;img src="./09-hinge/sketches-housing.png" alt="Sketches housing" width="1150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assembly.png</text:p>
          </table:table-cell>
          <table:table-cell table:style-name="ce2" office:value-type="string" calcext:value-type="string">
            <text:p>C:\Users\henkj\IOT\DesigningHousingsInFreeCAD\10-referencing-external-parts\create-assembly.png</text:p>
          </table:table-cell>
          <table:table-cell table:style-name="ce2" office:value-type="float" office:value="1593" calcext:value-type="float">
            <text:p>1593</text:p>
          </table:table-cell>
          <table:table-cell table:style-name="ce2" office:value-type="float" office:value="870" calcext:value-type="float">
            <text:p>870</text:p>
          </table:table-cell>
          <table:table-cell table:style-name="ce2"/>
          <table:table-cell table:style-name="ce4" table:formula="of:=&quot;  &lt;img src=&quot;&amp;CHAR(34)&amp;SUBSTITUTE(SUBSTITUTE([.B112];[.$G$2];&quot;.&quot;);&quot;\&quot;;&quot;/&quot;)&amp; CHAR(34) &amp; &quot; alt=&quot;&amp;CHAR(34)&amp;UPPER(LEFT(SUBSTITUTE([.A112];&quot;.png&quot;;&quot;&quot;);1))&amp;LOWER(MID(SUBSTITUTE(SUBSTITUTE([.A112];&quot;.png&quot;;&quot;&quot;);&quot;-&quot;;&quot; &quot;);2;255))&amp;CHAR(34)&amp;&quot; width=&quot;&amp;CHAR(34)&amp;ROUND([.C112]*[.$G$1])&amp;CHAR(34)&amp;&quot;&gt;&quot;" office:value-type="string" office:string-value="  &lt;img src=&quot;./10-referencing-external-parts/create-assembly.png&quot; alt=&quot;Create assembly&quot; width=&quot;1195&quot;&gt;" calcext:value-type="string">
            <text:p>  &lt;img src="./10-referencing-external-parts/create-assembly.png" alt="Create assembly" width="1195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flange-part-1.png</text:p>
          </table:table-cell>
          <table:table-cell table:style-name="ce2" office:value-type="string" calcext:value-type="string">
            <text:p>C:\Users\henkj\IOT\DesigningHousingsInFreeCAD\10-referencing-external-parts\create-flange-part-1.png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float" office:value="527" calcext:value-type="float">
            <text:p>527</text:p>
          </table:table-cell>
          <table:table-cell table:style-name="ce2"/>
          <table:table-cell table:style-name="ce4" table:formula="of:=&quot;  &lt;img src=&quot;&amp;CHAR(34)&amp;SUBSTITUTE(SUBSTITUTE([.B113];[.$G$2];&quot;.&quot;);&quot;\&quot;;&quot;/&quot;)&amp; CHAR(34) &amp; &quot; alt=&quot;&amp;CHAR(34)&amp;UPPER(LEFT(SUBSTITUTE([.A113];&quot;.png&quot;;&quot;&quot;);1))&amp;LOWER(MID(SUBSTITUTE(SUBSTITUTE([.A113];&quot;.png&quot;;&quot;&quot;);&quot;-&quot;;&quot; &quot;);2;255))&amp;CHAR(34)&amp;&quot; width=&quot;&amp;CHAR(34)&amp;ROUND([.C113]*[.$G$1])&amp;CHAR(34)&amp;&quot;&gt;&quot;" office:value-type="string" office:string-value="  &lt;img src=&quot;./10-referencing-external-parts/create-flange-part-1.png&quot; alt=&quot;Create flange part 1&quot; width=&quot;569&quot;&gt;" calcext:value-type="string">
            <text:p>  &lt;img src="./10-referencing-external-parts/create-flange-part-1.png" alt="Create flange part 1" width="56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flange-part-2.png</text:p>
          </table:table-cell>
          <table:table-cell table:style-name="ce2" office:value-type="string" calcext:value-type="string">
            <text:p>C:\Users\henkj\IOT\DesigningHousingsInFreeCAD\10-referencing-external-parts\create-flange-part-2.png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float" office:value="682" calcext:value-type="float">
            <text:p>682</text:p>
          </table:table-cell>
          <table:table-cell table:style-name="ce2"/>
          <table:table-cell table:style-name="ce4" table:formula="of:=&quot;  &lt;img src=&quot;&amp;CHAR(34)&amp;SUBSTITUTE(SUBSTITUTE([.B114];[.$G$2];&quot;.&quot;);&quot;\&quot;;&quot;/&quot;)&amp; CHAR(34) &amp; &quot; alt=&quot;&amp;CHAR(34)&amp;UPPER(LEFT(SUBSTITUTE([.A114];&quot;.png&quot;;&quot;&quot;);1))&amp;LOWER(MID(SUBSTITUTE(SUBSTITUTE([.A114];&quot;.png&quot;;&quot;&quot;);&quot;-&quot;;&quot; &quot;);2;255))&amp;CHAR(34)&amp;&quot; width=&quot;&amp;CHAR(34)&amp;ROUND([.C114]*[.$G$1])&amp;CHAR(34)&amp;&quot;&gt;&quot;" office:value-type="string" office:string-value="  &lt;img src=&quot;./10-referencing-external-parts/create-flange-part-2.png&quot; alt=&quot;Create flange part 2&quot; width=&quot;606&quot;&gt;" calcext:value-type="string">
            <text:p>  &lt;img src="./10-referencing-external-parts/create-flange-part-2.png" alt="Create flange part 2" width="606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link-button.png</text:p>
          </table:table-cell>
          <table:table-cell table:style-name="ce2" office:value-type="string" calcext:value-type="string">
            <text:p>C:\Users\henkj\IOT\DesigningHousingsInFreeCAD\10-referencing-external-parts\create-link-button.png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2"/>
          <table:table-cell table:style-name="ce4" table:formula="of:=&quot;  &lt;img src=&quot;&amp;CHAR(34)&amp;SUBSTITUTE(SUBSTITUTE([.B115];[.$G$2];&quot;.&quot;);&quot;\&quot;;&quot;/&quot;)&amp; CHAR(34) &amp; &quot; alt=&quot;&amp;CHAR(34)&amp;UPPER(LEFT(SUBSTITUTE([.A115];&quot;.png&quot;;&quot;&quot;);1))&amp;LOWER(MID(SUBSTITUTE(SUBSTITUTE([.A115];&quot;.png&quot;;&quot;&quot;);&quot;-&quot;;&quot; &quot;);2;255))&amp;CHAR(34)&amp;&quot; width=&quot;&amp;CHAR(34)&amp;ROUND([.C115]*[.$G$1])&amp;CHAR(34)&amp;&quot;&gt;&quot;" office:value-type="string" office:string-value="  &lt;img src=&quot;./10-referencing-external-parts/create-link-button.png&quot; alt=&quot;Create link button&quot; width=&quot;21&quot;&gt;" calcext:value-type="string">
            <text:p>  &lt;img src="./10-referencing-external-parts/create-link-button.png" alt="Create link button" width="21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link-to-skeleton.png</text:p>
          </table:table-cell>
          <table:table-cell table:style-name="ce2" office:value-type="string" calcext:value-type="string">
            <text:p>C:\Users\henkj\IOT\DesigningHousingsInFreeCAD\10-referencing-external-parts\create-link-to-skeleton.png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float" office:value="781" calcext:value-type="float">
            <text:p>781</text:p>
          </table:table-cell>
          <table:table-cell table:style-name="ce2"/>
          <table:table-cell table:style-name="ce4" table:formula="of:=&quot;  &lt;img src=&quot;&amp;CHAR(34)&amp;SUBSTITUTE(SUBSTITUTE([.B116];[.$G$2];&quot;.&quot;);&quot;\&quot;;&quot;/&quot;)&amp; CHAR(34) &amp; &quot; alt=&quot;&amp;CHAR(34)&amp;UPPER(LEFT(SUBSTITUTE([.A116];&quot;.png&quot;;&quot;&quot;);1))&amp;LOWER(MID(SUBSTITUTE(SUBSTITUTE([.A116];&quot;.png&quot;;&quot;&quot;);&quot;-&quot;;&quot; &quot;);2;255))&amp;CHAR(34)&amp;&quot; width=&quot;&amp;CHAR(34)&amp;ROUND([.C116]*[.$G$1])&amp;CHAR(34)&amp;&quot;&gt;&quot;" office:value-type="string" office:string-value="  &lt;img src=&quot;./10-referencing-external-parts/create-link-to-skeleton.png&quot; alt=&quot;Create link to skeleton&quot; width=&quot;941&quot;&gt;" calcext:value-type="string">
            <text:p>  &lt;img src="./10-referencing-external-parts/create-link-to-skeleton.png" alt="Create link to skeleton" width="941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pipe-part.png</text:p>
          </table:table-cell>
          <table:table-cell table:style-name="ce2" office:value-type="string" calcext:value-type="string">
            <text:p>C:\Users\henkj\IOT\DesigningHousingsInFreeCAD\10-referencing-external-parts\create-pipe-part.png</text:p>
          </table:table-cell>
          <table:table-cell table:style-name="ce2" office:value-type="float" office:value="841" calcext:value-type="float">
            <text:p>841</text:p>
          </table:table-cell>
          <table:table-cell table:style-name="ce2" office:value-type="float" office:value="653" calcext:value-type="float">
            <text:p>653</text:p>
          </table:table-cell>
          <table:table-cell table:style-name="ce2"/>
          <table:table-cell table:style-name="ce4" table:formula="of:=&quot;  &lt;img src=&quot;&amp;CHAR(34)&amp;SUBSTITUTE(SUBSTITUTE([.B117];[.$G$2];&quot;.&quot;);&quot;\&quot;;&quot;/&quot;)&amp; CHAR(34) &amp; &quot; alt=&quot;&amp;CHAR(34)&amp;UPPER(LEFT(SUBSTITUTE([.A117];&quot;.png&quot;;&quot;&quot;);1))&amp;LOWER(MID(SUBSTITUTE(SUBSTITUTE([.A117];&quot;.png&quot;;&quot;&quot;);&quot;-&quot;;&quot; &quot;);2;255))&amp;CHAR(34)&amp;&quot; width=&quot;&amp;CHAR(34)&amp;ROUND([.C117]*[.$G$1])&amp;CHAR(34)&amp;&quot;&gt;&quot;" office:value-type="string" office:string-value="  &lt;img src=&quot;./10-referencing-external-parts/create-pipe-part.png&quot; alt=&quot;Create pipe part&quot; width=&quot;631&quot;&gt;" calcext:value-type="string">
            <text:p>  &lt;img src="./10-referencing-external-parts/create-pipe-part.png" alt="Create pipe part" width="631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import-flange-in-assembly.png</text:p>
          </table:table-cell>
          <table:table-cell table:style-name="ce2" office:value-type="string" calcext:value-type="string">
            <text:p>C:\Users\henkj\IOT\DesigningHousingsInFreeCAD\10-referencing-external-parts\import-flange-in-assembly.png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466" calcext:value-type="float">
            <text:p>466</text:p>
          </table:table-cell>
          <table:table-cell table:style-name="ce2"/>
          <table:table-cell table:style-name="ce4" table:formula="of:=&quot;  &lt;img src=&quot;&amp;CHAR(34)&amp;SUBSTITUTE(SUBSTITUTE([.B118];[.$G$2];&quot;.&quot;);&quot;\&quot;;&quot;/&quot;)&amp; CHAR(34) &amp; &quot; alt=&quot;&amp;CHAR(34)&amp;UPPER(LEFT(SUBSTITUTE([.A118];&quot;.png&quot;;&quot;&quot;);1))&amp;LOWER(MID(SUBSTITUTE(SUBSTITUTE([.A118];&quot;.png&quot;;&quot;&quot;);&quot;-&quot;;&quot; &quot;);2;255))&amp;CHAR(34)&amp;&quot; width=&quot;&amp;CHAR(34)&amp;ROUND([.C118]*[.$G$1])&amp;CHAR(34)&amp;&quot;&gt;&quot;" office:value-type="string" office:string-value="  &lt;img src=&quot;./10-referencing-external-parts/import-flange-in-assembly.png&quot; alt=&quot;Import flange in assembly&quot; width=&quot;578&quot;&gt;" calcext:value-type="string">
            <text:p>  &lt;img src="./10-referencing-external-parts/import-flange-in-assembly.png" alt="Import flange in assembly" width="578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import-pipe-in-assembly.png</text:p>
          </table:table-cell>
          <table:table-cell table:style-name="ce2" office:value-type="string" calcext:value-type="string">
            <text:p>C:\Users\henkj\IOT\DesigningHousingsInFreeCAD\10-referencing-external-parts\import-pipe-in-assembly.png</text:p>
          </table:table-cell>
          <table:table-cell table:style-name="ce2" office:value-type="float" office:value="1250" calcext:value-type="float">
            <text:p>1250</text:p>
          </table:table-cell>
          <table:table-cell table:style-name="ce2" office:value-type="float" office:value="815" calcext:value-type="float">
            <text:p>815</text:p>
          </table:table-cell>
          <table:table-cell table:style-name="ce2"/>
          <table:table-cell table:style-name="ce4" table:formula="of:=&quot;  &lt;img src=&quot;&amp;CHAR(34)&amp;SUBSTITUTE(SUBSTITUTE([.B119];[.$G$2];&quot;.&quot;);&quot;\&quot;;&quot;/&quot;)&amp; CHAR(34) &amp; &quot; alt=&quot;&amp;CHAR(34)&amp;UPPER(LEFT(SUBSTITUTE([.A119];&quot;.png&quot;;&quot;&quot;);1))&amp;LOWER(MID(SUBSTITUTE(SUBSTITUTE([.A119];&quot;.png&quot;;&quot;&quot;);&quot;-&quot;;&quot; &quot;);2;255))&amp;CHAR(34)&amp;&quot; width=&quot;&amp;CHAR(34)&amp;ROUND([.C119]*[.$G$1])&amp;CHAR(34)&amp;&quot;&gt;&quot;" office:value-type="string" office:string-value="  &lt;img src=&quot;./10-referencing-external-parts/import-pipe-in-assembly.png&quot; alt=&quot;Import pipe in assembly&quot; width=&quot;938&quot;&gt;" calcext:value-type="string">
            <text:p>  &lt;img src="./10-referencing-external-parts/import-pipe-in-assembly.png" alt="Import pipe in assembly" width="938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keleton-part.png</text:p>
          </table:table-cell>
          <table:table-cell table:style-name="ce2" office:value-type="string" calcext:value-type="string">
            <text:p>C:\Users\henkj\IOT\DesigningHousingsInFreeCAD\10-referencing-external-parts\skeleton-part.png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float" office:value="578" calcext:value-type="float">
            <text:p>578</text:p>
          </table:table-cell>
          <table:table-cell table:style-name="ce2"/>
          <table:table-cell table:style-name="ce4" table:formula="of:=&quot;  &lt;img src=&quot;&amp;CHAR(34)&amp;SUBSTITUTE(SUBSTITUTE([.B120];[.$G$2];&quot;.&quot;);&quot;\&quot;;&quot;/&quot;)&amp; CHAR(34) &amp; &quot; alt=&quot;&amp;CHAR(34)&amp;UPPER(LEFT(SUBSTITUTE([.A120];&quot;.png&quot;;&quot;&quot;);1))&amp;LOWER(MID(SUBSTITUTE(SUBSTITUTE([.A120];&quot;.png&quot;;&quot;&quot;);&quot;-&quot;;&quot; &quot;);2;255))&amp;CHAR(34)&amp;&quot; width=&quot;&amp;CHAR(34)&amp;ROUND([.C120]*[.$G$1])&amp;CHAR(34)&amp;&quot;&gt;&quot;" office:value-type="string" office:string-value="  &lt;img src=&quot;./10-referencing-external-parts/skeleton-part.png&quot; alt=&quot;Skeleton part&quot; width=&quot;587&quot;&gt;" calcext:value-type="string">
            <text:p>  &lt;img src="./10-referencing-external-parts/skeleton-part.png" alt="Skeleton part" width="587"&gt;</text:p>
          </table:table-cell>
          <table:table-cell table:style-name="ce2" table:number-columns-repeated="9"/>
        </table:table-row>
        <table:table-row table:style-name="ro1" table:number-rows-repeated="105">
          <table:table-cell table:style-name="ce2" table:number-columns-repeated="5"/>
          <table:table-cell table:style-name="ce4"/>
          <table:table-cell table:style-name="ce2" table:number-columns-repeated="9"/>
        </table:table-row>
        <table:table-row table:style-name="ro1" table:number-rows-repeated="104835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Calibri1" fo:font-family="Calibri" style:font-style-name="Regular" style:font-family-generic="swiss" style:font-pitch="variable" fo:font-size="10.5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/00/0000</text:date>, <text:time style:data-style-name="N2" text:time-value="12:21:38.9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5T18:08:31.699000000</meta:creation-date>
    <dc:date>2023-08-27T12:23:59.230000000</dc:date>
    <meta:editing-duration>PT13H3M17S</meta:editing-duration>
    <meta:editing-cycles>7</meta:editing-cycles>
    <meta:generator>LibreOffice/7.5.4.2$Windows_X86_64 LibreOffice_project/36ccfdc35048b057fd9854c757a8b67ec53977b6</meta:generator>
    <meta:document-statistic meta:table-count="1" meta:cell-count="593" meta:object-count="0"/>
  </office:meta>
</office:document-meta>
</file>